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6.51pt" svg:y="1148.68pt">
            <loext:p draw:notify-on-update-of-ranges="Sheet1.A4:Sheet1.A41 Sheet1.C4:Sheet1.C40 Sheet1.D3:Sheet1.D3 Sheet1.D4:Sheet1.D40 Sheet1.C4:Sheet1.C40 Sheet1.E3:Sheet1.E3 Sheet1.E4:Sheet1.E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17.05pt" svg:height="468pt" svg:x="481.52pt" svg:y="590.37pt">
            <loext:p draw:notify-on-update-of-ranges="Sheet1.C4:Sheet1.C40 Sheet1.B2:Sheet1.B2 Sheet1.F4:Sheet1.F40 Sheet1.I4:Sheet1.I40 Sheet1.H2:Sheet1.H2 Sheet1.L4:Sheet1.L40 Sheet1.O4:Sheet1.O40 Sheet1.N2:Sheet1.N2 Sheet1.R4:Sheet1.R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95pt" svg:height="299.51pt" svg:x="0pt" svg:y="1000.29pt">
            <loext:p draw:notify-on-update-of-ranges="Sheet1.A4:Sheet1.A41 Sheet1.C46:Sheet1.C102 Sheet1.A44:Sheet1.A44 Sheet1.D46:Sheet1.D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57.79pt" svg:y="1141.8pt">
            <loext:p draw:notify-on-update-of-ranges="Sheet1.A4:Sheet1.A41 Sheet1.I4:Sheet1.I40 Sheet1.J3:Sheet1.J3 Sheet1.J4:Sheet1.J40 Sheet1.I4:Sheet1.I40 Sheet1.K3:Sheet1.K3 Sheet1.K4:Sheet1.K4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2.63pt" svg:y="1141.77pt">
            <loext:p draw:notify-on-update-of-ranges="Sheet1.A4:Sheet1.A41 Sheet1.U4:Sheet1.U40 Sheet1.V3:Sheet1.V3 Sheet1.V4:Sheet1.V40 Sheet1.U4:Sheet1.U40 Sheet1.W3:Sheet1.W3 Sheet1.W4:Sheet1.W4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324.29pt" svg:y="1150.58pt">
            <loext:p draw:notify-on-update-of-ranges="Sheet1.A4:Sheet1.A41 Sheet1.O4:Sheet1.O40 Sheet1.P3:Sheet1.P3 Sheet1.P4:Sheet1.P40 Sheet1.O4:Sheet1.O40 Sheet1.Q3:Sheet1.Q3 Sheet1.Q4:Sheet1.Q4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反射光パワー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As Grown</text:p>
          </table:table-cell>
          <table:table-cell office:value-type="string" calcext:value-type="string">
            <text:p>レーザー温度:華氏91.4度</text:p>
          </table:table-cell>
          <table:table-cell table:number-columns-repeated="4"/>
          <table:table-cell office:value-type="string" calcext:value-type="string">
            <text:p>Annealed (600℃, 20min)</text:p>
          </table:table-cell>
          <table:table-cell office:value-type="string" calcext:value-type="string">
            <text:p>レーザー温度:華氏91.4度</text:p>
          </table:table-cell>
          <table:table-cell table:number-columns-repeated="4"/>
          <table:table-cell office:value-type="string" calcext:value-type="string">
            <text:p>Annealed (700℃, 16min)</text:p>
          </table:table-cell>
          <table:table-cell office:value-type="string" calcext:value-type="string">
            <text:p>レーザー温度:華氏91.4度</text:p>
          </table:table-cell>
          <table:table-cell table:number-columns-repeated="4"/>
          <table:table-cell office:value-type="string" calcext:value-type="string">
            <text:p>Annealed 700C 16min 2回目測定</text:p>
          </table:table-cell>
          <table:table-cell office:value-type="string" calcext:value-type="string">
            <text:p>レーザー温度:華氏91.4度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入射角度</text:p>
          </table:table-cell>
          <table:table-cell office:value-type="string" calcext:value-type="string">
            <text:p>金上構造なし</text:p>
          </table:table-cell>
          <table:table-cell office:value-type="string" calcext:value-type="string">
            <text:p>グレーティング構造</text:p>
          </table:table-cell>
          <table:table-cell office:value-type="string" calcext:value-type="string">
            <text:p>規格化された光強度</text:p>
          </table:table-cell>
          <table:table-cell table:number-columns-repeated="3"/>
          <table:table-cell office:value-type="string" calcext:value-type="string">
            <text:p>金ミラー</text:p>
          </table:table-cell>
          <table:table-cell office:value-type="string" calcext:value-type="string">
            <text:p>グレーティング</text:p>
          </table:table-cell>
          <table:table-cell office:value-type="string" calcext:value-type="string">
            <text:p>規格化された光強度</text:p>
          </table:table-cell>
          <table:table-cell table:number-columns-repeated="3"/>
          <table:table-cell office:value-type="string" calcext:value-type="string">
            <text:p>金ミラー</text:p>
          </table:table-cell>
          <table:table-cell office:value-type="string" calcext:value-type="string">
            <text:p>グレーティング</text:p>
          </table:table-cell>
          <table:table-cell office:value-type="string" calcext:value-type="string">
            <text:p>規格化された光強度</text:p>
          </table:table-cell>
          <table:table-cell table:number-columns-repeated="3"/>
          <table:table-cell office:value-type="string" calcext:value-type="string">
            <text:p>金ミラー</text:p>
          </table:table-cell>
          <table:table-cell office:value-type="string" calcext:value-type="string">
            <text:p>グレーティング</text:p>
          </table:table-cell>
          <table:table-cell office:value-type="string" calcext:value-type="string">
            <text:p>規格化された光強度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4]-72.5" office:value-type="float" office:value="14.5" calcext:value-type="float">
            <text:p>14.5</text:p>
          </table:table-cell>
          <table:table-cell office:value-type="float" office:value="74.1" calcext:value-type="float">
            <text:p>74.1</text:p>
          </table:table-cell>
          <table:table-cell office:value-type="float" office:value="70.3" calcext:value-type="float">
            <text:p>70.3</text:p>
          </table:table-cell>
          <table:table-cell table:formula="of:=[.E4]/[.D4]" office:value-type="float" office:value="0.948717948717949" calcext:value-type="float">
            <text:p>0.9487179487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H4]-72-25/60" office:value-type="float" office:value="14.5833333333333" calcext:value-type="float">
            <text:p>14.5833333333</text:p>
          </table:table-cell>
          <table:table-cell office:value-type="float" office:value="54.2" calcext:value-type="float">
            <text:p>54.2</text:p>
          </table:table-cell>
          <table:table-cell office:value-type="float" office:value="49" calcext:value-type="float">
            <text:p>49</text:p>
          </table:table-cell>
          <table:table-cell table:formula="of:=[.K4]/[.J4]" office:value-type="float" office:value="0.904059040590406" calcext:value-type="float">
            <text:p>0.9040590406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N4]-72-20/60" office:value-type="float" office:value="14.6666666666667" calcext:value-type="float">
            <text:p>14.6666666667</text:p>
          </table:table-cell>
          <table:table-cell office:value-type="float" office:value="55.7" calcext:value-type="float">
            <text:p>55.7</text:p>
          </table:table-cell>
          <table:table-cell office:value-type="float" office:value="45.7" calcext:value-type="float">
            <text:p>45.7</text:p>
          </table:table-cell>
          <table:table-cell table:formula="of:=[.Q4]/[.P4]" office:value-type="float" office:value="0.820466786355476" calcext:value-type="float">
            <text:p>0.8204667864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T4]-72-15/60" office:value-type="float" office:value="14.75" calcext:value-type="float">
            <text:p>14.75</text:p>
          </table:table-cell>
          <table:table-cell office:value-type="float" office:value="38.3" calcext:value-type="float">
            <text:p>38.3</text:p>
          </table:table-cell>
          <table:table-cell office:value-type="float" office:value="34.6" calcext:value-type="float">
            <text:p>34.6</text:p>
          </table:table-cell>
          <table:table-cell table:formula="of:=[.W4]/[.V4]" office:value-type="float" office:value="0.903394255874674" calcext:value-type="float">
            <text:p>0.9033942559</text:p>
          </table:table-cell>
        </table:table-row>
        <table:table-row table:style-name="ro1">
          <table:table-cell/>
          <table:table-cell table:formula="of:=[.B4]+1/6" office:value-type="float" office:value="87.1666666666667" calcext:value-type="float">
            <text:p>87.1666666667</text:p>
          </table:table-cell>
          <table:table-cell table:formula="of:=[.B5]-72.5" office:value-type="float" office:value="14.6666666666667" calcext:value-type="float">
            <text:p>14.6666666667</text:p>
          </table:table-cell>
          <table:table-cell office:value-type="float" office:value="75.1" calcext:value-type="float">
            <text:p>75.1</text:p>
          </table:table-cell>
          <table:table-cell office:value-type="float" office:value="71.3" calcext:value-type="float">
            <text:p>71.3</text:p>
          </table:table-cell>
          <table:table-cell table:formula="of:=[.E5]/[.D5]" office:value-type="float" office:value="0.949400798934754" calcext:value-type="float">
            <text:p>0.9494007989</text:p>
          </table:table-cell>
          <table:table-cell/>
          <table:table-cell table:formula="of:=[.H4]+1/6" office:value-type="float" office:value="87.1666666666667" calcext:value-type="float">
            <text:p>87.1666666667</text:p>
          </table:table-cell>
          <table:table-cell table:formula="of:=[.H5]-72-25/60" office:value-type="float" office:value="14.75" calcext:value-type="float">
            <text:p>14.75</text:p>
          </table:table-cell>
          <table:table-cell office:value-type="float" office:value="54.5" calcext:value-type="float">
            <text:p>54.5</text:p>
          </table:table-cell>
          <table:table-cell office:value-type="float" office:value="48.9" calcext:value-type="float">
            <text:p>48.9</text:p>
          </table:table-cell>
          <table:table-cell table:formula="of:=[.K5]/[.J5]" office:value-type="float" office:value="0.897247706422018" calcext:value-type="float">
            <text:p>0.8972477064</text:p>
          </table:table-cell>
          <table:table-cell/>
          <table:table-cell table:formula="of:=[.N4]+1/6" office:value-type="float" office:value="87.1666666666667" calcext:value-type="float">
            <text:p>87.1666666667</text:p>
          </table:table-cell>
          <table:table-cell table:formula="of:=[.N5]-72-20/60" office:value-type="float" office:value="14.8333333333333" calcext:value-type="float">
            <text:p>14.8333333333</text:p>
          </table:table-cell>
          <table:table-cell office:value-type="float" office:value="57.6" calcext:value-type="float">
            <text:p>57.6</text:p>
          </table:table-cell>
          <table:table-cell office:value-type="float" office:value="50.4" calcext:value-type="float">
            <text:p>50.4</text:p>
          </table:table-cell>
          <table:table-cell table:formula="of:=[.Q5]/[.P5]" office:value-type="float" office:value="0.875" calcext:value-type="float">
            <text:p>0.875</text:p>
          </table:table-cell>
          <table:table-cell/>
          <table:table-cell table:formula="of:=[.T4]+1/6" office:value-type="float" office:value="87.1666666666667" calcext:value-type="float">
            <text:p>87.1666666667</text:p>
          </table:table-cell>
          <table:table-cell table:formula="of:=[.T5]-72-15/60" office:value-type="float" office:value="14.9166666666667" calcext:value-type="float">
            <text:p>14.9166666667</text:p>
          </table:table-cell>
          <table:table-cell office:value-type="float" office:value="39.8" calcext:value-type="float">
            <text:p>39.8</text:p>
          </table:table-cell>
          <table:table-cell office:value-type="float" office:value="35.8" calcext:value-type="float">
            <text:p>35.8</text:p>
          </table:table-cell>
          <table:table-cell table:formula="of:=[.W5]/[.V5]" office:value-type="float" office:value="0.899497487437186" calcext:value-type="float">
            <text:p>0.8994974874</text:p>
          </table:table-cell>
        </table:table-row>
        <table:table-row table:style-name="ro1">
          <table:table-cell/>
          <table:table-cell table:formula="of:=[.B5]+1/6" office:value-type="float" office:value="87.3333333333333" calcext:value-type="float">
            <text:p>87.3333333333</text:p>
          </table:table-cell>
          <table:table-cell table:formula="of:=[.B6]-72.5" office:value-type="float" office:value="14.8333333333333" calcext:value-type="float">
            <text:p>14.8333333333</text:p>
          </table:table-cell>
          <table:table-cell office:value-type="float" office:value="75.9" calcext:value-type="float">
            <text:p>75.9</text:p>
          </table:table-cell>
          <table:table-cell office:value-type="float" office:value="71.4" calcext:value-type="float">
            <text:p>71.4</text:p>
          </table:table-cell>
          <table:table-cell table:formula="of:=[.E6]/[.D6]" office:value-type="float" office:value="0.940711462450593" calcext:value-type="float">
            <text:p>0.9407114625</text:p>
          </table:table-cell>
          <table:table-cell/>
          <table:table-cell table:formula="of:=[.H5]+1/6" office:value-type="float" office:value="87.3333333333333" calcext:value-type="float">
            <text:p>87.3333333333</text:p>
          </table:table-cell>
          <table:table-cell table:formula="of:=[.H6]-72-25/60" office:value-type="float" office:value="14.9166666666667" calcext:value-type="float">
            <text:p>14.9166666667</text:p>
          </table:table-cell>
          <table:table-cell office:value-type="float" office:value="54.9" calcext:value-type="float">
            <text:p>54.9</text:p>
          </table:table-cell>
          <table:table-cell office:value-type="float" office:value="48.9" calcext:value-type="float">
            <text:p>48.9</text:p>
          </table:table-cell>
          <table:table-cell table:formula="of:=[.K6]/[.J6]" office:value-type="float" office:value="0.890710382513661" calcext:value-type="float">
            <text:p>0.8907103825</text:p>
          </table:table-cell>
          <table:table-cell/>
          <table:table-cell table:formula="of:=[.N5]+1/6" office:value-type="float" office:value="87.3333333333333" calcext:value-type="float">
            <text:p>87.3333333333</text:p>
          </table:table-cell>
          <table:table-cell table:formula="of:=[.N6]-72-20/60" office:value-type="float" office:value="15" calcext:value-type="float">
            <text:p>15</text:p>
          </table:table-cell>
          <table:table-cell office:value-type="float" office:value="57.8" calcext:value-type="float">
            <text:p>57.8</text:p>
          </table:table-cell>
          <table:table-cell office:value-type="float" office:value="51.2" calcext:value-type="float">
            <text:p>51.2</text:p>
          </table:table-cell>
          <table:table-cell table:formula="of:=[.Q6]/[.P6]" office:value-type="float" office:value="0.885813148788927" calcext:value-type="float">
            <text:p>0.8858131488</text:p>
          </table:table-cell>
          <table:table-cell/>
          <table:table-cell table:formula="of:=[.T5]+1/6" office:value-type="float" office:value="87.3333333333333" calcext:value-type="float">
            <text:p>87.3333333333</text:p>
          </table:table-cell>
          <table:table-cell table:formula="of:=[.T6]-72-15/60" office:value-type="float" office:value="15.0833333333333" calcext:value-type="float">
            <text:p>15.0833333333</text:p>
          </table:table-cell>
          <table:table-cell office:value-type="float" office:value="39.8" calcext:value-type="float">
            <text:p>39.8</text:p>
          </table:table-cell>
          <table:table-cell office:value-type="float" office:value="36.2" calcext:value-type="float">
            <text:p>36.2</text:p>
          </table:table-cell>
          <table:table-cell table:formula="of:=[.W6]/[.V6]" office:value-type="float" office:value="0.909547738693468" calcext:value-type="float">
            <text:p>0.9095477387</text:p>
          </table:table-cell>
        </table:table-row>
        <table:table-row table:style-name="ro1">
          <table:table-cell/>
          <table:table-cell table:formula="of:=[.B6]+1/6" office:value-type="float" office:value="87.5" calcext:value-type="float">
            <text:p>87.5</text:p>
          </table:table-cell>
          <table:table-cell table:formula="of:=[.B7]-72.5" office:value-type="float" office:value="15" calcext:value-type="float">
            <text:p>15</text:p>
          </table:table-cell>
          <table:table-cell office:value-type="float" office:value="76.1" calcext:value-type="float">
            <text:p>76.1</text:p>
          </table:table-cell>
          <table:table-cell office:value-type="float" office:value="71.3" calcext:value-type="float">
            <text:p>71.3</text:p>
          </table:table-cell>
          <table:table-cell table:formula="of:=[.E7]/[.D7]" office:value-type="float" office:value="0.936925098554534" calcext:value-type="float">
            <text:p>0.9369250986</text:p>
          </table:table-cell>
          <table:table-cell/>
          <table:table-cell table:formula="of:=[.H6]+1/6" office:value-type="float" office:value="87.5" calcext:value-type="float">
            <text:p>87.5</text:p>
          </table:table-cell>
          <table:table-cell table:formula="of:=[.H7]-72-25/60" office:value-type="float" office:value="15.0833333333333" calcext:value-type="float">
            <text:p>15.0833333333</text:p>
          </table:table-cell>
          <table:table-cell office:value-type="float" office:value="54.7" calcext:value-type="float">
            <text:p>54.7</text:p>
          </table:table-cell>
          <table:table-cell office:value-type="float" office:value="49.1" calcext:value-type="float">
            <text:p>49.1</text:p>
          </table:table-cell>
          <table:table-cell table:formula="of:=[.K7]/[.J7]" office:value-type="float" office:value="0.897623400365631" calcext:value-type="float">
            <text:p>0.8976234004</text:p>
          </table:table-cell>
          <table:table-cell/>
          <table:table-cell table:formula="of:=[.N6]+1/6" office:value-type="float" office:value="87.5" calcext:value-type="float">
            <text:p>87.5</text:p>
          </table:table-cell>
          <table:table-cell table:formula="of:=[.N7]-72-20/60" office:value-type="float" office:value="15.1666666666667" calcext:value-type="float">
            <text:p>15.1666666667</text:p>
          </table:table-cell>
          <table:table-cell office:value-type="float" office:value="57.8" calcext:value-type="float">
            <text:p>57.8</text:p>
          </table:table-cell>
          <table:table-cell office:value-type="float" office:value="51.3" calcext:value-type="float">
            <text:p>51.3</text:p>
          </table:table-cell>
          <table:table-cell table:formula="of:=[.Q7]/[.P7]" office:value-type="float" office:value="0.887543252595156" calcext:value-type="float">
            <text:p>0.8875432526</text:p>
          </table:table-cell>
          <table:table-cell/>
          <table:table-cell table:formula="of:=[.T6]+1/6" office:value-type="float" office:value="87.5" calcext:value-type="float">
            <text:p>87.5</text:p>
          </table:table-cell>
          <table:table-cell table:formula="of:=[.T7]-72-15/60" office:value-type="float" office:value="15.25" calcext:value-type="float">
            <text:p>15.25</text:p>
          </table:table-cell>
          <table:table-cell office:value-type="float" office:value="40" calcext:value-type="float">
            <text:p>40</text:p>
          </table:table-cell>
          <table:table-cell office:value-type="float" office:value="36.2" calcext:value-type="float">
            <text:p>36.2</text:p>
          </table:table-cell>
          <table:table-cell table:formula="of:=[.W7]/[.V7]" office:value-type="float" office:value="0.905" calcext:value-type="float">
            <text:p>0.905</text:p>
          </table:table-cell>
        </table:table-row>
        <table:table-row table:style-name="ro1">
          <table:table-cell/>
          <table:table-cell table:formula="of:=[.B7]+1/6" office:value-type="float" office:value="87.6666666666667" calcext:value-type="float">
            <text:p>87.6666666667</text:p>
          </table:table-cell>
          <table:table-cell table:formula="of:=[.B8]-72.5" office:value-type="float" office:value="15.1666666666667" calcext:value-type="float">
            <text:p>15.1666666667</text:p>
          </table:table-cell>
          <table:table-cell office:value-type="float" office:value="76.3" calcext:value-type="float">
            <text:p>76.3</text:p>
          </table:table-cell>
          <table:table-cell office:value-type="float" office:value="71.5" calcext:value-type="float">
            <text:p>71.5</text:p>
          </table:table-cell>
          <table:table-cell table:formula="of:=[.E8]/[.D8]" office:value-type="float" office:value="0.937090432503277" calcext:value-type="float">
            <text:p>0.9370904325</text:p>
          </table:table-cell>
          <table:table-cell/>
          <table:table-cell table:formula="of:=[.H7]+1/6" office:value-type="float" office:value="87.6666666666667" calcext:value-type="float">
            <text:p>87.6666666667</text:p>
          </table:table-cell>
          <table:table-cell table:formula="of:=[.H8]-72-25/60" office:value-type="float" office:value="15.25" calcext:value-type="float">
            <text:p>15.25</text:p>
          </table:table-cell>
          <table:table-cell office:value-type="float" office:value="54.8" calcext:value-type="float">
            <text:p>54.8</text:p>
          </table:table-cell>
          <table:table-cell office:value-type="float" office:value="49" calcext:value-type="float">
            <text:p>49</text:p>
          </table:table-cell>
          <table:table-cell table:formula="of:=[.K8]/[.J8]" office:value-type="float" office:value="0.894160583941606" calcext:value-type="float">
            <text:p>0.8941605839</text:p>
          </table:table-cell>
          <table:table-cell/>
          <table:table-cell table:formula="of:=[.N7]+1/6" office:value-type="float" office:value="87.6666666666667" calcext:value-type="float">
            <text:p>87.6666666667</text:p>
          </table:table-cell>
          <table:table-cell table:formula="of:=[.N8]-72-20/60" office:value-type="float" office:value="15.3333333333334" calcext:value-type="float">
            <text:p>15.3333333333</text:p>
          </table:table-cell>
          <table:table-cell office:value-type="float" office:value="57.8" calcext:value-type="float">
            <text:p>57.8</text:p>
          </table:table-cell>
          <table:table-cell office:value-type="float" office:value="51.3" calcext:value-type="float">
            <text:p>51.3</text:p>
          </table:table-cell>
          <table:table-cell table:formula="of:=[.Q8]/[.P8]" office:value-type="float" office:value="0.887543252595156" calcext:value-type="float">
            <text:p>0.8875432526</text:p>
          </table:table-cell>
          <table:table-cell/>
          <table:table-cell table:formula="of:=[.T7]+1/6" office:value-type="float" office:value="87.6666666666667" calcext:value-type="float">
            <text:p>87.6666666667</text:p>
          </table:table-cell>
          <table:table-cell table:formula="of:=[.T8]-72-15/60" office:value-type="float" office:value="15.4166666666667" calcext:value-type="float">
            <text:p>15.4166666667</text:p>
          </table:table-cell>
          <table:table-cell office:value-type="float" office:value="40.2" calcext:value-type="float">
            <text:p>40.2</text:p>
          </table:table-cell>
          <table:table-cell office:value-type="float" office:value="36.3" calcext:value-type="float">
            <text:p>36.3</text:p>
          </table:table-cell>
          <table:table-cell table:formula="of:=[.W8]/[.V8]" office:value-type="float" office:value="0.902985074626865" calcext:value-type="float">
            <text:p>0.9029850746</text:p>
          </table:table-cell>
        </table:table-row>
        <table:table-row table:style-name="ro1">
          <table:table-cell/>
          <table:table-cell table:formula="of:=[.B8]+1/6" office:value-type="float" office:value="87.8333333333334" calcext:value-type="float">
            <text:p>87.8333333333</text:p>
          </table:table-cell>
          <table:table-cell table:formula="of:=[.B9]-72.5" office:value-type="float" office:value="15.3333333333334" calcext:value-type="float">
            <text:p>15.3333333333</text:p>
          </table:table-cell>
          <table:table-cell office:value-type="float" office:value="76.4" calcext:value-type="float">
            <text:p>76.4</text:p>
          </table:table-cell>
          <table:table-cell office:value-type="float" office:value="71.2" calcext:value-type="float">
            <text:p>71.2</text:p>
          </table:table-cell>
          <table:table-cell table:formula="of:=[.E9]/[.D9]" office:value-type="float" office:value="0.931937172774869" calcext:value-type="float">
            <text:p>0.9319371728</text:p>
          </table:table-cell>
          <table:table-cell/>
          <table:table-cell table:formula="of:=[.H8]+1/6" office:value-type="float" office:value="87.8333333333334" calcext:value-type="float">
            <text:p>87.8333333333</text:p>
          </table:table-cell>
          <table:table-cell table:formula="of:=[.H9]-72-25/60" office:value-type="float" office:value="15.4166666666667" calcext:value-type="float">
            <text:p>15.4166666667</text:p>
          </table:table-cell>
          <table:table-cell office:value-type="float" office:value="54.7" calcext:value-type="float">
            <text:p>54.7</text:p>
          </table:table-cell>
          <table:table-cell office:value-type="float" office:value="49" calcext:value-type="float">
            <text:p>49</text:p>
          </table:table-cell>
          <table:table-cell table:formula="of:=[.K9]/[.J9]" office:value-type="float" office:value="0.895795246800731" calcext:value-type="float">
            <text:p>0.8957952468</text:p>
          </table:table-cell>
          <table:table-cell/>
          <table:table-cell table:formula="of:=[.N8]+1/6" office:value-type="float" office:value="87.8333333333334" calcext:value-type="float">
            <text:p>87.8333333333</text:p>
          </table:table-cell>
          <table:table-cell table:formula="of:=[.N9]-72-20/60" office:value-type="float" office:value="15.5" calcext:value-type="float">
            <text:p>15.5</text:p>
          </table:table-cell>
          <table:table-cell office:value-type="float" office:value="57.8" calcext:value-type="float">
            <text:p>57.8</text:p>
          </table:table-cell>
          <table:table-cell office:value-type="float" office:value="51.2" calcext:value-type="float">
            <text:p>51.2</text:p>
          </table:table-cell>
          <table:table-cell table:formula="of:=[.Q9]/[.P9]" office:value-type="float" office:value="0.885813148788927" calcext:value-type="float">
            <text:p>0.8858131488</text:p>
          </table:table-cell>
          <table:table-cell/>
          <table:table-cell table:formula="of:=[.T8]+1/6" office:value-type="float" office:value="87.8333333333334" calcext:value-type="float">
            <text:p>87.8333333333</text:p>
          </table:table-cell>
          <table:table-cell table:formula="of:=[.T9]-72-15/60" office:value-type="float" office:value="15.5833333333334" calcext:value-type="float">
            <text:p>15.5833333333</text:p>
          </table:table-cell>
          <table:table-cell office:value-type="float" office:value="40.2" calcext:value-type="float">
            <text:p>40.2</text:p>
          </table:table-cell>
          <table:table-cell office:value-type="float" office:value="36.3" calcext:value-type="float">
            <text:p>36.3</text:p>
          </table:table-cell>
          <table:table-cell table:formula="of:=[.W9]/[.V9]" office:value-type="float" office:value="0.902985074626865" calcext:value-type="float">
            <text:p>0.9029850746</text:p>
          </table:table-cell>
        </table:table-row>
        <table:table-row table:style-name="ro1">
          <table:table-cell/>
          <table:table-cell table:formula="of:=[.B9]+1/6" office:value-type="float" office:value="88" calcext:value-type="float">
            <text:p>88</text:p>
          </table:table-cell>
          <table:table-cell table:formula="of:=[.B10]-72.5" office:value-type="float" office:value="15.5" calcext:value-type="float">
            <text:p>15.5</text:p>
          </table:table-cell>
          <table:table-cell office:value-type="float" office:value="76" calcext:value-type="float">
            <text:p>76</text:p>
          </table:table-cell>
          <table:table-cell office:value-type="float" office:value="71.2" calcext:value-type="float">
            <text:p>71.2</text:p>
          </table:table-cell>
          <table:table-cell table:formula="of:=[.E10]/[.D10]" office:value-type="float" office:value="0.936842105263158" calcext:value-type="float">
            <text:p>0.9368421053</text:p>
          </table:table-cell>
          <table:table-cell/>
          <table:table-cell table:formula="of:=[.H9]+1/6" office:value-type="float" office:value="88" calcext:value-type="float">
            <text:p>88</text:p>
          </table:table-cell>
          <table:table-cell table:formula="of:=[.H10]-72-25/60" office:value-type="float" office:value="15.5833333333334" calcext:value-type="float">
            <text:p>15.5833333333</text:p>
          </table:table-cell>
          <table:table-cell office:value-type="float" office:value="55" calcext:value-type="float">
            <text:p>55</text:p>
          </table:table-cell>
          <table:table-cell office:value-type="float" office:value="49.1" calcext:value-type="float">
            <text:p>49.1</text:p>
          </table:table-cell>
          <table:table-cell table:formula="of:=[.K10]/[.J10]" office:value-type="float" office:value="0.892727272727273" calcext:value-type="float">
            <text:p>0.8927272727</text:p>
          </table:table-cell>
          <table:table-cell/>
          <table:table-cell table:formula="of:=[.N9]+1/6" office:value-type="float" office:value="88" calcext:value-type="float">
            <text:p>88</text:p>
          </table:table-cell>
          <table:table-cell table:formula="of:=[.N10]-72-20/60" office:value-type="float" office:value="15.6666666666667" calcext:value-type="float">
            <text:p>15.6666666667</text:p>
          </table:table-cell>
          <table:table-cell office:value-type="float" office:value="57.7" calcext:value-type="float">
            <text:p>57.7</text:p>
          </table:table-cell>
          <table:table-cell office:value-type="float" office:value="51.2" calcext:value-type="float">
            <text:p>51.2</text:p>
          </table:table-cell>
          <table:table-cell table:formula="of:=[.Q10]/[.P10]" office:value-type="float" office:value="0.88734835355286" calcext:value-type="float">
            <text:p>0.8873483536</text:p>
          </table:table-cell>
          <table:table-cell/>
          <table:table-cell table:formula="of:=[.T9]+1/6" office:value-type="float" office:value="88" calcext:value-type="float">
            <text:p>88</text:p>
          </table:table-cell>
          <table:table-cell table:formula="of:=[.T10]-72-15/60" office:value-type="float" office:value="15.75" calcext:value-type="float">
            <text:p>15.75</text:p>
          </table:table-cell>
          <table:table-cell office:value-type="float" office:value="40.4" calcext:value-type="float">
            <text:p>40.4</text:p>
          </table:table-cell>
          <table:table-cell office:value-type="float" office:value="36.1" calcext:value-type="float">
            <text:p>36.1</text:p>
          </table:table-cell>
          <table:table-cell table:formula="of:=[.W10]/[.V10]" office:value-type="float" office:value="0.893564356435644" calcext:value-type="float">
            <text:p>0.8935643564</text:p>
          </table:table-cell>
        </table:table-row>
        <table:table-row table:style-name="ro1">
          <table:table-cell/>
          <table:table-cell table:formula="of:=[.B10]+1/6" office:value-type="float" office:value="88.1666666666667" calcext:value-type="float">
            <text:p>88.1666666667</text:p>
          </table:table-cell>
          <table:table-cell table:formula="of:=[.B11]-72.5" office:value-type="float" office:value="15.6666666666667" calcext:value-type="float">
            <text:p>15.6666666667</text:p>
          </table:table-cell>
          <table:table-cell office:value-type="float" office:value="75.9" calcext:value-type="float">
            <text:p>75.9</text:p>
          </table:table-cell>
          <table:table-cell office:value-type="float" office:value="71" calcext:value-type="float">
            <text:p>71</text:p>
          </table:table-cell>
          <table:table-cell table:formula="of:=[.E11]/[.D11]" office:value-type="float" office:value="0.935441370223979" calcext:value-type="float">
            <text:p>0.9354413702</text:p>
          </table:table-cell>
          <table:table-cell/>
          <table:table-cell table:formula="of:=[.H10]+1/6" office:value-type="float" office:value="88.1666666666667" calcext:value-type="float">
            <text:p>88.1666666667</text:p>
          </table:table-cell>
          <table:table-cell table:formula="of:=[.H11]-72-25/60" office:value-type="float" office:value="15.75" calcext:value-type="float">
            <text:p>15.75</text:p>
          </table:table-cell>
          <table:table-cell office:value-type="float" office:value="55.3" calcext:value-type="float">
            <text:p>55.3</text:p>
          </table:table-cell>
          <table:table-cell office:value-type="float" office:value="49.1" calcext:value-type="float">
            <text:p>49.1</text:p>
          </table:table-cell>
          <table:table-cell table:formula="of:=[.K11]/[.J11]" office:value-type="float" office:value="0.887884267631103" calcext:value-type="float">
            <text:p>0.8878842676</text:p>
          </table:table-cell>
          <table:table-cell/>
          <table:table-cell table:formula="of:=[.N10]+1/6" office:value-type="float" office:value="88.1666666666667" calcext:value-type="float">
            <text:p>88.1666666667</text:p>
          </table:table-cell>
          <table:table-cell table:formula="of:=[.N11]-72-20/60" office:value-type="float" office:value="15.8333333333334" calcext:value-type="float">
            <text:p>15.8333333333</text:p>
          </table:table-cell>
          <table:table-cell office:value-type="float" office:value="57.8" calcext:value-type="float">
            <text:p>57.8</text:p>
          </table:table-cell>
          <table:table-cell office:value-type="float" office:value="51.1" calcext:value-type="float">
            <text:p>51.1</text:p>
          </table:table-cell>
          <table:table-cell table:formula="of:=[.Q11]/[.P11]" office:value-type="float" office:value="0.884083044982699" calcext:value-type="float">
            <text:p>0.884083045</text:p>
          </table:table-cell>
          <table:table-cell/>
          <table:table-cell table:formula="of:=[.T10]+1/6" office:value-type="float" office:value="88.1666666666667" calcext:value-type="float">
            <text:p>88.1666666667</text:p>
          </table:table-cell>
          <table:table-cell table:formula="of:=[.T11]-72-15/60" office:value-type="float" office:value="15.9166666666667" calcext:value-type="float">
            <text:p>15.9166666667</text:p>
          </table:table-cell>
          <table:table-cell office:value-type="float" office:value="40.5" calcext:value-type="float">
            <text:p>40.5</text:p>
          </table:table-cell>
          <table:table-cell office:value-type="float" office:value="36.1" calcext:value-type="float">
            <text:p>36.1</text:p>
          </table:table-cell>
          <table:table-cell table:formula="of:=[.W11]/[.V11]" office:value-type="float" office:value="0.891358024691358" calcext:value-type="float">
            <text:p>0.8913580247</text:p>
          </table:table-cell>
        </table:table-row>
        <table:table-row table:style-name="ro1">
          <table:table-cell/>
          <table:table-cell table:formula="of:=[.B11]+1/6" office:value-type="float" office:value="88.3333333333334" calcext:value-type="float">
            <text:p>88.3333333333</text:p>
          </table:table-cell>
          <table:table-cell table:formula="of:=[.B12]-72.5" office:value-type="float" office:value="15.8333333333334" calcext:value-type="float">
            <text:p>15.8333333333</text:p>
          </table:table-cell>
          <table:table-cell office:value-type="float" office:value="76.2" calcext:value-type="float">
            <text:p>76.2</text:p>
          </table:table-cell>
          <table:table-cell office:value-type="float" office:value="70.8" calcext:value-type="float">
            <text:p>70.8</text:p>
          </table:table-cell>
          <table:table-cell table:formula="of:=[.E12]/[.D12]" office:value-type="float" office:value="0.929133858267716" calcext:value-type="float">
            <text:p>0.9291338583</text:p>
          </table:table-cell>
          <table:table-cell/>
          <table:table-cell table:formula="of:=[.H11]+1/6" office:value-type="float" office:value="88.3333333333334" calcext:value-type="float">
            <text:p>88.3333333333</text:p>
          </table:table-cell>
          <table:table-cell table:formula="of:=[.H12]-72-25/60" office:value-type="float" office:value="15.9166666666667" calcext:value-type="float">
            <text:p>15.9166666667</text:p>
          </table:table-cell>
          <table:table-cell office:value-type="float" office:value="55.5" calcext:value-type="float">
            <text:p>55.5</text:p>
          </table:table-cell>
          <table:table-cell office:value-type="float" office:value="49.5" calcext:value-type="float">
            <text:p>49.5</text:p>
          </table:table-cell>
          <table:table-cell table:formula="of:=[.K12]/[.J12]" office:value-type="float" office:value="0.891891891891892" calcext:value-type="float">
            <text:p>0.8918918919</text:p>
          </table:table-cell>
          <table:table-cell/>
          <table:table-cell table:formula="of:=[.N11]+1/6" office:value-type="float" office:value="88.3333333333334" calcext:value-type="float">
            <text:p>88.3333333333</text:p>
          </table:table-cell>
          <table:table-cell table:formula="of:=[.N12]-72-20/60" office:value-type="float" office:value="16" calcext:value-type="float">
            <text:p>16</text:p>
          </table:table-cell>
          <table:table-cell office:value-type="float" office:value="57.9" calcext:value-type="float">
            <text:p>57.9</text:p>
          </table:table-cell>
          <table:table-cell office:value-type="float" office:value="50.7" calcext:value-type="float">
            <text:p>50.7</text:p>
          </table:table-cell>
          <table:table-cell table:formula="of:=[.Q12]/[.P12]" office:value-type="float" office:value="0.875647668393783" calcext:value-type="float">
            <text:p>0.8756476684</text:p>
          </table:table-cell>
          <table:table-cell/>
          <table:table-cell table:formula="of:=[.T11]+1/6" office:value-type="float" office:value="88.3333333333334" calcext:value-type="float">
            <text:p>88.3333333333</text:p>
          </table:table-cell>
          <table:table-cell table:formula="of:=[.T12]-72-15/60" office:value-type="float" office:value="16.0833333333334" calcext:value-type="float">
            <text:p>16.0833333333</text:p>
          </table:table-cell>
          <table:table-cell office:value-type="float" office:value="40.7" calcext:value-type="float">
            <text:p>40.7</text:p>
          </table:table-cell>
          <table:table-cell office:value-type="float" office:value="36.3" calcext:value-type="float">
            <text:p>36.3</text:p>
          </table:table-cell>
          <table:table-cell table:formula="of:=[.W12]/[.V12]" office:value-type="float" office:value="0.891891891891892" calcext:value-type="float">
            <text:p>0.8918918919</text:p>
          </table:table-cell>
        </table:table-row>
        <table:table-row table:style-name="ro1">
          <table:table-cell/>
          <table:table-cell table:formula="of:=[.B12]+1/6" office:value-type="float" office:value="88.5000000000001" calcext:value-type="float">
            <text:p>88.5</text:p>
          </table:table-cell>
          <table:table-cell table:formula="of:=[.B13]-72.5" office:value-type="float" office:value="16" calcext:value-type="float">
            <text:p>16</text:p>
          </table:table-cell>
          <table:table-cell office:value-type="float" office:value="76.5" calcext:value-type="float">
            <text:p>76.5</text:p>
          </table:table-cell>
          <table:table-cell office:value-type="float" office:value="70.7" calcext:value-type="float">
            <text:p>70.7</text:p>
          </table:table-cell>
          <table:table-cell table:formula="of:=[.E13]/[.D13]" office:value-type="float" office:value="0.924183006535948" calcext:value-type="float">
            <text:p>0.9241830065</text:p>
          </table:table-cell>
          <table:table-cell/>
          <table:table-cell table:formula="of:=[.H12]+1/6" office:value-type="float" office:value="88.5000000000001" calcext:value-type="float">
            <text:p>88.5</text:p>
          </table:table-cell>
          <table:table-cell table:formula="of:=[.H13]-72-25/60" office:value-type="float" office:value="16.0833333333334" calcext:value-type="float">
            <text:p>16.0833333333</text:p>
          </table:table-cell>
          <table:table-cell office:value-type="float" office:value="55.8" calcext:value-type="float">
            <text:p>55.8</text:p>
          </table:table-cell>
          <table:table-cell office:value-type="float" office:value="49.5" calcext:value-type="float">
            <text:p>49.5</text:p>
          </table:table-cell>
          <table:table-cell table:formula="of:=[.K13]/[.J13]" office:value-type="float" office:value="0.887096774193548" calcext:value-type="float">
            <text:p>0.8870967742</text:p>
          </table:table-cell>
          <table:table-cell/>
          <table:table-cell table:formula="of:=[.N12]+1/6" office:value-type="float" office:value="88.5000000000001" calcext:value-type="float">
            <text:p>88.5</text:p>
          </table:table-cell>
          <table:table-cell table:formula="of:=[.N13]-72-20/60" office:value-type="float" office:value="16.1666666666667" calcext:value-type="float">
            <text:p>16.1666666667</text:p>
          </table:table-cell>
          <table:table-cell office:value-type="float" office:value="57.9" calcext:value-type="float">
            <text:p>57.9</text:p>
          </table:table-cell>
          <table:table-cell office:value-type="float" office:value="50.4" calcext:value-type="float">
            <text:p>50.4</text:p>
          </table:table-cell>
          <table:table-cell table:formula="of:=[.Q13]/[.P13]" office:value-type="float" office:value="0.870466321243523" calcext:value-type="float">
            <text:p>0.8704663212</text:p>
          </table:table-cell>
          <table:table-cell/>
          <table:table-cell table:formula="of:=[.T12]+1/6" office:value-type="float" office:value="88.5000000000001" calcext:value-type="float">
            <text:p>88.5</text:p>
          </table:table-cell>
          <table:table-cell table:formula="of:=[.T13]-72-15/60" office:value-type="float" office:value="16.25" calcext:value-type="float">
            <text:p>16.25</text:p>
          </table:table-cell>
          <table:table-cell office:value-type="float" office:value="40.7" calcext:value-type="float">
            <text:p>40.7</text:p>
          </table:table-cell>
          <table:table-cell office:value-type="float" office:value="35.9" calcext:value-type="float">
            <text:p>35.9</text:p>
          </table:table-cell>
          <table:table-cell table:formula="of:=[.W13]/[.V13]" office:value-type="float" office:value="0.882063882063882" calcext:value-type="float">
            <text:p>0.8820638821</text:p>
          </table:table-cell>
        </table:table-row>
        <table:table-row table:style-name="ro1">
          <table:table-cell/>
          <table:table-cell table:formula="of:=[.B13]+1/6" office:value-type="float" office:value="88.6666666666667" calcext:value-type="float">
            <text:p>88.6666666667</text:p>
          </table:table-cell>
          <table:table-cell table:formula="of:=[.B14]-72.5" office:value-type="float" office:value="16.1666666666667" calcext:value-type="float">
            <text:p>16.1666666667</text:p>
          </table:table-cell>
          <table:table-cell office:value-type="float" office:value="76.9" calcext:value-type="float">
            <text:p>76.9</text:p>
          </table:table-cell>
          <table:table-cell office:value-type="float" office:value="70.7" calcext:value-type="float">
            <text:p>70.7</text:p>
          </table:table-cell>
          <table:table-cell table:formula="of:=[.E14]/[.D14]" office:value-type="float" office:value="0.919375812743823" calcext:value-type="float">
            <text:p>0.9193758127</text:p>
          </table:table-cell>
          <table:table-cell/>
          <table:table-cell table:formula="of:=[.H13]+1/6" office:value-type="float" office:value="88.6666666666667" calcext:value-type="float">
            <text:p>88.6666666667</text:p>
          </table:table-cell>
          <table:table-cell table:formula="of:=[.H14]-72-25/60" office:value-type="float" office:value="16.25" calcext:value-type="float">
            <text:p>16.25</text:p>
          </table:table-cell>
          <table:table-cell office:value-type="float" office:value="55.7" calcext:value-type="float">
            <text:p>55.7</text:p>
          </table:table-cell>
          <table:table-cell office:value-type="float" office:value="49.6" calcext:value-type="float">
            <text:p>49.6</text:p>
          </table:table-cell>
          <table:table-cell table:formula="of:=[.K14]/[.J14]" office:value-type="float" office:value="0.89048473967684" calcext:value-type="float">
            <text:p>0.8904847397</text:p>
          </table:table-cell>
          <table:table-cell/>
          <table:table-cell table:formula="of:=[.N13]+1/6" office:value-type="float" office:value="88.6666666666667" calcext:value-type="float">
            <text:p>88.6666666667</text:p>
          </table:table-cell>
          <table:table-cell table:formula="of:=[.N14]-72-20/60" office:value-type="float" office:value="16.3333333333334" calcext:value-type="float">
            <text:p>16.3333333333</text:p>
          </table:table-cell>
          <table:table-cell office:value-type="float" office:value="57.9" calcext:value-type="float">
            <text:p>57.9</text:p>
          </table:table-cell>
          <table:table-cell office:value-type="float" office:value="50.4" calcext:value-type="float">
            <text:p>50.4</text:p>
          </table:table-cell>
          <table:table-cell table:formula="of:=[.Q14]/[.P14]" office:value-type="float" office:value="0.870466321243523" calcext:value-type="float">
            <text:p>0.8704663212</text:p>
          </table:table-cell>
          <table:table-cell/>
          <table:table-cell table:formula="of:=[.T13]+1/6" office:value-type="float" office:value="88.6666666666667" calcext:value-type="float">
            <text:p>88.6666666667</text:p>
          </table:table-cell>
          <table:table-cell table:formula="of:=[.T14]-72-15/60" office:value-type="float" office:value="16.4166666666667" calcext:value-type="float">
            <text:p>16.4166666667</text:p>
          </table:table-cell>
          <table:table-cell office:value-type="float" office:value="40.8" calcext:value-type="float">
            <text:p>40.8</text:p>
          </table:table-cell>
          <table:table-cell office:value-type="float" office:value="34.9" calcext:value-type="float">
            <text:p>34.9</text:p>
          </table:table-cell>
          <table:table-cell table:formula="of:=[.W14]/[.V14]" office:value-type="float" office:value="0.855392156862745" calcext:value-type="float">
            <text:p>0.8553921569</text:p>
          </table:table-cell>
        </table:table-row>
        <table:table-row table:style-name="ro1">
          <table:table-cell/>
          <table:table-cell table:formula="of:=[.B14]+1/6" office:value-type="float" office:value="88.8333333333334" calcext:value-type="float">
            <text:p>88.8333333333</text:p>
          </table:table-cell>
          <table:table-cell table:formula="of:=[.B15]-72.5" office:value-type="float" office:value="16.3333333333334" calcext:value-type="float">
            <text:p>16.3333333333</text:p>
          </table:table-cell>
          <table:table-cell office:value-type="float" office:value="76.4" calcext:value-type="float">
            <text:p>76.4</text:p>
          </table:table-cell>
          <table:table-cell office:value-type="float" office:value="70.4" calcext:value-type="float">
            <text:p>70.4</text:p>
          </table:table-cell>
          <table:table-cell table:formula="of:=[.E15]/[.D15]" office:value-type="float" office:value="0.921465968586387" calcext:value-type="float">
            <text:p>0.9214659686</text:p>
          </table:table-cell>
          <table:table-cell/>
          <table:table-cell table:formula="of:=[.H14]+1/6" office:value-type="float" office:value="88.8333333333334" calcext:value-type="float">
            <text:p>88.8333333333</text:p>
          </table:table-cell>
          <table:table-cell table:formula="of:=[.H15]-72-25/60" office:value-type="float" office:value="16.4166666666667" calcext:value-type="float">
            <text:p>16.4166666667</text:p>
          </table:table-cell>
          <table:table-cell office:value-type="float" office:value="55.8" calcext:value-type="float">
            <text:p>55.8</text:p>
          </table:table-cell>
          <table:table-cell office:value-type="float" office:value="49.7" calcext:value-type="float">
            <text:p>49.7</text:p>
          </table:table-cell>
          <table:table-cell table:formula="of:=[.K15]/[.J15]" office:value-type="float" office:value="0.890681003584229" calcext:value-type="float">
            <text:p>0.8906810036</text:p>
          </table:table-cell>
          <table:table-cell/>
          <table:table-cell table:formula="of:=[.N14]+1/6" office:value-type="float" office:value="88.8333333333334" calcext:value-type="float">
            <text:p>88.8333333333</text:p>
          </table:table-cell>
          <table:table-cell table:formula="of:=[.N15]-72-20/60" office:value-type="float" office:value="16.5000000000001" calcext:value-type="float">
            <text:p>16.5</text:p>
          </table:table-cell>
          <table:table-cell office:value-type="float" office:value="57.9" calcext:value-type="float">
            <text:p>57.9</text:p>
          </table:table-cell>
          <table:table-cell office:value-type="float" office:value="50.3" calcext:value-type="float">
            <text:p>50.3</text:p>
          </table:table-cell>
          <table:table-cell table:formula="of:=[.Q15]/[.P15]" office:value-type="float" office:value="0.86873920552677" calcext:value-type="float">
            <text:p>0.8687392055</text:p>
          </table:table-cell>
          <table:table-cell/>
          <table:table-cell table:formula="of:=[.T14]+1/6" office:value-type="float" office:value="88.8333333333334" calcext:value-type="float">
            <text:p>88.8333333333</text:p>
          </table:table-cell>
          <table:table-cell table:formula="of:=[.T15]-72-15/60" office:value-type="float" office:value="16.5833333333334" calcext:value-type="float">
            <text:p>16.583333333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[.W15]/[.V15]" office:value-type="float" office:value="0.804878048780488" calcext:value-type="float">
            <text:p>0.8048780488</text:p>
          </table:table-cell>
        </table:table-row>
        <table:table-row table:style-name="ro1">
          <table:table-cell/>
          <table:table-cell table:formula="of:=[.B15]+1/6" office:value-type="float" office:value="89.0000000000001" calcext:value-type="float">
            <text:p>89</text:p>
          </table:table-cell>
          <table:table-cell table:formula="of:=[.B16]-72.5" office:value-type="float" office:value="16.5000000000001" calcext:value-type="float">
            <text:p>16.5</text:p>
          </table:table-cell>
          <table:table-cell office:value-type="float" office:value="76.4" calcext:value-type="float">
            <text:p>76.4</text:p>
          </table:table-cell>
          <table:table-cell office:value-type="float" office:value="69.7" calcext:value-type="float">
            <text:p>69.7</text:p>
          </table:table-cell>
          <table:table-cell table:formula="of:=[.E16]/[.D16]" office:value-type="float" office:value="0.912303664921466" calcext:value-type="float">
            <text:p>0.9123036649</text:p>
          </table:table-cell>
          <table:table-cell/>
          <table:table-cell table:formula="of:=[.H15]+1/6" office:value-type="float" office:value="89.0000000000001" calcext:value-type="float">
            <text:p>89</text:p>
          </table:table-cell>
          <table:table-cell table:formula="of:=[.H16]-72-25/60" office:value-type="float" office:value="16.5833333333334" calcext:value-type="float">
            <text:p>16.5833333333</text:p>
          </table:table-cell>
          <table:table-cell office:value-type="float" office:value="56.2" calcext:value-type="float">
            <text:p>56.2</text:p>
          </table:table-cell>
          <table:table-cell office:value-type="float" office:value="49.6" calcext:value-type="float">
            <text:p>49.6</text:p>
          </table:table-cell>
          <table:table-cell table:formula="of:=[.K16]/[.J16]" office:value-type="float" office:value="0.882562277580071" calcext:value-type="float">
            <text:p>0.8825622776</text:p>
          </table:table-cell>
          <table:table-cell/>
          <table:table-cell table:formula="of:=[.N15]+1/6" office:value-type="float" office:value="89.0000000000001" calcext:value-type="float">
            <text:p>89</text:p>
          </table:table-cell>
          <table:table-cell table:formula="of:=[.N16]-72-20/60" office:value-type="float" office:value="16.6666666666667" calcext:value-type="float">
            <text:p>16.6666666667</text:p>
          </table:table-cell>
          <table:table-cell office:value-type="float" office:value="57.8" calcext:value-type="float">
            <text:p>57.8</text:p>
          </table:table-cell>
          <table:table-cell office:value-type="float" office:value="48.8" calcext:value-type="float">
            <text:p>48.8</text:p>
          </table:table-cell>
          <table:table-cell table:formula="of:=[.Q16]/[.P16]" office:value-type="float" office:value="0.844290657439446" calcext:value-type="float">
            <text:p>0.8442906574</text:p>
          </table:table-cell>
          <table:table-cell/>
          <table:table-cell table:formula="of:=[.T15]+1/6" office:value-type="float" office:value="89.0000000000001" calcext:value-type="float">
            <text:p>89</text:p>
          </table:table-cell>
          <table:table-cell table:formula="of:=[.T16]-72-15/60" office:value-type="float" office:value="16.7500000000001" calcext:value-type="float">
            <text:p>16.75</text:p>
          </table:table-cell>
          <table:table-cell office:value-type="float" office:value="41" calcext:value-type="float">
            <text:p>41</text:p>
          </table:table-cell>
          <table:table-cell office:value-type="float" office:value="32.8" calcext:value-type="float">
            <text:p>32.8</text:p>
          </table:table-cell>
          <table:table-cell table:formula="of:=[.W16]/[.V16]" office:value-type="float" office:value="0.8" calcext:value-type="float">
            <text:p>0.8</text:p>
          </table:table-cell>
        </table:table-row>
        <table:table-row table:style-name="ro1">
          <table:table-cell/>
          <table:table-cell table:formula="of:=[.B16]+1/6" office:value-type="float" office:value="89.1666666666667" calcext:value-type="float">
            <text:p>89.1666666667</text:p>
          </table:table-cell>
          <table:table-cell table:formula="of:=[.B17]-72.5" office:value-type="float" office:value="16.6666666666667" calcext:value-type="float">
            <text:p>16.6666666667</text:p>
          </table:table-cell>
          <table:table-cell office:value-type="float" office:value="76.7" calcext:value-type="float">
            <text:p>76.7</text:p>
          </table:table-cell>
          <table:table-cell office:value-type="float" office:value="69.5" calcext:value-type="float">
            <text:p>69.5</text:p>
          </table:table-cell>
          <table:table-cell table:formula="of:=[.E17]/[.D17]" office:value-type="float" office:value="0.90612777053455" calcext:value-type="float">
            <text:p>0.9061277705</text:p>
          </table:table-cell>
          <table:table-cell/>
          <table:table-cell table:formula="of:=[.H16]+1/6" office:value-type="float" office:value="89.1666666666667" calcext:value-type="float">
            <text:p>89.1666666667</text:p>
          </table:table-cell>
          <table:table-cell table:formula="of:=[.H17]-72-25/60" office:value-type="float" office:value="16.7500000000001" calcext:value-type="float">
            <text:p>16.75</text:p>
          </table:table-cell>
          <table:table-cell office:value-type="float" office:value="56.7" calcext:value-type="float">
            <text:p>56.7</text:p>
          </table:table-cell>
          <table:table-cell office:value-type="float" office:value="49.9" calcext:value-type="float">
            <text:p>49.9</text:p>
          </table:table-cell>
          <table:table-cell table:formula="of:=[.K17]/[.J17]" office:value-type="float" office:value="0.880070546737213" calcext:value-type="float">
            <text:p>0.8800705467</text:p>
          </table:table-cell>
          <table:table-cell/>
          <table:table-cell table:formula="of:=[.N16]+1/6" office:value-type="float" office:value="89.1666666666667" calcext:value-type="float">
            <text:p>89.1666666667</text:p>
          </table:table-cell>
          <table:table-cell table:formula="of:=[.N17]-72-20/60" office:value-type="float" office:value="16.8333333333334" calcext:value-type="float">
            <text:p>16.8333333333</text:p>
          </table:table-cell>
          <table:table-cell office:value-type="float" office:value="57.8" calcext:value-type="float">
            <text:p>57.8</text:p>
          </table:table-cell>
          <table:table-cell office:value-type="float" office:value="46.4" calcext:value-type="float">
            <text:p>46.4</text:p>
          </table:table-cell>
          <table:table-cell table:formula="of:=[.Q17]/[.P17]" office:value-type="float" office:value="0.802768166089965" calcext:value-type="float">
            <text:p>0.8027681661</text:p>
          </table:table-cell>
          <table:table-cell/>
          <table:table-cell table:formula="of:=[.T16]+1/6" office:value-type="float" office:value="89.1666666666667" calcext:value-type="float">
            <text:p>89.1666666667</text:p>
          </table:table-cell>
          <table:table-cell table:formula="of:=[.T17]-72-15/60" office:value-type="float" office:value="16.9166666666667" calcext:value-type="float">
            <text:p>16.9166666667</text:p>
          </table:table-cell>
          <table:table-cell office:value-type="float" office:value="41.2" calcext:value-type="float">
            <text:p>41.2</text:p>
          </table:table-cell>
          <table:table-cell office:value-type="float" office:value="32" calcext:value-type="float">
            <text:p>32</text:p>
          </table:table-cell>
          <table:table-cell table:formula="of:=[.W17]/[.V17]" office:value-type="float" office:value="0.776699029126214" calcext:value-type="float">
            <text:p>0.7766990291</text:p>
          </table:table-cell>
        </table:table-row>
        <table:table-row table:style-name="ro1">
          <table:table-cell/>
          <table:table-cell table:formula="of:=[.B17]+1/6" office:value-type="float" office:value="89.3333333333334" calcext:value-type="float">
            <text:p>89.3333333333</text:p>
          </table:table-cell>
          <table:table-cell table:formula="of:=[.B18]-72.5" office:value-type="float" office:value="16.8333333333334" calcext:value-type="float">
            <text:p>16.8333333333</text:p>
          </table:table-cell>
          <table:table-cell office:value-type="float" office:value="76.8" calcext:value-type="float">
            <text:p>76.8</text:p>
          </table:table-cell>
          <table:table-cell office:value-type="float" office:value="69.5" calcext:value-type="float">
            <text:p>69.5</text:p>
          </table:table-cell>
          <table:table-cell table:formula="of:=[.E18]/[.D18]" office:value-type="float" office:value="0.904947916666667" calcext:value-type="float">
            <text:p>0.9049479167</text:p>
          </table:table-cell>
          <table:table-cell/>
          <table:table-cell table:formula="of:=[.H17]+1/6" office:value-type="float" office:value="89.3333333333334" calcext:value-type="float">
            <text:p>89.3333333333</text:p>
          </table:table-cell>
          <table:table-cell table:formula="of:=[.H18]-72-25/60" office:value-type="float" office:value="16.9166666666667" calcext:value-type="float">
            <text:p>16.9166666667</text:p>
          </table:table-cell>
          <table:table-cell office:value-type="float" office:value="56.7" calcext:value-type="float">
            <text:p>56.7</text:p>
          </table:table-cell>
          <table:table-cell office:value-type="float" office:value="49.6" calcext:value-type="float">
            <text:p>49.6</text:p>
          </table:table-cell>
          <table:table-cell table:formula="of:=[.K18]/[.J18]" office:value-type="float" office:value="0.874779541446208" calcext:value-type="float">
            <text:p>0.8747795414</text:p>
          </table:table-cell>
          <table:table-cell/>
          <table:table-cell table:formula="of:=[.N17]+1/6" office:value-type="float" office:value="89.3333333333334" calcext:value-type="float">
            <text:p>89.3333333333</text:p>
          </table:table-cell>
          <table:table-cell table:formula="of:=[.N18]-72-20/60" office:value-type="float" office:value="17.0000000000001" calcext:value-type="float">
            <text:p>17</text:p>
          </table:table-cell>
          <table:table-cell office:value-type="float" office:value="57.7" calcext:value-type="float">
            <text:p>57.7</text:p>
          </table:table-cell>
          <table:table-cell office:value-type="float" office:value="44.7" calcext:value-type="float">
            <text:p>44.7</text:p>
          </table:table-cell>
          <table:table-cell table:formula="of:=[.Q18]/[.P18]" office:value-type="float" office:value="0.774696707105719" calcext:value-type="float">
            <text:p>0.7746967071</text:p>
          </table:table-cell>
          <table:table-cell/>
          <table:table-cell table:formula="of:=[.T17]+1/6" office:value-type="float" office:value="89.3333333333334" calcext:value-type="float">
            <text:p>89.3333333333</text:p>
          </table:table-cell>
          <table:table-cell table:formula="of:=[.T18]-72-15/60" office:value-type="float" office:value="17.0833333333334" calcext:value-type="float">
            <text:p>17.0833333333</text:p>
          </table:table-cell>
          <table:table-cell office:value-type="float" office:value="41.2" calcext:value-type="float">
            <text:p>41.2</text:p>
          </table:table-cell>
          <table:table-cell office:value-type="float" office:value="34" calcext:value-type="float">
            <text:p>34</text:p>
          </table:table-cell>
          <table:table-cell table:formula="of:=[.W18]/[.V18]" office:value-type="float" office:value="0.825242718446602" calcext:value-type="float">
            <text:p>0.8252427184</text:p>
          </table:table-cell>
        </table:table-row>
        <table:table-row table:style-name="ro1">
          <table:table-cell/>
          <table:table-cell table:formula="of:=[.B18]+1/6" office:value-type="float" office:value="89.5000000000001" calcext:value-type="float">
            <text:p>89.5</text:p>
          </table:table-cell>
          <table:table-cell table:formula="of:=[.B19]-72.5" office:value-type="float" office:value="17.0000000000001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float" office:value="68.5" calcext:value-type="float">
            <text:p>68.5</text:p>
          </table:table-cell>
          <table:table-cell table:formula="of:=[.E19]/[.D19]" office:value-type="float" office:value="0.88961038961039" calcext:value-type="float">
            <text:p>0.8896103896</text:p>
          </table:table-cell>
          <table:table-cell/>
          <table:table-cell table:formula="of:=[.H18]+1/6" office:value-type="float" office:value="89.5000000000001" calcext:value-type="float">
            <text:p>89.5</text:p>
          </table:table-cell>
          <table:table-cell table:formula="of:=[.H19]-72-25/60" office:value-type="float" office:value="17.0833333333334" calcext:value-type="float">
            <text:p>17.0833333333</text:p>
          </table:table-cell>
          <table:table-cell office:value-type="float" office:value="57.4" calcext:value-type="float">
            <text:p>57.4</text:p>
          </table:table-cell>
          <table:table-cell office:value-type="float" office:value="49" calcext:value-type="float">
            <text:p>49</text:p>
          </table:table-cell>
          <table:table-cell table:formula="of:=[.K19]/[.J19]" office:value-type="float" office:value="0.853658536585366" calcext:value-type="float">
            <text:p>0.8536585366</text:p>
          </table:table-cell>
          <table:table-cell/>
          <table:table-cell table:formula="of:=[.N18]+1/6" office:value-type="float" office:value="89.5000000000001" calcext:value-type="float">
            <text:p>89.5</text:p>
          </table:table-cell>
          <table:table-cell table:formula="of:=[.N19]-72-20/60" office:value-type="float" office:value="17.1666666666667" calcext:value-type="float">
            <text:p>17.1666666667</text:p>
          </table:table-cell>
          <table:table-cell office:value-type="float" office:value="57.8" calcext:value-type="float">
            <text:p>57.8</text:p>
          </table:table-cell>
          <table:table-cell office:value-type="float" office:value="46" calcext:value-type="float">
            <text:p>46</text:p>
          </table:table-cell>
          <table:table-cell table:formula="of:=[.Q19]/[.P19]" office:value-type="float" office:value="0.795847750865052" calcext:value-type="float">
            <text:p>0.7958477509</text:p>
          </table:table-cell>
          <table:table-cell/>
          <table:table-cell table:formula="of:=[.T18]+1/6" office:value-type="float" office:value="89.5000000000001" calcext:value-type="float">
            <text:p>89.5</text:p>
          </table:table-cell>
          <table:table-cell table:formula="of:=[.T19]-72-15/60" office:value-type="float" office:value="17.2500000000001" calcext:value-type="float">
            <text:p>17.25</text:p>
          </table:table-cell>
          <table:table-cell office:value-type="float" office:value="41.2" calcext:value-type="float">
            <text:p>41.2</text:p>
          </table:table-cell>
          <table:table-cell office:value-type="float" office:value="36.9" calcext:value-type="float">
            <text:p>36.9</text:p>
          </table:table-cell>
          <table:table-cell table:formula="of:=[.W19]/[.V19]" office:value-type="float" office:value="0.895631067961165" calcext:value-type="float">
            <text:p>0.895631068</text:p>
          </table:table-cell>
        </table:table-row>
        <table:table-row table:style-name="ro1">
          <table:table-cell/>
          <table:table-cell table:formula="of:=[.B19]+1/6" office:value-type="float" office:value="89.6666666666667" calcext:value-type="float">
            <text:p>89.6666666667</text:p>
          </table:table-cell>
          <table:table-cell table:formula="of:=[.B20]-72.5" office:value-type="float" office:value="17.1666666666667" calcext:value-type="float">
            <text:p>17.1666666667</text:p>
          </table:table-cell>
          <table:table-cell office:value-type="float" office:value="77.3" calcext:value-type="float">
            <text:p>77.3</text:p>
          </table:table-cell>
          <table:table-cell office:value-type="float" office:value="66.1" calcext:value-type="float">
            <text:p>66.1</text:p>
          </table:table-cell>
          <table:table-cell table:formula="of:=[.E20]/[.D20]" office:value-type="float" office:value="0.855109961190168" calcext:value-type="float">
            <text:p>0.8551099612</text:p>
          </table:table-cell>
          <table:table-cell/>
          <table:table-cell table:formula="of:=[.H19]+1/6" office:value-type="float" office:value="89.6666666666667" calcext:value-type="float">
            <text:p>89.6666666667</text:p>
          </table:table-cell>
          <table:table-cell table:formula="of:=[.H20]-72-25/60" office:value-type="float" office:value="17.2500000000001" calcext:value-type="float">
            <text:p>17.25</text:p>
          </table:table-cell>
          <table:table-cell office:value-type="float" office:value="57.3" calcext:value-type="float">
            <text:p>57.3</text:p>
          </table:table-cell>
          <table:table-cell office:value-type="float" office:value="45.6" calcext:value-type="float">
            <text:p>45.6</text:p>
          </table:table-cell>
          <table:table-cell table:formula="of:=[.K20]/[.J20]" office:value-type="float" office:value="0.795811518324607" calcext:value-type="float">
            <text:p>0.7958115183</text:p>
          </table:table-cell>
          <table:table-cell/>
          <table:table-cell table:formula="of:=[.N19]+1/6" office:value-type="float" office:value="89.6666666666667" calcext:value-type="float">
            <text:p>89.6666666667</text:p>
          </table:table-cell>
          <table:table-cell table:formula="of:=[.N20]-72-20/60" office:value-type="float" office:value="17.3333333333334" calcext:value-type="float">
            <text:p>17.3333333333</text:p>
          </table:table-cell>
          <table:table-cell office:value-type="float" office:value="57.7" calcext:value-type="float">
            <text:p>57.7</text:p>
          </table:table-cell>
          <table:table-cell office:value-type="float" office:value="49.6" calcext:value-type="float">
            <text:p>49.6</text:p>
          </table:table-cell>
          <table:table-cell table:formula="of:=[.Q20]/[.P20]" office:value-type="float" office:value="0.859618717504333" calcext:value-type="float">
            <text:p>0.8596187175</text:p>
          </table:table-cell>
          <table:table-cell/>
          <table:table-cell table:formula="of:=[.T19]+1/6" office:value-type="float" office:value="89.6666666666667" calcext:value-type="float">
            <text:p>89.6666666667</text:p>
          </table:table-cell>
          <table:table-cell table:formula="of:=[.T20]-72-15/60" office:value-type="float" office:value="17.4166666666667" calcext:value-type="float">
            <text:p>17.4166666667</text:p>
          </table:table-cell>
          <table:table-cell office:value-type="float" office:value="41.3" calcext:value-type="float">
            <text:p>41.3</text:p>
          </table:table-cell>
          <table:table-cell office:value-type="float" office:value="38.3" calcext:value-type="float">
            <text:p>38.3</text:p>
          </table:table-cell>
          <table:table-cell table:formula="of:=[.W20]/[.V20]" office:value-type="float" office:value="0.927360774818402" calcext:value-type="float">
            <text:p>0.9273607748</text:p>
          </table:table-cell>
        </table:table-row>
        <table:table-row table:style-name="ro1">
          <table:table-cell/>
          <table:table-cell table:formula="of:=[.B20]+1/6" office:value-type="float" office:value="89.8333333333334" calcext:value-type="float">
            <text:p>89.8333333333</text:p>
          </table:table-cell>
          <table:table-cell table:formula="of:=[.B21]-72.5" office:value-type="float" office:value="17.3333333333334" calcext:value-type="float">
            <text:p>17.3333333333</text:p>
          </table:table-cell>
          <table:table-cell office:value-type="float" office:value="77.4" calcext:value-type="float">
            <text:p>77.4</text:p>
          </table:table-cell>
          <table:table-cell office:value-type="float" office:value="62.8" calcext:value-type="float">
            <text:p>62.8</text:p>
          </table:table-cell>
          <table:table-cell table:formula="of:=[.E21]/[.D21]" office:value-type="float" office:value="0.811369509043928" calcext:value-type="float">
            <text:p>0.811369509</text:p>
          </table:table-cell>
          <table:table-cell/>
          <table:table-cell table:formula="of:=[.H20]+1/6" office:value-type="float" office:value="89.8333333333334" calcext:value-type="float">
            <text:p>89.8333333333</text:p>
          </table:table-cell>
          <table:table-cell table:formula="of:=[.H21]-72-25/60" office:value-type="float" office:value="17.4166666666667" calcext:value-type="float">
            <text:p>17.4166666667</text:p>
          </table:table-cell>
          <table:table-cell office:value-type="float" office:value="57.6" calcext:value-type="float">
            <text:p>57.6</text:p>
          </table:table-cell>
          <table:table-cell office:value-type="float" office:value="44.3" calcext:value-type="float">
            <text:p>44.3</text:p>
          </table:table-cell>
          <table:table-cell table:formula="of:=[.K21]/[.J21]" office:value-type="float" office:value="0.769097222222222" calcext:value-type="float">
            <text:p>0.7690972222</text:p>
          </table:table-cell>
          <table:table-cell/>
          <table:table-cell table:formula="of:=[.N20]+1/6" office:value-type="float" office:value="89.8333333333334" calcext:value-type="float">
            <text:p>89.8333333333</text:p>
          </table:table-cell>
          <table:table-cell table:formula="of:=[.N21]-72-20/60" office:value-type="float" office:value="17.5000000000001" calcext:value-type="float">
            <text:p>17.5</text:p>
          </table:table-cell>
          <table:table-cell office:value-type="float" office:value="57.8" calcext:value-type="float">
            <text:p>57.8</text:p>
          </table:table-cell>
          <table:table-cell office:value-type="float" office:value="51.9" calcext:value-type="float">
            <text:p>51.9</text:p>
          </table:table-cell>
          <table:table-cell table:formula="of:=[.Q21]/[.P21]" office:value-type="float" office:value="0.897923875432526" calcext:value-type="float">
            <text:p>0.8979238754</text:p>
          </table:table-cell>
          <table:table-cell/>
          <table:table-cell table:formula="of:=[.T20]+1/6" office:value-type="float" office:value="89.8333333333334" calcext:value-type="float">
            <text:p>89.8333333333</text:p>
          </table:table-cell>
          <table:table-cell table:formula="of:=[.T21]-72-15/60" office:value-type="float" office:value="17.5833333333334" calcext:value-type="float">
            <text:p>17.5833333333</text:p>
          </table:table-cell>
          <table:table-cell office:value-type="float" office:value="41.3" calcext:value-type="float">
            <text:p>41.3</text:p>
          </table:table-cell>
          <table:table-cell office:value-type="float" office:value="39.3" calcext:value-type="float">
            <text:p>39.3</text:p>
          </table:table-cell>
          <table:table-cell table:formula="of:=[.W21]/[.V21]" office:value-type="float" office:value="0.951573849878935" calcext:value-type="float">
            <text:p>0.9515738499</text:p>
          </table:table-cell>
        </table:table-row>
        <table:table-row table:style-name="ro1">
          <table:table-cell/>
          <table:table-cell table:formula="of:=[.B21]+1/6" office:value-type="float" office:value="90.0000000000001" calcext:value-type="float">
            <text:p>90</text:p>
          </table:table-cell>
          <table:table-cell table:formula="of:=[.B22]-72.5" office:value-type="float" office:value="17.5000000000001" calcext:value-type="float">
            <text:p>17.5</text:p>
          </table:table-cell>
          <table:table-cell office:value-type="float" office:value="77.6" calcext:value-type="float">
            <text:p>77.6</text:p>
          </table:table-cell>
          <table:table-cell office:value-type="float" office:value="63" calcext:value-type="float">
            <text:p>63</text:p>
          </table:table-cell>
          <table:table-cell table:formula="of:=[.E22]/[.D22]" office:value-type="float" office:value="0.811855670103093" calcext:value-type="float">
            <text:p>0.8118556701</text:p>
          </table:table-cell>
          <table:table-cell/>
          <table:table-cell table:formula="of:=[.H21]+1/6" office:value-type="float" office:value="90.0000000000001" calcext:value-type="float">
            <text:p>90</text:p>
          </table:table-cell>
          <table:table-cell table:formula="of:=[.H22]-72-25/60" office:value-type="float" office:value="17.5833333333334" calcext:value-type="float">
            <text:p>17.5833333333</text:p>
          </table:table-cell>
          <table:table-cell office:value-type="float" office:value="57.9" calcext:value-type="float">
            <text:p>57.9</text:p>
          </table:table-cell>
          <table:table-cell office:value-type="float" office:value="45.7" calcext:value-type="float">
            <text:p>45.7</text:p>
          </table:table-cell>
          <table:table-cell table:formula="of:=[.K22]/[.J22]" office:value-type="float" office:value="0.789291882556131" calcext:value-type="float">
            <text:p>0.7892918826</text:p>
          </table:table-cell>
          <table:table-cell/>
          <table:table-cell table:formula="of:=[.N21]+1/6" office:value-type="float" office:value="90.0000000000001" calcext:value-type="float">
            <text:p>90</text:p>
          </table:table-cell>
          <table:table-cell table:formula="of:=[.N22]-72-20/60" office:value-type="float" office:value="17.6666666666668" calcext:value-type="float">
            <text:p>17.6666666667</text:p>
          </table:table-cell>
          <table:table-cell office:value-type="float" office:value="57.8" calcext:value-type="float">
            <text:p>57.8</text:p>
          </table:table-cell>
          <table:table-cell office:value-type="float" office:value="54.2" calcext:value-type="float">
            <text:p>54.2</text:p>
          </table:table-cell>
          <table:table-cell table:formula="of:=[.Q22]/[.P22]" office:value-type="float" office:value="0.937716262975779" calcext:value-type="float">
            <text:p>0.937716263</text:p>
          </table:table-cell>
          <table:table-cell/>
          <table:table-cell table:formula="of:=[.T21]+1/6" office:value-type="float" office:value="90.0000000000001" calcext:value-type="float">
            <text:p>90</text:p>
          </table:table-cell>
          <table:table-cell table:formula="of:=[.T22]-72-15/60" office:value-type="float" office:value="17.7500000000001" calcext:value-type="float">
            <text:p>17.75</text:p>
          </table:table-cell>
          <table:table-cell office:value-type="float" office:value="41.4" calcext:value-type="float">
            <text:p>41.4</text:p>
          </table:table-cell>
          <table:table-cell office:value-type="float" office:value="39.5" calcext:value-type="float">
            <text:p>39.5</text:p>
          </table:table-cell>
          <table:table-cell table:formula="of:=[.W22]/[.V22]" office:value-type="float" office:value="0.954106280193237" calcext:value-type="float">
            <text:p>0.9541062802</text:p>
          </table:table-cell>
        </table:table-row>
        <table:table-row table:style-name="ro1">
          <table:table-cell/>
          <table:table-cell table:formula="of:=[.B22]+1/6" office:value-type="float" office:value="90.1666666666668" calcext:value-type="float">
            <text:p>90.1666666667</text:p>
          </table:table-cell>
          <table:table-cell table:formula="of:=[.B23]-72.5" office:value-type="float" office:value="17.6666666666668" calcext:value-type="float">
            <text:p>17.6666666667</text:p>
          </table:table-cell>
          <table:table-cell office:value-type="float" office:value="77.8" calcext:value-type="float">
            <text:p>77.8</text:p>
          </table:table-cell>
          <table:table-cell office:value-type="float" office:value="65.6" calcext:value-type="float">
            <text:p>65.6</text:p>
          </table:table-cell>
          <table:table-cell table:formula="of:=[.E23]/[.D23]" office:value-type="float" office:value="0.84318766066838" calcext:value-type="float">
            <text:p>0.8431876607</text:p>
          </table:table-cell>
          <table:table-cell/>
          <table:table-cell table:formula="of:=[.H22]+1/6" office:value-type="float" office:value="90.1666666666668" calcext:value-type="float">
            <text:p>90.1666666667</text:p>
          </table:table-cell>
          <table:table-cell table:formula="of:=[.H23]-72-25/60" office:value-type="float" office:value="17.7500000000001" calcext:value-type="float">
            <text:p>17.75</text:p>
          </table:table-cell>
          <table:table-cell office:value-type="float" office:value="57.9" calcext:value-type="float">
            <text:p>57.9</text:p>
          </table:table-cell>
          <table:table-cell office:value-type="float" office:value="48.7" calcext:value-type="float">
            <text:p>48.7</text:p>
          </table:table-cell>
          <table:table-cell table:formula="of:=[.K23]/[.J23]" office:value-type="float" office:value="0.841105354058722" calcext:value-type="float">
            <text:p>0.8411053541</text:p>
          </table:table-cell>
          <table:table-cell/>
          <table:table-cell table:formula="of:=[.N22]+1/6" office:value-type="float" office:value="90.1666666666668" calcext:value-type="float">
            <text:p>90.1666666667</text:p>
          </table:table-cell>
          <table:table-cell table:formula="of:=[.N23]-72-20/60" office:value-type="float" office:value="17.8333333333334" calcext:value-type="float">
            <text:p>17.8333333333</text:p>
          </table:table-cell>
          <table:table-cell office:value-type="float" office:value="57.6" calcext:value-type="float">
            <text:p>57.6</text:p>
          </table:table-cell>
          <table:table-cell office:value-type="float" office:value="54.9" calcext:value-type="float">
            <text:p>54.9</text:p>
          </table:table-cell>
          <table:table-cell table:formula="of:=[.Q23]/[.P23]" office:value-type="float" office:value="0.953125" calcext:value-type="float">
            <text:p>0.953125</text:p>
          </table:table-cell>
          <table:table-cell/>
          <table:table-cell table:formula="of:=[.T22]+1/6" office:value-type="float" office:value="90.1666666666668" calcext:value-type="float">
            <text:p>90.1666666667</text:p>
          </table:table-cell>
          <table:table-cell table:formula="of:=[.T23]-72-15/60" office:value-type="float" office:value="17.9166666666668" calcext:value-type="float">
            <text:p>17.9166666667</text:p>
          </table:table-cell>
          <table:table-cell office:value-type="float" office:value="41.3" calcext:value-type="float">
            <text:p>41.3</text:p>
          </table:table-cell>
          <table:table-cell office:value-type="float" office:value="39.9" calcext:value-type="float">
            <text:p>39.9</text:p>
          </table:table-cell>
          <table:table-cell table:formula="of:=[.W23]/[.V23]" office:value-type="float" office:value="0.966101694915254" calcext:value-type="float">
            <text:p>0.9661016949</text:p>
          </table:table-cell>
        </table:table-row>
        <table:table-row table:style-name="ro1">
          <table:table-cell/>
          <table:table-cell table:formula="of:=[.B23]+1/6" office:value-type="float" office:value="90.3333333333334" calcext:value-type="float">
            <text:p>90.3333333333</text:p>
          </table:table-cell>
          <table:table-cell table:formula="of:=[.B24]-72.5" office:value-type="float" office:value="17.8333333333334" calcext:value-type="float">
            <text:p>17.8333333333</text:p>
          </table:table-cell>
          <table:table-cell office:value-type="float" office:value="77.7" calcext:value-type="float">
            <text:p>77.7</text:p>
          </table:table-cell>
          <table:table-cell office:value-type="float" office:value="69.6" calcext:value-type="float">
            <text:p>69.6</text:p>
          </table:table-cell>
          <table:table-cell table:formula="of:=[.E24]/[.D24]" office:value-type="float" office:value="0.895752895752896" calcext:value-type="float">
            <text:p>0.8957528958</text:p>
          </table:table-cell>
          <table:table-cell/>
          <table:table-cell table:formula="of:=[.H23]+1/6" office:value-type="float" office:value="90.3333333333334" calcext:value-type="float">
            <text:p>90.3333333333</text:p>
          </table:table-cell>
          <table:table-cell table:formula="of:=[.H24]-72-25/60" office:value-type="float" office:value="17.9166666666668" calcext:value-type="float">
            <text:p>17.9166666667</text:p>
          </table:table-cell>
          <table:table-cell office:value-type="float" office:value="58.3" calcext:value-type="float">
            <text:p>58.3</text:p>
          </table:table-cell>
          <table:table-cell office:value-type="float" office:value="52.2" calcext:value-type="float">
            <text:p>52.2</text:p>
          </table:table-cell>
          <table:table-cell table:formula="of:=[.K24]/[.J24]" office:value-type="float" office:value="0.895368782161235" calcext:value-type="float">
            <text:p>0.8953687822</text:p>
          </table:table-cell>
          <table:table-cell/>
          <table:table-cell table:formula="of:=[.N23]+1/6" office:value-type="float" office:value="90.3333333333334" calcext:value-type="float">
            <text:p>90.3333333333</text:p>
          </table:table-cell>
          <table:table-cell table:formula="of:=[.N24]-72-20/60" office:value-type="float" office:value="18.0000000000001" calcext:value-type="float">
            <text:p>18</text:p>
          </table:table-cell>
          <table:table-cell office:value-type="float" office:value="57.6" calcext:value-type="float">
            <text:p>57.6</text:p>
          </table:table-cell>
          <table:table-cell office:value-type="float" office:value="55.3" calcext:value-type="float">
            <text:p>55.3</text:p>
          </table:table-cell>
          <table:table-cell table:formula="of:=[.Q24]/[.P24]" office:value-type="float" office:value="0.960069444444444" calcext:value-type="float">
            <text:p>0.9600694444</text:p>
          </table:table-cell>
          <table:table-cell/>
          <table:table-cell table:formula="of:=[.T23]+1/6" office:value-type="float" office:value="90.3333333333334" calcext:value-type="float">
            <text:p>90.3333333333</text:p>
          </table:table-cell>
          <table:table-cell table:formula="of:=[.T24]-72-15/60" office:value-type="float" office:value="18.0833333333334" calcext:value-type="float">
            <text:p>18.0833333333</text:p>
          </table:table-cell>
          <table:table-cell office:value-type="float" office:value="41.1" calcext:value-type="float">
            <text:p>41.1</text:p>
          </table:table-cell>
          <table:table-cell office:value-type="float" office:value="40.1" calcext:value-type="float">
            <text:p>40.1</text:p>
          </table:table-cell>
          <table:table-cell table:formula="of:=[.W24]/[.V24]" office:value-type="float" office:value="0.975669099756691" calcext:value-type="float">
            <text:p>0.9756690998</text:p>
          </table:table-cell>
        </table:table-row>
        <table:table-row table:style-name="ro1">
          <table:table-cell/>
          <table:table-cell table:formula="of:=[.B24]+1/6" office:value-type="float" office:value="90.5000000000001" calcext:value-type="float">
            <text:p>90.5</text:p>
          </table:table-cell>
          <table:table-cell table:formula="of:=[.B25]-72.5" office:value-type="float" office:value="18.0000000000001" calcext:value-type="float">
            <text:p>18</text:p>
          </table:table-cell>
          <table:table-cell office:value-type="float" office:value="77.9" calcext:value-type="float">
            <text:p>77.9</text:p>
          </table:table-cell>
          <table:table-cell office:value-type="float" office:value="70.5" calcext:value-type="float">
            <text:p>70.5</text:p>
          </table:table-cell>
          <table:table-cell table:formula="of:=[.E25]/[.D25]" office:value-type="float" office:value="0.905006418485237" calcext:value-type="float">
            <text:p>0.9050064185</text:p>
          </table:table-cell>
          <table:table-cell/>
          <table:table-cell table:formula="of:=[.H24]+1/6" office:value-type="float" office:value="90.5000000000001" calcext:value-type="float">
            <text:p>90.5</text:p>
          </table:table-cell>
          <table:table-cell table:formula="of:=[.H25]-72-25/60" office:value-type="float" office:value="18.0833333333334" calcext:value-type="float">
            <text:p>18.0833333333</text:p>
          </table:table-cell>
          <table:table-cell office:value-type="float" office:value="58.8" calcext:value-type="float">
            <text:p>58.8</text:p>
          </table:table-cell>
          <table:table-cell office:value-type="float" office:value="53.6" calcext:value-type="float">
            <text:p>53.6</text:p>
          </table:table-cell>
          <table:table-cell table:formula="of:=[.K25]/[.J25]" office:value-type="float" office:value="0.91156462585034" calcext:value-type="float">
            <text:p>0.9115646259</text:p>
          </table:table-cell>
          <table:table-cell/>
          <table:table-cell table:formula="of:=[.N24]+1/6" office:value-type="float" office:value="90.5000000000001" calcext:value-type="float">
            <text:p>90.5</text:p>
          </table:table-cell>
          <table:table-cell table:formula="of:=[.N25]-72-20/60" office:value-type="float" office:value="18.1666666666668" calcext:value-type="float">
            <text:p>18.1666666667</text:p>
          </table:table-cell>
          <table:table-cell office:value-type="float" office:value="57.4" calcext:value-type="float">
            <text:p>57.4</text:p>
          </table:table-cell>
          <table:table-cell office:value-type="float" office:value="55.6" calcext:value-type="float">
            <text:p>55.6</text:p>
          </table:table-cell>
          <table:table-cell table:formula="of:=[.Q25]/[.P25]" office:value-type="float" office:value="0.968641114982578" calcext:value-type="float">
            <text:p>0.968641115</text:p>
          </table:table-cell>
          <table:table-cell/>
          <table:table-cell table:formula="of:=[.T24]+1/6" office:value-type="float" office:value="90.5000000000001" calcext:value-type="float">
            <text:p>90.5</text:p>
          </table:table-cell>
          <table:table-cell table:formula="of:=[.T25]-72-15/60" office:value-type="float" office:value="18.2500000000001" calcext:value-type="float">
            <text:p>18.25</text:p>
          </table:table-cell>
          <table:table-cell office:value-type="float" office:value="41.1" calcext:value-type="float">
            <text:p>41.1</text:p>
          </table:table-cell>
          <table:table-cell office:value-type="float" office:value="40.3" calcext:value-type="float">
            <text:p>40.3</text:p>
          </table:table-cell>
          <table:table-cell table:formula="of:=[.W25]/[.V25]" office:value-type="float" office:value="0.980535279805353" calcext:value-type="float">
            <text:p>0.9805352798</text:p>
          </table:table-cell>
        </table:table-row>
        <table:table-row table:style-name="ro1">
          <table:table-cell/>
          <table:table-cell table:formula="of:=[.B25]+1/6" office:value-type="float" office:value="90.6666666666668" calcext:value-type="float">
            <text:p>90.6666666667</text:p>
          </table:table-cell>
          <table:table-cell table:formula="of:=[.B26]-72.5" office:value-type="float" office:value="18.1666666666668" calcext:value-type="float">
            <text:p>18.1666666667</text:p>
          </table:table-cell>
          <table:table-cell office:value-type="float" office:value="78" calcext:value-type="float">
            <text:p>78</text:p>
          </table:table-cell>
          <table:table-cell office:value-type="float" office:value="71.5" calcext:value-type="float">
            <text:p>71.5</text:p>
          </table:table-cell>
          <table:table-cell table:formula="of:=[.E26]/[.D26]" office:value-type="float" office:value="0.916666666666667" calcext:value-type="float">
            <text:p>0.9166666667</text:p>
          </table:table-cell>
          <table:table-cell/>
          <table:table-cell table:formula="of:=[.H25]+1/6" office:value-type="float" office:value="90.6666666666668" calcext:value-type="float">
            <text:p>90.6666666667</text:p>
          </table:table-cell>
          <table:table-cell table:formula="of:=[.H26]-72-25/60" office:value-type="float" office:value="18.2500000000001" calcext:value-type="float">
            <text:p>18.25</text:p>
          </table:table-cell>
          <table:table-cell office:value-type="float" office:value="59.1" calcext:value-type="float">
            <text:p>59.1</text:p>
          </table:table-cell>
          <table:table-cell office:value-type="float" office:value="54.2" calcext:value-type="float">
            <text:p>54.2</text:p>
          </table:table-cell>
          <table:table-cell table:formula="of:=[.K26]/[.J26]" office:value-type="float" office:value="0.917089678510998" calcext:value-type="float">
            <text:p>0.9170896785</text:p>
          </table:table-cell>
          <table:table-cell/>
          <table:table-cell table:formula="of:=[.N25]+1/6" office:value-type="float" office:value="90.6666666666668" calcext:value-type="float">
            <text:p>90.6666666667</text:p>
          </table:table-cell>
          <table:table-cell table:formula="of:=[.N26]-72-20/60" office:value-type="float" office:value="18.3333333333334" calcext:value-type="float">
            <text:p>18.3333333333</text:p>
          </table:table-cell>
          <table:table-cell office:value-type="float" office:value="57.4" calcext:value-type="float">
            <text:p>57.4</text:p>
          </table:table-cell>
          <table:table-cell office:value-type="float" office:value="55.8" calcext:value-type="float">
            <text:p>55.8</text:p>
          </table:table-cell>
          <table:table-cell table:formula="of:=[.Q26]/[.P26]" office:value-type="float" office:value="0.97212543554007" calcext:value-type="float">
            <text:p>0.9721254355</text:p>
          </table:table-cell>
          <table:table-cell/>
          <table:table-cell table:formula="of:=[.T25]+1/6" office:value-type="float" office:value="90.6666666666668" calcext:value-type="float">
            <text:p>90.6666666667</text:p>
          </table:table-cell>
          <table:table-cell table:formula="of:=[.T26]-72-15/60" office:value-type="float" office:value="18.4166666666668" calcext:value-type="float">
            <text:p>18.4166666667</text:p>
          </table:table-cell>
          <table:table-cell office:value-type="float" office:value="41.2" calcext:value-type="float">
            <text:p>41.2</text:p>
          </table:table-cell>
          <table:table-cell office:value-type="float" office:value="40.4" calcext:value-type="float">
            <text:p>40.4</text:p>
          </table:table-cell>
          <table:table-cell table:formula="of:=[.W26]/[.V26]" office:value-type="float" office:value="0.980582524271845" calcext:value-type="float">
            <text:p>0.9805825243</text:p>
          </table:table-cell>
        </table:table-row>
        <table:table-row table:style-name="ro1">
          <table:table-cell/>
          <table:table-cell table:formula="of:=[.B26]+1/6" office:value-type="float" office:value="90.8333333333334" calcext:value-type="float">
            <text:p>90.8333333333</text:p>
          </table:table-cell>
          <table:table-cell table:formula="of:=[.B27]-72.5" office:value-type="float" office:value="18.3333333333334" calcext:value-type="float">
            <text:p>18.3333333333</text:p>
          </table:table-cell>
          <table:table-cell office:value-type="float" office:value="78.2" calcext:value-type="float">
            <text:p>78.2</text:p>
          </table:table-cell>
          <table:table-cell office:value-type="float" office:value="71.7" calcext:value-type="float">
            <text:p>71.7</text:p>
          </table:table-cell>
          <table:table-cell table:formula="of:=[.E27]/[.D27]" office:value-type="float" office:value="0.916879795396419" calcext:value-type="float">
            <text:p>0.9168797954</text:p>
          </table:table-cell>
          <table:table-cell/>
          <table:table-cell table:formula="of:=[.H26]+1/6" office:value-type="float" office:value="90.8333333333334" calcext:value-type="float">
            <text:p>90.8333333333</text:p>
          </table:table-cell>
          <table:table-cell table:formula="of:=[.H27]-72-25/60" office:value-type="float" office:value="18.4166666666668" calcext:value-type="float">
            <text:p>18.4166666667</text:p>
          </table:table-cell>
          <table:table-cell office:value-type="float" office:value="59.1" calcext:value-type="float">
            <text:p>59.1</text:p>
          </table:table-cell>
          <table:table-cell office:value-type="float" office:value="54.5" calcext:value-type="float">
            <text:p>54.5</text:p>
          </table:table-cell>
          <table:table-cell table:formula="of:=[.K27]/[.J27]" office:value-type="float" office:value="0.922165820642978" calcext:value-type="float">
            <text:p>0.9221658206</text:p>
          </table:table-cell>
          <table:table-cell/>
          <table:table-cell table:formula="of:=[.N26]+1/6" office:value-type="float" office:value="90.8333333333334" calcext:value-type="float">
            <text:p>90.8333333333</text:p>
          </table:table-cell>
          <table:table-cell table:formula="of:=[.N27]-72-20/60" office:value-type="float" office:value="18.5000000000001" calcext:value-type="float">
            <text:p>18.5</text:p>
          </table:table-cell>
          <table:table-cell office:value-type="float" office:value="57.4" calcext:value-type="float">
            <text:p>57.4</text:p>
          </table:table-cell>
          <table:table-cell office:value-type="float" office:value="55.7" calcext:value-type="float">
            <text:p>55.7</text:p>
          </table:table-cell>
          <table:table-cell table:formula="of:=[.Q27]/[.P27]" office:value-type="float" office:value="0.970383275261324" calcext:value-type="float">
            <text:p>0.9703832753</text:p>
          </table:table-cell>
          <table:table-cell/>
          <table:table-cell table:formula="of:=[.T26]+1/6" office:value-type="float" office:value="90.8333333333334" calcext:value-type="float">
            <text:p>90.8333333333</text:p>
          </table:table-cell>
          <table:table-cell table:formula="of:=[.T27]-72-15/60" office:value-type="float" office:value="18.5833333333334" calcext:value-type="float">
            <text:p>18.5833333333</text:p>
          </table:table-cell>
          <table:table-cell office:value-type="float" office:value="41.3" calcext:value-type="float">
            <text:p>41.3</text:p>
          </table:table-cell>
          <table:table-cell office:value-type="float" office:value="40.5" calcext:value-type="float">
            <text:p>40.5</text:p>
          </table:table-cell>
          <table:table-cell table:formula="of:=[.W27]/[.V27]" office:value-type="float" office:value="0.980629539951574" calcext:value-type="float">
            <text:p>0.98062954</text:p>
          </table:table-cell>
        </table:table-row>
        <table:table-row table:style-name="ro1">
          <table:table-cell/>
          <table:table-cell table:formula="of:=[.B27]+1/6" office:value-type="float" office:value="91.0000000000001" calcext:value-type="float">
            <text:p>91</text:p>
          </table:table-cell>
          <table:table-cell table:formula="of:=[.B28]-72.5" office:value-type="float" office:value="18.5000000000001" calcext:value-type="float">
            <text:p>18.5</text:p>
          </table:table-cell>
          <table:table-cell office:value-type="float" office:value="78.1" calcext:value-type="float">
            <text:p>78.1</text:p>
          </table:table-cell>
          <table:table-cell office:value-type="float" office:value="72.2" calcext:value-type="float">
            <text:p>72.2</text:p>
          </table:table-cell>
          <table:table-cell table:formula="of:=[.E28]/[.D28]" office:value-type="float" office:value="0.924455825864277" calcext:value-type="float">
            <text:p>0.9244558259</text:p>
          </table:table-cell>
          <table:table-cell/>
          <table:table-cell table:formula="of:=[.H27]+1/6" office:value-type="float" office:value="91.0000000000001" calcext:value-type="float">
            <text:p>91</text:p>
          </table:table-cell>
          <table:table-cell table:formula="of:=[.H28]-72-25/60" office:value-type="float" office:value="18.5833333333334" calcext:value-type="float">
            <text:p>18.5833333333</text:p>
          </table:table-cell>
          <table:table-cell office:value-type="float" office:value="59.2" calcext:value-type="float">
            <text:p>59.2</text:p>
          </table:table-cell>
          <table:table-cell office:value-type="float" office:value="54.9" calcext:value-type="float">
            <text:p>54.9</text:p>
          </table:table-cell>
          <table:table-cell table:formula="of:=[.K28]/[.J28]" office:value-type="float" office:value="0.927364864864865" calcext:value-type="float">
            <text:p>0.9273648649</text:p>
          </table:table-cell>
          <table:table-cell/>
          <table:table-cell table:formula="of:=[.N27]+1/6" office:value-type="float" office:value="91.0000000000001" calcext:value-type="float">
            <text:p>91</text:p>
          </table:table-cell>
          <table:table-cell table:formula="of:=[.N28]-72-20/60" office:value-type="float" office:value="18.6666666666668" calcext:value-type="float">
            <text:p>18.6666666667</text:p>
          </table:table-cell>
          <table:table-cell office:value-type="float" office:value="57.3" calcext:value-type="float">
            <text:p>57.3</text:p>
          </table:table-cell>
          <table:table-cell office:value-type="float" office:value="55.6" calcext:value-type="float">
            <text:p>55.6</text:p>
          </table:table-cell>
          <table:table-cell table:formula="of:=[.Q28]/[.P28]" office:value-type="float" office:value="0.970331588132635" calcext:value-type="float">
            <text:p>0.9703315881</text:p>
          </table:table-cell>
          <table:table-cell/>
          <table:table-cell table:formula="of:=[.T27]+1/6" office:value-type="float" office:value="91.0000000000001" calcext:value-type="float">
            <text:p>91</text:p>
          </table:table-cell>
          <table:table-cell table:formula="of:=[.T28]-72-15/60" office:value-type="float" office:value="18.7500000000001" calcext:value-type="float">
            <text:p>18.75</text:p>
          </table:table-cell>
          <table:table-cell office:value-type="float" office:value="41.6" calcext:value-type="float">
            <text:p>41.6</text:p>
          </table:table-cell>
          <table:table-cell office:value-type="float" office:value="40.9" calcext:value-type="float">
            <text:p>40.9</text:p>
          </table:table-cell>
          <table:table-cell table:formula="of:=[.W28]/[.V28]" office:value-type="float" office:value="0.983173076923077" calcext:value-type="float">
            <text:p>0.9831730769</text:p>
          </table:table-cell>
        </table:table-row>
        <table:table-row table:style-name="ro1">
          <table:table-cell/>
          <table:table-cell table:formula="of:=[.B28]+1/6" office:value-type="float" office:value="91.1666666666668" calcext:value-type="float">
            <text:p>91.1666666667</text:p>
          </table:table-cell>
          <table:table-cell table:formula="of:=[.B29]-72.5" office:value-type="float" office:value="18.6666666666668" calcext:value-type="float">
            <text:p>18.6666666667</text:p>
          </table:table-cell>
          <table:table-cell office:value-type="float" office:value="78.4" calcext:value-type="float">
            <text:p>78.4</text:p>
          </table:table-cell>
          <table:table-cell office:value-type="float" office:value="72.8" calcext:value-type="float">
            <text:p>72.8</text:p>
          </table:table-cell>
          <table:table-cell table:formula="of:=[.E29]/[.D29]" office:value-type="float" office:value="0.928571428571429" calcext:value-type="float">
            <text:p>0.9285714286</text:p>
          </table:table-cell>
          <table:table-cell/>
          <table:table-cell table:formula="of:=[.H28]+1/6" office:value-type="float" office:value="91.1666666666668" calcext:value-type="float">
            <text:p>91.1666666667</text:p>
          </table:table-cell>
          <table:table-cell table:formula="of:=[.H29]-72-25/60" office:value-type="float" office:value="18.7500000000001" calcext:value-type="float">
            <text:p>18.75</text:p>
          </table:table-cell>
          <table:table-cell office:value-type="float" office:value="59.4" calcext:value-type="float">
            <text:p>59.4</text:p>
          </table:table-cell>
          <table:table-cell office:value-type="float" office:value="55.3" calcext:value-type="float">
            <text:p>55.3</text:p>
          </table:table-cell>
          <table:table-cell table:formula="of:=[.K29]/[.J29]" office:value-type="float" office:value="0.930976430976431" calcext:value-type="float">
            <text:p>0.930976431</text:p>
          </table:table-cell>
          <table:table-cell/>
          <table:table-cell table:formula="of:=[.N28]+1/6" office:value-type="float" office:value="91.1666666666668" calcext:value-type="float">
            <text:p>91.1666666667</text:p>
          </table:table-cell>
          <table:table-cell table:formula="of:=[.N29]-72-20/60" office:value-type="float" office:value="18.8333333333335" calcext:value-type="float">
            <text:p>18.8333333333</text:p>
          </table:table-cell>
          <table:table-cell office:value-type="float" office:value="57.4" calcext:value-type="float">
            <text:p>57.4</text:p>
          </table:table-cell>
          <table:table-cell office:value-type="float" office:value="55.6" calcext:value-type="float">
            <text:p>55.6</text:p>
          </table:table-cell>
          <table:table-cell table:formula="of:=[.Q29]/[.P29]" office:value-type="float" office:value="0.968641114982578" calcext:value-type="float">
            <text:p>0.968641115</text:p>
          </table:table-cell>
          <table:table-cell/>
          <table:table-cell table:formula="of:=[.T28]+1/6" office:value-type="float" office:value="91.1666666666668" calcext:value-type="float">
            <text:p>91.1666666667</text:p>
          </table:table-cell>
          <table:table-cell table:formula="of:=[.T29]-72-15/60" office:value-type="float" office:value="18.9166666666668" calcext:value-type="float">
            <text:p>18.9166666667</text:p>
          </table:table-cell>
          <table:table-cell office:value-type="float" office:value="41.7" calcext:value-type="float">
            <text:p>41.7</text:p>
          </table:table-cell>
          <table:table-cell office:value-type="float" office:value="40.9" calcext:value-type="float">
            <text:p>40.9</text:p>
          </table:table-cell>
          <table:table-cell table:formula="of:=[.W29]/[.V29]" office:value-type="float" office:value="0.980815347721822" calcext:value-type="float">
            <text:p>0.9808153477</text:p>
          </table:table-cell>
        </table:table-row>
        <table:table-row table:style-name="ro1">
          <table:table-cell/>
          <table:table-cell table:formula="of:=[.B29]+1/6" office:value-type="float" office:value="91.3333333333335" calcext:value-type="float">
            <text:p>91.3333333333</text:p>
          </table:table-cell>
          <table:table-cell table:formula="of:=[.B30]-72.5" office:value-type="float" office:value="18.8333333333335" calcext:value-type="float">
            <text:p>18.8333333333</text:p>
          </table:table-cell>
          <table:table-cell office:value-type="float" office:value="78.6" calcext:value-type="float">
            <text:p>78.6</text:p>
          </table:table-cell>
          <table:table-cell office:value-type="float" office:value="72.9" calcext:value-type="float">
            <text:p>72.9</text:p>
          </table:table-cell>
          <table:table-cell table:formula="of:=[.E30]/[.D30]" office:value-type="float" office:value="0.927480916030535" calcext:value-type="float">
            <text:p>0.927480916</text:p>
          </table:table-cell>
          <table:table-cell/>
          <table:table-cell table:formula="of:=[.H29]+1/6" office:value-type="float" office:value="91.3333333333335" calcext:value-type="float">
            <text:p>91.3333333333</text:p>
          </table:table-cell>
          <table:table-cell table:formula="of:=[.H30]-72-25/60" office:value-type="float" office:value="18.9166666666668" calcext:value-type="float">
            <text:p>18.9166666667</text:p>
          </table:table-cell>
          <table:table-cell office:value-type="float" office:value="59.4" calcext:value-type="float">
            <text:p>59.4</text:p>
          </table:table-cell>
          <table:table-cell office:value-type="float" office:value="55.2" calcext:value-type="float">
            <text:p>55.2</text:p>
          </table:table-cell>
          <table:table-cell table:formula="of:=[.K30]/[.J30]" office:value-type="float" office:value="0.929292929292929" calcext:value-type="float">
            <text:p>0.9292929293</text:p>
          </table:table-cell>
          <table:table-cell/>
          <table:table-cell table:formula="of:=[.N29]+1/6" office:value-type="float" office:value="91.3333333333335" calcext:value-type="float">
            <text:p>91.3333333333</text:p>
          </table:table-cell>
          <table:table-cell table:formula="of:=[.N30]-72-20/60" office:value-type="float" office:value="19.0000000000001" calcext:value-type="float">
            <text:p>19</text:p>
          </table:table-cell>
          <table:table-cell office:value-type="float" office:value="57.5" calcext:value-type="float">
            <text:p>57.5</text:p>
          </table:table-cell>
          <table:table-cell office:value-type="float" office:value="55.7" calcext:value-type="float">
            <text:p>55.7</text:p>
          </table:table-cell>
          <table:table-cell table:formula="of:=[.Q30]/[.P30]" office:value-type="float" office:value="0.968695652173913" calcext:value-type="float">
            <text:p>0.9686956522</text:p>
          </table:table-cell>
          <table:table-cell/>
          <table:table-cell table:formula="of:=[.T29]+1/6" office:value-type="float" office:value="91.3333333333335" calcext:value-type="float">
            <text:p>91.3333333333</text:p>
          </table:table-cell>
          <table:table-cell table:formula="of:=[.T30]-72-15/60" office:value-type="float" office:value="19.0833333333335" calcext:value-type="float">
            <text:p>19.0833333333</text:p>
          </table:table-cell>
          <table:table-cell office:value-type="float" office:value="41.8" calcext:value-type="float">
            <text:p>41.8</text:p>
          </table:table-cell>
          <table:table-cell office:value-type="float" office:value="40.8" calcext:value-type="float">
            <text:p>40.8</text:p>
          </table:table-cell>
          <table:table-cell table:formula="of:=[.W30]/[.V30]" office:value-type="float" office:value="0.976076555023923" calcext:value-type="float">
            <text:p>0.976076555</text:p>
          </table:table-cell>
        </table:table-row>
        <table:table-row table:style-name="ro1">
          <table:table-cell/>
          <table:table-cell table:formula="of:=[.B30]+1/6" office:value-type="float" office:value="91.5000000000001" calcext:value-type="float">
            <text:p>91.5</text:p>
          </table:table-cell>
          <table:table-cell table:formula="of:=[.B31]-72.5" office:value-type="float" office:value="19.0000000000001" calcext:value-type="float">
            <text:p>19</text:p>
          </table:table-cell>
          <table:table-cell office:value-type="float" office:value="78.6" calcext:value-type="float">
            <text:p>78.6</text:p>
          </table:table-cell>
          <table:table-cell office:value-type="float" office:value="73.3" calcext:value-type="float">
            <text:p>73.3</text:p>
          </table:table-cell>
          <table:table-cell table:formula="of:=[.E31]/[.D31]" office:value-type="float" office:value="0.932569974554707" calcext:value-type="float">
            <text:p>0.9325699746</text:p>
          </table:table-cell>
          <table:table-cell/>
          <table:table-cell table:formula="of:=[.H30]+1/6" office:value-type="float" office:value="91.5000000000001" calcext:value-type="float">
            <text:p>91.5</text:p>
          </table:table-cell>
          <table:table-cell table:formula="of:=[.H31]-72-25/60" office:value-type="float" office:value="19.0833333333335" calcext:value-type="float">
            <text:p>19.0833333333</text:p>
          </table:table-cell>
          <table:table-cell office:value-type="float" office:value="59.7" calcext:value-type="float">
            <text:p>59.7</text:p>
          </table:table-cell>
          <table:table-cell office:value-type="float" office:value="55.6" calcext:value-type="float">
            <text:p>55.6</text:p>
          </table:table-cell>
          <table:table-cell table:formula="of:=[.K31]/[.J31]" office:value-type="float" office:value="0.931323283082077" calcext:value-type="float">
            <text:p>0.9313232831</text:p>
          </table:table-cell>
          <table:table-cell/>
          <table:table-cell table:formula="of:=[.N30]+1/6" office:value-type="float" office:value="91.5000000000001" calcext:value-type="float">
            <text:p>91.5</text:p>
          </table:table-cell>
          <table:table-cell table:formula="of:=[.N31]-72-20/60" office:value-type="float" office:value="19.1666666666668" calcext:value-type="float">
            <text:p>19.1666666667</text:p>
          </table:table-cell>
          <table:table-cell office:value-type="float" office:value="57.5" calcext:value-type="float">
            <text:p>57.5</text:p>
          </table:table-cell>
          <table:table-cell office:value-type="float" office:value="55.8" calcext:value-type="float">
            <text:p>55.8</text:p>
          </table:table-cell>
          <table:table-cell table:formula="of:=[.Q31]/[.P31]" office:value-type="float" office:value="0.970434782608696" calcext:value-type="float">
            <text:p>0.9704347826</text:p>
          </table:table-cell>
          <table:table-cell/>
          <table:table-cell table:formula="of:=[.T30]+1/6" office:value-type="float" office:value="91.5000000000001" calcext:value-type="float">
            <text:p>91.5</text:p>
          </table:table-cell>
          <table:table-cell table:formula="of:=[.T31]-72-15/60" office:value-type="float" office:value="19.2500000000001" calcext:value-type="float">
            <text:p>19.25</text:p>
          </table:table-cell>
          <table:table-cell office:value-type="float" office:value="41.8" calcext:value-type="float">
            <text:p>41.8</text:p>
          </table:table-cell>
          <table:table-cell office:value-type="float" office:value="40.9" calcext:value-type="float">
            <text:p>40.9</text:p>
          </table:table-cell>
          <table:table-cell table:formula="of:=[.W31]/[.V31]" office:value-type="float" office:value="0.978468899521531" calcext:value-type="float">
            <text:p>0.9784688995</text:p>
          </table:table-cell>
        </table:table-row>
        <table:table-row table:style-name="ro1">
          <table:table-cell/>
          <table:table-cell table:formula="of:=[.B31]+1/6" office:value-type="float" office:value="91.6666666666668" calcext:value-type="float">
            <text:p>91.6666666667</text:p>
          </table:table-cell>
          <table:table-cell table:formula="of:=[.B32]-72.5" office:value-type="float" office:value="19.1666666666668" calcext:value-type="float">
            <text:p>19.1666666667</text:p>
          </table:table-cell>
          <table:table-cell office:value-type="float" office:value="78.8" calcext:value-type="float">
            <text:p>78.8</text:p>
          </table:table-cell>
          <table:table-cell office:value-type="float" office:value="73.4" calcext:value-type="float">
            <text:p>73.4</text:p>
          </table:table-cell>
          <table:table-cell table:formula="of:=[.E32]/[.D32]" office:value-type="float" office:value="0.931472081218274" calcext:value-type="float">
            <text:p>0.9314720812</text:p>
          </table:table-cell>
          <table:table-cell/>
          <table:table-cell table:formula="of:=[.H31]+1/6" office:value-type="float" office:value="91.6666666666668" calcext:value-type="float">
            <text:p>91.6666666667</text:p>
          </table:table-cell>
          <table:table-cell table:formula="of:=[.H32]-72-25/60" office:value-type="float" office:value="19.2500000000001" calcext:value-type="float">
            <text:p>19.25</text:p>
          </table:table-cell>
          <table:table-cell office:value-type="float" office:value="59.9" calcext:value-type="float">
            <text:p>59.9</text:p>
          </table:table-cell>
          <table:table-cell office:value-type="float" office:value="55.8" calcext:value-type="float">
            <text:p>55.8</text:p>
          </table:table-cell>
          <table:table-cell table:formula="of:=[.K32]/[.J32]" office:value-type="float" office:value="0.931552587646077" calcext:value-type="float">
            <text:p>0.9315525876</text:p>
          </table:table-cell>
          <table:table-cell/>
          <table:table-cell table:formula="of:=[.N31]+1/6" office:value-type="float" office:value="91.6666666666668" calcext:value-type="float">
            <text:p>91.6666666667</text:p>
          </table:table-cell>
          <table:table-cell table:formula="of:=[.N32]-72-20/60" office:value-type="float" office:value="19.3333333333335" calcext:value-type="float">
            <text:p>19.3333333333</text:p>
          </table:table-cell>
          <table:table-cell office:value-type="float" office:value="57.6" calcext:value-type="float">
            <text:p>57.6</text:p>
          </table:table-cell>
          <table:table-cell office:value-type="float" office:value="55.8" calcext:value-type="float">
            <text:p>55.8</text:p>
          </table:table-cell>
          <table:table-cell table:formula="of:=[.Q32]/[.P32]" office:value-type="float" office:value="0.96875" calcext:value-type="float">
            <text:p>0.96875</text:p>
          </table:table-cell>
          <table:table-cell/>
          <table:table-cell table:formula="of:=[.T31]+1/6" office:value-type="float" office:value="91.6666666666668" calcext:value-type="float">
            <text:p>91.6666666667</text:p>
          </table:table-cell>
          <table:table-cell table:formula="of:=[.T32]-72-15/60" office:value-type="float" office:value="19.4166666666668" calcext:value-type="float">
            <text:p>19.4166666667</text:p>
          </table:table-cell>
          <table:table-cell office:value-type="float" office:value="41.8" calcext:value-type="float">
            <text:p>41.8</text:p>
          </table:table-cell>
          <table:table-cell office:value-type="float" office:value="41" calcext:value-type="float">
            <text:p>41</text:p>
          </table:table-cell>
          <table:table-cell table:formula="of:=[.W32]/[.V32]" office:value-type="float" office:value="0.980861244019139" calcext:value-type="float">
            <text:p>0.980861244</text:p>
          </table:table-cell>
        </table:table-row>
        <table:table-row table:style-name="ro1">
          <table:table-cell/>
          <table:table-cell table:formula="of:=[.B32]+1/6" office:value-type="float" office:value="91.8333333333335" calcext:value-type="float">
            <text:p>91.8333333333</text:p>
          </table:table-cell>
          <table:table-cell table:formula="of:=[.B33]-72.5" office:value-type="float" office:value="19.3333333333335" calcext:value-type="float">
            <text:p>19.3333333333</text:p>
          </table:table-cell>
          <table:table-cell office:value-type="float" office:value="78.7" calcext:value-type="float">
            <text:p>78.7</text:p>
          </table:table-cell>
          <table:table-cell office:value-type="float" office:value="73.7" calcext:value-type="float">
            <text:p>73.7</text:p>
          </table:table-cell>
          <table:table-cell table:formula="of:=[.E33]/[.D33]" office:value-type="float" office:value="0.936467598475222" calcext:value-type="float">
            <text:p>0.9364675985</text:p>
          </table:table-cell>
          <table:table-cell/>
          <table:table-cell table:formula="of:=[.H32]+1/6" office:value-type="float" office:value="91.8333333333335" calcext:value-type="float">
            <text:p>91.8333333333</text:p>
          </table:table-cell>
          <table:table-cell table:formula="of:=[.H33]-72-25/60" office:value-type="float" office:value="19.4166666666668" calcext:value-type="float">
            <text:p>19.4166666667</text:p>
          </table:table-cell>
          <table:table-cell office:value-type="float" office:value="59.9" calcext:value-type="float">
            <text:p>59.9</text:p>
          </table:table-cell>
          <table:table-cell office:value-type="float" office:value="56.1" calcext:value-type="float">
            <text:p>56.1</text:p>
          </table:table-cell>
          <table:table-cell table:formula="of:=[.K33]/[.J33]" office:value-type="float" office:value="0.936560934891486" calcext:value-type="float">
            <text:p>0.9365609349</text:p>
          </table:table-cell>
          <table:table-cell/>
          <table:table-cell table:formula="of:=[.N32]+1/6" office:value-type="float" office:value="91.8333333333335" calcext:value-type="float">
            <text:p>91.8333333333</text:p>
          </table:table-cell>
          <table:table-cell table:formula="of:=[.N33]-72-20/60" office:value-type="float" office:value="19.5000000000001" calcext:value-type="float">
            <text:p>19.5</text:p>
          </table:table-cell>
          <table:table-cell office:value-type="float" office:value="57.3" calcext:value-type="float">
            <text:p>57.3</text:p>
          </table:table-cell>
          <table:table-cell office:value-type="float" office:value="55.7" calcext:value-type="float">
            <text:p>55.7</text:p>
          </table:table-cell>
          <table:table-cell table:formula="of:=[.Q33]/[.P33]" office:value-type="float" office:value="0.972076788830715" calcext:value-type="float">
            <text:p>0.9720767888</text:p>
          </table:table-cell>
          <table:table-cell/>
          <table:table-cell table:formula="of:=[.T32]+1/6" office:value-type="float" office:value="91.8333333333335" calcext:value-type="float">
            <text:p>91.8333333333</text:p>
          </table:table-cell>
          <table:table-cell table:formula="of:=[.T33]-72-15/60" office:value-type="float" office:value="19.5833333333335" calcext:value-type="float">
            <text:p>19.5833333333</text:p>
          </table:table-cell>
          <table:table-cell office:value-type="float" office:value="42" calcext:value-type="float">
            <text:p>42</text:p>
          </table:table-cell>
          <table:table-cell office:value-type="float" office:value="41.2" calcext:value-type="float">
            <text:p>41.2</text:p>
          </table:table-cell>
          <table:table-cell table:formula="of:=[.W33]/[.V33]" office:value-type="float" office:value="0.980952380952381" calcext:value-type="float">
            <text:p>0.980952381</text:p>
          </table:table-cell>
        </table:table-row>
        <table:table-row table:style-name="ro1">
          <table:table-cell/>
          <table:table-cell table:formula="of:=[.B33]+1/6" office:value-type="float" office:value="92.0000000000001" calcext:value-type="float">
            <text:p>92</text:p>
          </table:table-cell>
          <table:table-cell table:formula="of:=[.B34]-72.5" office:value-type="float" office:value="19.5000000000001" calcext:value-type="float">
            <text:p>19.5</text:p>
          </table:table-cell>
          <table:table-cell office:value-type="float" office:value="78.8" calcext:value-type="float">
            <text:p>78.8</text:p>
          </table:table-cell>
          <table:table-cell office:value-type="float" office:value="73.9" calcext:value-type="float">
            <text:p>73.9</text:p>
          </table:table-cell>
          <table:table-cell table:formula="of:=[.E34]/[.D34]" office:value-type="float" office:value="0.937817258883249" calcext:value-type="float">
            <text:p>0.9378172589</text:p>
          </table:table-cell>
          <table:table-cell/>
          <table:table-cell table:formula="of:=[.H33]+1/6" office:value-type="float" office:value="92.0000000000001" calcext:value-type="float">
            <text:p>92</text:p>
          </table:table-cell>
          <table:table-cell table:formula="of:=[.H34]-72-25/60" office:value-type="float" office:value="19.5833333333335" calcext:value-type="float">
            <text:p>19.5833333333</text:p>
          </table:table-cell>
          <table:table-cell office:value-type="float" office:value="59.9" calcext:value-type="float">
            <text:p>59.9</text:p>
          </table:table-cell>
          <table:table-cell office:value-type="float" office:value="56.4" calcext:value-type="float">
            <text:p>56.4</text:p>
          </table:table-cell>
          <table:table-cell table:formula="of:=[.K34]/[.J34]" office:value-type="float" office:value="0.941569282136895" calcext:value-type="float">
            <text:p>0.9415692821</text:p>
          </table:table-cell>
          <table:table-cell/>
          <table:table-cell table:formula="of:=[.N33]+1/6" office:value-type="float" office:value="92.0000000000001" calcext:value-type="float">
            <text:p>92</text:p>
          </table:table-cell>
          <table:table-cell table:formula="of:=[.N34]-72-20/60" office:value-type="float" office:value="19.6666666666668" calcext:value-type="float">
            <text:p>19.6666666667</text:p>
          </table:table-cell>
          <table:table-cell office:value-type="float" office:value="57.4" calcext:value-type="float">
            <text:p>57.4</text:p>
          </table:table-cell>
          <table:table-cell office:value-type="float" office:value="55.8" calcext:value-type="float">
            <text:p>55.8</text:p>
          </table:table-cell>
          <table:table-cell table:formula="of:=[.Q34]/[.P34]" office:value-type="float" office:value="0.97212543554007" calcext:value-type="float">
            <text:p>0.9721254355</text:p>
          </table:table-cell>
          <table:table-cell/>
          <table:table-cell table:formula="of:=[.T33]+1/6" office:value-type="float" office:value="92.0000000000001" calcext:value-type="float">
            <text:p>92</text:p>
          </table:table-cell>
          <table:table-cell table:formula="of:=[.T34]-72-15/60" office:value-type="float" office:value="19.7500000000001" calcext:value-type="float">
            <text:p>19.75</text:p>
          </table:table-cell>
          <table:table-cell office:value-type="float" office:value="42.1" calcext:value-type="float">
            <text:p>42.1</text:p>
          </table:table-cell>
          <table:table-cell office:value-type="float" office:value="41.2" calcext:value-type="float">
            <text:p>41.2</text:p>
          </table:table-cell>
          <table:table-cell table:formula="of:=[.W34]/[.V34]" office:value-type="float" office:value="0.978622327790974" calcext:value-type="float">
            <text:p>0.9786223278</text:p>
          </table:table-cell>
        </table:table-row>
        <table:table-row table:style-name="ro1">
          <table:table-cell/>
          <table:table-cell table:formula="of:=[.B34]+1/6" office:value-type="float" office:value="92.1666666666668" calcext:value-type="float">
            <text:p>92.1666666667</text:p>
          </table:table-cell>
          <table:table-cell table:formula="of:=[.B35]-72.5" office:value-type="float" office:value="19.6666666666668" calcext:value-type="float">
            <text:p>19.6666666667</text:p>
          </table:table-cell>
          <table:table-cell office:value-type="float" office:value="78.9" calcext:value-type="float">
            <text:p>78.9</text:p>
          </table:table-cell>
          <table:table-cell office:value-type="float" office:value="74" calcext:value-type="float">
            <text:p>74</text:p>
          </table:table-cell>
          <table:table-cell table:formula="of:=[.E35]/[.D35]" office:value-type="float" office:value="0.937896070975919" calcext:value-type="float">
            <text:p>0.937896071</text:p>
          </table:table-cell>
          <table:table-cell/>
          <table:table-cell table:formula="of:=[.H34]+1/6" office:value-type="float" office:value="92.1666666666668" calcext:value-type="float">
            <text:p>92.1666666667</text:p>
          </table:table-cell>
          <table:table-cell table:formula="of:=[.H35]-72-25/60" office:value-type="float" office:value="19.7500000000001" calcext:value-type="float">
            <text:p>19.75</text:p>
          </table:table-cell>
          <table:table-cell office:value-type="float" office:value="60.2" calcext:value-type="float">
            <text:p>60.2</text:p>
          </table:table-cell>
          <table:table-cell office:value-type="float" office:value="56.4" calcext:value-type="float">
            <text:p>56.4</text:p>
          </table:table-cell>
          <table:table-cell table:formula="of:=[.K35]/[.J35]" office:value-type="float" office:value="0.93687707641196" calcext:value-type="float">
            <text:p>0.9368770764</text:p>
          </table:table-cell>
          <table:table-cell/>
          <table:table-cell table:formula="of:=[.N34]+1/6" office:value-type="float" office:value="92.1666666666668" calcext:value-type="float">
            <text:p>92.1666666667</text:p>
          </table:table-cell>
          <table:table-cell table:formula="of:=[.N35]-72-20/60" office:value-type="float" office:value="19.8333333333335" calcext:value-type="float">
            <text:p>19.8333333333</text:p>
          </table:table-cell>
          <table:table-cell office:value-type="float" office:value="57.5" calcext:value-type="float">
            <text:p>57.5</text:p>
          </table:table-cell>
          <table:table-cell office:value-type="float" office:value="55.9" calcext:value-type="float">
            <text:p>55.9</text:p>
          </table:table-cell>
          <table:table-cell table:formula="of:=[.Q35]/[.P35]" office:value-type="float" office:value="0.972173913043478" calcext:value-type="float">
            <text:p>0.972173913</text:p>
          </table:table-cell>
          <table:table-cell/>
          <table:table-cell table:formula="of:=[.T34]+1/6" office:value-type="float" office:value="92.1666666666668" calcext:value-type="float">
            <text:p>92.1666666667</text:p>
          </table:table-cell>
          <table:table-cell table:formula="of:=[.T35]-72-15/60" office:value-type="float" office:value="19.9166666666668" calcext:value-type="float">
            <text:p>19.9166666667</text:p>
          </table:table-cell>
          <table:table-cell office:value-type="float" office:value="42.3" calcext:value-type="float">
            <text:p>42.3</text:p>
          </table:table-cell>
          <table:table-cell office:value-type="float" office:value="41.4" calcext:value-type="float">
            <text:p>41.4</text:p>
          </table:table-cell>
          <table:table-cell table:formula="of:=[.W35]/[.V35]" office:value-type="float" office:value="0.978723404255319" calcext:value-type="float">
            <text:p>0.9787234043</text:p>
          </table:table-cell>
        </table:table-row>
        <table:table-row table:style-name="ro1">
          <table:table-cell/>
          <table:table-cell table:formula="of:=[.B35]+1/6" office:value-type="float" office:value="92.3333333333335" calcext:value-type="float">
            <text:p>92.3333333333</text:p>
          </table:table-cell>
          <table:table-cell table:formula="of:=[.B36]-72.5" office:value-type="float" office:value="19.8333333333335" calcext:value-type="float">
            <text:p>19.8333333333</text:p>
          </table:table-cell>
          <table:table-cell office:value-type="float" office:value="79" calcext:value-type="float">
            <text:p>79</text:p>
          </table:table-cell>
          <table:table-cell office:value-type="float" office:value="74.2" calcext:value-type="float">
            <text:p>74.2</text:p>
          </table:table-cell>
          <table:table-cell table:formula="of:=[.E36]/[.D36]" office:value-type="float" office:value="0.939240506329114" calcext:value-type="float">
            <text:p>0.9392405063</text:p>
          </table:table-cell>
          <table:table-cell/>
          <table:table-cell table:formula="of:=[.H35]+1/6" office:value-type="float" office:value="92.3333333333335" calcext:value-type="float">
            <text:p>92.3333333333</text:p>
          </table:table-cell>
          <table:table-cell table:formula="of:=[.H36]-72-25/60" office:value-type="float" office:value="19.9166666666668" calcext:value-type="float">
            <text:p>19.9166666667</text:p>
          </table:table-cell>
          <table:table-cell office:value-type="float" office:value="60.3" calcext:value-type="float">
            <text:p>60.3</text:p>
          </table:table-cell>
          <table:table-cell office:value-type="float" office:value="56.3" calcext:value-type="float">
            <text:p>56.3</text:p>
          </table:table-cell>
          <table:table-cell table:formula="of:=[.K36]/[.J36]" office:value-type="float" office:value="0.933665008291874" calcext:value-type="float">
            <text:p>0.9336650083</text:p>
          </table:table-cell>
          <table:table-cell/>
          <table:table-cell table:formula="of:=[.N35]+1/6" office:value-type="float" office:value="92.3333333333335" calcext:value-type="float">
            <text:p>92.3333333333</text:p>
          </table:table-cell>
          <table:table-cell table:formula="of:=[.N36]-72-20/60" office:value-type="float" office:value="20.0000000000001" calcext:value-type="float">
            <text:p>20</text:p>
          </table:table-cell>
          <table:table-cell office:value-type="float" office:value="57.6" calcext:value-type="float">
            <text:p>57.6</text:p>
          </table:table-cell>
          <table:table-cell office:value-type="float" office:value="55.6" calcext:value-type="float">
            <text:p>55.6</text:p>
          </table:table-cell>
          <table:table-cell table:formula="of:=[.Q36]/[.P36]" office:value-type="float" office:value="0.965277777777778" calcext:value-type="float">
            <text:p>0.9652777778</text:p>
          </table:table-cell>
          <table:table-cell/>
          <table:table-cell table:formula="of:=[.T35]+1/6" office:value-type="float" office:value="92.3333333333335" calcext:value-type="float">
            <text:p>92.3333333333</text:p>
          </table:table-cell>
          <table:table-cell table:formula="of:=[.T36]-72-15/60" office:value-type="float" office:value="20.0833333333335" calcext:value-type="float">
            <text:p>20.0833333333</text:p>
          </table:table-cell>
          <table:table-cell office:value-type="float" office:value="42.4" calcext:value-type="float">
            <text:p>42.4</text:p>
          </table:table-cell>
          <table:table-cell office:value-type="float" office:value="41.4" calcext:value-type="float">
            <text:p>41.4</text:p>
          </table:table-cell>
          <table:table-cell table:formula="of:=[.W36]/[.V36]" office:value-type="float" office:value="0.976415094339623" calcext:value-type="float">
            <text:p>0.9764150943</text:p>
          </table:table-cell>
        </table:table-row>
        <table:table-row table:style-name="ro1">
          <table:table-cell/>
          <table:table-cell table:formula="of:=[.B36]+1/6" office:value-type="float" office:value="92.5000000000002" calcext:value-type="float">
            <text:p>92.5</text:p>
          </table:table-cell>
          <table:table-cell table:formula="of:=[.B37]-72.5" office:value-type="float" office:value="20.0000000000002" calcext:value-type="float">
            <text:p>20</text:p>
          </table:table-cell>
          <table:table-cell office:value-type="float" office:value="79.1" calcext:value-type="float">
            <text:p>79.1</text:p>
          </table:table-cell>
          <table:table-cell office:value-type="float" office:value="73.7" calcext:value-type="float">
            <text:p>73.7</text:p>
          </table:table-cell>
          <table:table-cell table:formula="of:=[.E37]/[.D37]" office:value-type="float" office:value="0.93173198482933" calcext:value-type="float">
            <text:p>0.9317319848</text:p>
          </table:table-cell>
          <table:table-cell/>
          <table:table-cell table:formula="of:=[.H36]+1/6" office:value-type="float" office:value="92.5000000000002" calcext:value-type="float">
            <text:p>92.5</text:p>
          </table:table-cell>
          <table:table-cell table:formula="of:=[.H37]-72-25/60" office:value-type="float" office:value="20.0833333333335" calcext:value-type="float">
            <text:p>20.0833333333</text:p>
          </table:table-cell>
          <table:table-cell office:value-type="float" office:value="60.2" calcext:value-type="float">
            <text:p>60.2</text:p>
          </table:table-cell>
          <table:table-cell office:value-type="float" office:value="56.7" calcext:value-type="float">
            <text:p>56.7</text:p>
          </table:table-cell>
          <table:table-cell table:formula="of:=[.K37]/[.J37]" office:value-type="float" office:value="0.941860465116279" calcext:value-type="float">
            <text:p>0.9418604651</text:p>
          </table:table-cell>
          <table:table-cell/>
          <table:table-cell table:formula="of:=[.N36]+1/6" office:value-type="float" office:value="92.5000000000002" calcext:value-type="float">
            <text:p>92.5</text:p>
          </table:table-cell>
          <table:table-cell table:formula="of:=[.N37]-72-20/60" office:value-type="float" office:value="20.1666666666668" calcext:value-type="float">
            <text:p>20.1666666667</text:p>
          </table:table-cell>
          <table:table-cell office:value-type="float" office:value="57.3" calcext:value-type="float">
            <text:p>57.3</text:p>
          </table:table-cell>
          <table:table-cell office:value-type="float" office:value="55.9" calcext:value-type="float">
            <text:p>55.9</text:p>
          </table:table-cell>
          <table:table-cell table:formula="of:=[.Q37]/[.P37]" office:value-type="float" office:value="0.975567190226876" calcext:value-type="float">
            <text:p>0.9755671902</text:p>
          </table:table-cell>
          <table:table-cell/>
          <table:table-cell table:formula="of:=[.T36]+1/6" office:value-type="float" office:value="92.5000000000002" calcext:value-type="float">
            <text:p>92.5</text:p>
          </table:table-cell>
          <table:table-cell table:formula="of:=[.T37]-72-15/60" office:value-type="float" office:value="20.2500000000002" calcext:value-type="float">
            <text:p>20.25</text:p>
          </table:table-cell>
          <table:table-cell office:value-type="float" office:value="42.2" calcext:value-type="float">
            <text:p>42.2</text:p>
          </table:table-cell>
          <table:table-cell office:value-type="float" office:value="41.5" calcext:value-type="float">
            <text:p>41.5</text:p>
          </table:table-cell>
          <table:table-cell table:formula="of:=[.W37]/[.V37]" office:value-type="float" office:value="0.983412322274881" calcext:value-type="float">
            <text:p>0.9834123223</text:p>
          </table:table-cell>
        </table:table-row>
        <table:table-row table:style-name="ro1">
          <table:table-cell/>
          <table:table-cell table:formula="of:=[.B37]+1/6" office:value-type="float" office:value="92.6666666666668" calcext:value-type="float">
            <text:p>92.6666666667</text:p>
          </table:table-cell>
          <table:table-cell table:formula="of:=[.B38]-72.5" office:value-type="float" office:value="20.1666666666668" calcext:value-type="float">
            <text:p>20.1666666667</text:p>
          </table:table-cell>
          <table:table-cell office:value-type="float" office:value="78.9" calcext:value-type="float">
            <text:p>78.9</text:p>
          </table:table-cell>
          <table:table-cell office:value-type="float" office:value="74.3" calcext:value-type="float">
            <text:p>74.3</text:p>
          </table:table-cell>
          <table:table-cell table:formula="of:=[.E38]/[.D38]" office:value-type="float" office:value="0.94169835234474" calcext:value-type="float">
            <text:p>0.9416983523</text:p>
          </table:table-cell>
          <table:table-cell/>
          <table:table-cell table:formula="of:=[.H37]+1/6" office:value-type="float" office:value="92.6666666666668" calcext:value-type="float">
            <text:p>92.6666666667</text:p>
          </table:table-cell>
          <table:table-cell table:formula="of:=[.H38]-72-25/60" office:value-type="float" office:value="20.2500000000002" calcext:value-type="float">
            <text:p>20.25</text:p>
          </table:table-cell>
          <table:table-cell office:value-type="float" office:value="60" calcext:value-type="float">
            <text:p>60</text:p>
          </table:table-cell>
          <table:table-cell office:value-type="float" office:value="55.9" calcext:value-type="float">
            <text:p>55.9</text:p>
          </table:table-cell>
          <table:table-cell table:formula="of:=[.K38]/[.J38]" office:value-type="float" office:value="0.931666666666667" calcext:value-type="float">
            <text:p>0.9316666667</text:p>
          </table:table-cell>
          <table:table-cell/>
          <table:table-cell table:formula="of:=[.N37]+1/6" office:value-type="float" office:value="92.6666666666668" calcext:value-type="float">
            <text:p>92.6666666667</text:p>
          </table:table-cell>
          <table:table-cell table:formula="of:=[.N38]-72-20/60" office:value-type="float" office:value="20.3333333333335" calcext:value-type="float">
            <text:p>20.3333333333</text:p>
          </table:table-cell>
          <table:table-cell office:value-type="float" office:value="57.2" calcext:value-type="float">
            <text:p>57.2</text:p>
          </table:table-cell>
          <table:table-cell office:value-type="float" office:value="55.7" calcext:value-type="float">
            <text:p>55.7</text:p>
          </table:table-cell>
          <table:table-cell table:formula="of:=[.Q38]/[.P38]" office:value-type="float" office:value="0.973776223776224" calcext:value-type="float">
            <text:p>0.9737762238</text:p>
          </table:table-cell>
          <table:table-cell/>
          <table:table-cell table:formula="of:=[.T37]+1/6" office:value-type="float" office:value="92.6666666666668" calcext:value-type="float">
            <text:p>92.6666666667</text:p>
          </table:table-cell>
          <table:table-cell table:formula="of:=[.T38]-72-15/60" office:value-type="float" office:value="20.4166666666668" calcext:value-type="float">
            <text:p>20.4166666667</text:p>
          </table:table-cell>
          <table:table-cell office:value-type="float" office:value="42.2" calcext:value-type="float">
            <text:p>42.2</text:p>
          </table:table-cell>
          <table:table-cell office:value-type="float" office:value="41.4" calcext:value-type="float">
            <text:p>41.4</text:p>
          </table:table-cell>
          <table:table-cell table:formula="of:=[.W38]/[.V38]" office:value-type="float" office:value="0.981042654028436" calcext:value-type="float">
            <text:p>0.981042654</text:p>
          </table:table-cell>
        </table:table-row>
        <table:table-row table:style-name="ro1">
          <table:table-cell/>
          <table:table-cell table:formula="of:=[.B38]+1/6" office:value-type="float" office:value="92.8333333333335" calcext:value-type="float">
            <text:p>92.8333333333</text:p>
          </table:table-cell>
          <table:table-cell table:formula="of:=[.B39]-72.5" office:value-type="float" office:value="20.3333333333335" calcext:value-type="float">
            <text:p>20.3333333333</text:p>
          </table:table-cell>
          <table:table-cell office:value-type="float" office:value="78" calcext:value-type="float">
            <text:p>78</text:p>
          </table:table-cell>
          <table:table-cell office:value-type="float" office:value="70.3" calcext:value-type="float">
            <text:p>70.3</text:p>
          </table:table-cell>
          <table:table-cell table:formula="of:=[.E39]/[.D39]" office:value-type="float" office:value="0.901282051282051" calcext:value-type="float">
            <text:p>0.9012820513</text:p>
          </table:table-cell>
          <table:table-cell/>
          <table:table-cell table:formula="of:=[.H38]+1/6" office:value-type="float" office:value="92.8333333333335" calcext:value-type="float">
            <text:p>92.8333333333</text:p>
          </table:table-cell>
          <table:table-cell table:formula="of:=[.H39]-72-25/60" office:value-type="float" office:value="20.4166666666668" calcext:value-type="float">
            <text:p>20.4166666667</text:p>
          </table:table-cell>
          <table:table-cell office:value-type="float" office:value="60.1" calcext:value-type="float">
            <text:p>60.1</text:p>
          </table:table-cell>
          <table:table-cell office:value-type="float" office:value="54.4" calcext:value-type="float">
            <text:p>54.4</text:p>
          </table:table-cell>
          <table:table-cell table:formula="of:=[.K39]/[.J39]" office:value-type="float" office:value="0.905158069883527" calcext:value-type="float">
            <text:p>0.9051580699</text:p>
          </table:table-cell>
          <table:table-cell/>
          <table:table-cell table:formula="of:=[.N38]+1/6" office:value-type="float" office:value="92.8333333333335" calcext:value-type="float">
            <text:p>92.8333333333</text:p>
          </table:table-cell>
          <table:table-cell table:formula="of:=[.N39]-72-20/60" office:value-type="float" office:value="20.5000000000002" calcext:value-type="float">
            <text:p>20.5</text:p>
          </table:table-cell>
          <table:table-cell office:value-type="float" office:value="57.2" calcext:value-type="float">
            <text:p>57.2</text:p>
          </table:table-cell>
          <table:table-cell office:value-type="float" office:value="55.3" calcext:value-type="float">
            <text:p>55.3</text:p>
          </table:table-cell>
          <table:table-cell table:formula="of:=[.Q39]/[.P39]" office:value-type="float" office:value="0.966783216783217" calcext:value-type="float">
            <text:p>0.9667832168</text:p>
          </table:table-cell>
          <table:table-cell/>
          <table:table-cell table:formula="of:=[.T38]+1/6" office:value-type="float" office:value="92.8333333333335" calcext:value-type="float">
            <text:p>92.8333333333</text:p>
          </table:table-cell>
          <table:table-cell table:formula="of:=[.T39]-72-15/60" office:value-type="float" office:value="20.5833333333335" calcext:value-type="float">
            <text:p>20.5833333333</text:p>
          </table:table-cell>
          <table:table-cell office:value-type="float" office:value="42" calcext:value-type="float">
            <text:p>42</text:p>
          </table:table-cell>
          <table:table-cell office:value-type="float" office:value="41.4" calcext:value-type="float">
            <text:p>41.4</text:p>
          </table:table-cell>
          <table:table-cell table:formula="of:=[.W39]/[.V39]" office:value-type="float" office:value="0.985714285714286" calcext:value-type="float">
            <text:p>0.9857142857</text:p>
          </table:table-cell>
        </table:table-row>
        <table:table-row table:style-name="ro1">
          <table:table-cell/>
          <table:table-cell table:formula="of:=[.B39]+1/6" office:value-type="float" office:value="93.0000000000002" calcext:value-type="float">
            <text:p>93</text:p>
          </table:table-cell>
          <table:table-cell table:formula="of:=[.B40]-72.5" office:value-type="float" office:value="20.5000000000002" calcext:value-type="float">
            <text:p>20.5</text:p>
          </table:table-cell>
          <table:table-cell office:value-type="float" office:value="60.2" calcext:value-type="float">
            <text:p>60.2</text:p>
          </table:table-cell>
          <table:table-cell office:value-type="float" office:value="52" calcext:value-type="float">
            <text:p>52</text:p>
          </table:table-cell>
          <table:table-cell table:formula="of:=[.E40]/[.D40]" office:value-type="float" office:value="0.863787375415282" calcext:value-type="float">
            <text:p>0.8637873754</text:p>
          </table:table-cell>
          <table:table-cell/>
          <table:table-cell table:formula="of:=[.H39]+1/6" office:value-type="float" office:value="93.0000000000002" calcext:value-type="float">
            <text:p>93</text:p>
          </table:table-cell>
          <table:table-cell table:formula="of:=[.H40]-72-25/60" office:value-type="float" office:value="20.5833333333335" calcext:value-type="float">
            <text:p>20.5833333333</text:p>
          </table:table-cell>
          <table:table-cell office:value-type="float" office:value="58.9" calcext:value-type="float">
            <text:p>58.9</text:p>
          </table:table-cell>
          <table:table-cell office:value-type="float" office:value="53.2" calcext:value-type="float">
            <text:p>53.2</text:p>
          </table:table-cell>
          <table:table-cell table:formula="of:=[.K40]/[.J40]" office:value-type="float" office:value="0.903225806451613" calcext:value-type="float">
            <text:p>0.9032258065</text:p>
          </table:table-cell>
          <table:table-cell/>
          <table:table-cell table:formula="of:=[.N39]+1/6" office:value-type="float" office:value="93.0000000000002" calcext:value-type="float">
            <text:p>93</text:p>
          </table:table-cell>
          <table:table-cell table:formula="of:=[.N40]-72-20/60" office:value-type="float" office:value="20.6666666666668" calcext:value-type="float">
            <text:p>20.666666666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table:formula="of:=[.Q40]/[.P40]" office:value-type="float" office:value="0.989208633093525" calcext:value-type="float">
            <text:p>0.9892086331</text:p>
          </table:table-cell>
          <table:table-cell/>
          <table:table-cell table:formula="of:=[.T39]+1/6" office:value-type="float" office:value="93.0000000000002" calcext:value-type="float">
            <text:p>93</text:p>
          </table:table-cell>
          <table:table-cell table:formula="of:=[.T40]-72-15/60" office:value-type="float" office:value="20.7500000000002" calcext:value-type="float">
            <text:p>20.75</text:p>
          </table:table-cell>
          <table:table-cell office:value-type="float" office:value="41.6" calcext:value-type="float">
            <text:p>41.6</text:p>
          </table:table-cell>
          <table:table-cell office:value-type="float" office:value="40.7" calcext:value-type="float">
            <text:p>40.7</text:p>
          </table:table-cell>
          <table:table-cell table:formula="of:=[.W40]/[.V40]" office:value-type="float" office:value="0.978365384615385" calcext:value-type="float">
            <text:p>0.9783653846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反射光強度</text:p>
          </table:table-cell>
          <table:table-cell table:number-columns-repeated="4"/>
          <table:table-cell table:formula="of:=7.97-5.21" office:value-type="float" office:value="2.76" calcext:value-type="float">
            <text:p>2.7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s Grown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92-88)/(5.21-7.97)*([.B46]-7.97)+88-72.5" office:value-type="float" office:value="15.4565217391304" calcext:value-type="float">
            <text:p>15.4565217391</text:p>
          </table:table-cell>
          <table:table-cell office:value-type="float" office:value="6.94" calcext:value-type="float">
            <text:p>6.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95" calcext:value-type="float">
            <text:p>7.95</text:p>
          </table:table-cell>
          <table:table-cell table:formula="of:=(92-88)/(5.21-7.97)*([.B47]-7.97)+88-72.5" office:value-type="float" office:value="15.5289855072464" calcext:value-type="float">
            <text:p>15.5289855072</text:p>
          </table:table-cell>
          <table:table-cell office:value-type="float" office:value="6.92" calcext:value-type="float">
            <text:p>6.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table:formula="of:=(92-88)/(5.21-7.97)*([.B48]-7.97)+88-72.5" office:value-type="float" office:value="15.6014492753623" calcext:value-type="float">
            <text:p>15.6014492754</text:p>
          </table:table-cell>
          <table:table-cell office:value-type="float" office:value="6.91" calcext:value-type="float">
            <text:p>6.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85" calcext:value-type="float">
            <text:p>7.85</text:p>
          </table:table-cell>
          <table:table-cell table:formula="of:=(92-88)/(5.21-7.97)*([.B49]-7.97)+88-72.5" office:value-type="float" office:value="15.6739130434783" calcext:value-type="float">
            <text:p>15.6739130435</text:p>
          </table:table-cell>
          <table:table-cell office:value-type="float" office:value="6.87" calcext:value-type="float">
            <text:p>6.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(92-88)/(5.21-7.97)*([.B50]-7.97)+88-72.5" office:value-type="float" office:value="15.7463768115942" calcext:value-type="float">
            <text:p>15.7463768116</text:p>
          </table:table-cell>
          <table:table-cell office:value-type="float" office:value="6.97" calcext:value-type="float">
            <text:p>6.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75" calcext:value-type="float">
            <text:p>7.75</text:p>
          </table:table-cell>
          <table:table-cell table:formula="of:=(92-88)/(5.21-7.97)*([.B51]-7.97)+88-72.5" office:value-type="float" office:value="15.8188405797101" calcext:value-type="float">
            <text:p>15.8188405797</text:p>
          </table:table-cell>
          <table:table-cell office:value-type="float" office:value="6.86" calcext:value-type="float">
            <text:p>6.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table:formula="of:=(92-88)/(5.21-7.97)*([.B52]-7.97)+88-72.5" office:value-type="float" office:value="15.8913043478261" calcext:value-type="float">
            <text:p>15.8913043478</text:p>
          </table:table-cell>
          <table:table-cell office:value-type="float" office:value="6.87" calcext:value-type="float">
            <text:p>6.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65" calcext:value-type="float">
            <text:p>7.65</text:p>
          </table:table-cell>
          <table:table-cell table:formula="of:=(92-88)/(5.21-7.97)*([.B53]-7.97)+88-72.5" office:value-type="float" office:value="15.963768115942" calcext:value-type="float">
            <text:p>15.9637681159</text:p>
          </table:table-cell>
          <table:table-cell office:value-type="float" office:value="6.87" calcext:value-type="float">
            <text:p>6.87</text:p>
          </table:table-cell>
          <table:table-cell table:number-columns-repeated="13"/>
          <table:table-cell office:value-type="string" calcext:value-type="string">
            <text:p>5x7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(92-88)/(5.21-7.97)*([.B54]-7.97)+88-72.5" office:value-type="float" office:value="16.036231884058" calcext:value-type="float">
            <text:p>16.0362318841</text:p>
          </table:table-cell>
          <table:table-cell office:value-type="float" office:value="6.99" calcext:value-type="float">
            <text:p>6.99</text:p>
          </table:table-cell>
          <table:table-cell table:number-columns-repeated="13"/>
          <table:table-cell office:value-type="string" calcext:value-type="string">
            <text:p>6.5x8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55" calcext:value-type="float">
            <text:p>7.55</text:p>
          </table:table-cell>
          <table:table-cell table:formula="of:=(92-88)/(5.21-7.97)*([.B55]-7.97)+88-72.5" office:value-type="float" office:value="16.1086956521739" calcext:value-type="float">
            <text:p>16.1086956522</text:p>
          </table:table-cell>
          <table:table-cell office:value-type="float" office:value="7.03" calcext:value-type="float">
            <text:p>7.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table:formula="of:=(92-88)/(5.21-7.97)*([.B56]-7.97)+88-72.5" office:value-type="float" office:value="16.1811594202899" calcext:value-type="float">
            <text:p>16.1811594203</text:p>
          </table:table-cell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45" calcext:value-type="float">
            <text:p>7.45</text:p>
          </table:table-cell>
          <table:table-cell table:formula="of:=(92-88)/(5.21-7.97)*([.B57]-7.97)+88-72.5" office:value-type="float" office:value="16.2536231884058" calcext:value-type="float">
            <text:p>16.2536231884</text:p>
          </table:table-cell>
          <table:table-cell office:value-type="float" office:value="6.95" calcext:value-type="float">
            <text:p>6.9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(92-88)/(5.21-7.97)*([.B58]-7.97)+88-72.5" office:value-type="float" office:value="16.3260869565217" calcext:value-type="float">
            <text:p>16.3260869565</text:p>
          </table:table-cell>
          <table:table-cell office:value-type="float" office:value="6.82" calcext:value-type="float">
            <text:p>6.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table:formula="of:=(92-88)/(5.21-7.97)*([.B59]-7.97)+88-72.5" office:value-type="float" office:value="16.3985507246377" calcext:value-type="float">
            <text:p>16.3985507246</text:p>
          </table:table-cell>
          <table:table-cell office:value-type="float" office:value="6.78" calcext:value-type="float">
            <text:p>6.7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table:formula="of:=(92-88)/(5.21-7.97)*([.B60]-7.97)+88-72.5" office:value-type="float" office:value="16.4710144927536" calcext:value-type="float">
            <text:p>16.4710144928</text:p>
          </table:table-cell>
          <table:table-cell office:value-type="float" office:value="6.7" calcext:value-type="float">
            <text:p>6.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25" calcext:value-type="float">
            <text:p>7.25</text:p>
          </table:table-cell>
          <table:table-cell table:formula="of:=(92-88)/(5.21-7.97)*([.B61]-7.97)+88-72.5" office:value-type="float" office:value="16.5434782608696" calcext:value-type="float">
            <text:p>16.5434782609</text:p>
          </table:table-cell>
          <table:table-cell office:value-type="float" office:value="6.71" calcext:value-type="float">
            <text:p>6.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(92-88)/(5.21-7.97)*([.B62]-7.97)+88-72.5" office:value-type="float" office:value="16.6159420289855" calcext:value-type="float">
            <text:p>16.615942029</text:p>
          </table:table-cell>
          <table:table-cell office:value-type="float" office:value="6.79" calcext:value-type="float">
            <text:p>6.7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15" calcext:value-type="float">
            <text:p>7.15</text:p>
          </table:table-cell>
          <table:table-cell table:formula="of:=(92-88)/(5.21-7.97)*([.B63]-7.97)+88-72.5" office:value-type="float" office:value="16.6884057971015" calcext:value-type="float">
            <text:p>16.6884057971</text:p>
          </table:table-cell>
          <table:table-cell office:value-type="float" office:value="6.85" calcext:value-type="float">
            <text:p>6.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table:formula="of:=(92-88)/(5.21-7.97)*([.B64]-7.97)+88-72.5" office:value-type="float" office:value="16.7608695652174" calcext:value-type="float">
            <text:p>16.7608695652</text:p>
          </table:table-cell>
          <table:table-cell office:value-type="float" office:value="6.9" calcext:value-type="float">
            <text:p>6.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.05" calcext:value-type="float">
            <text:p>7.05</text:p>
          </table:table-cell>
          <table:table-cell table:formula="of:=(92-88)/(5.21-7.97)*([.B65]-7.97)+88-72.5" office:value-type="float" office:value="16.8333333333333" calcext:value-type="float">
            <text:p>16.8333333333</text:p>
          </table:table-cell>
          <table:table-cell office:value-type="float" office:value="6.84" calcext:value-type="float">
            <text:p>6.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92-88)/(5.21-7.97)*([.B66]-7.97)+88-72.5" office:value-type="float" office:value="16.9057971014493" calcext:value-type="float">
            <text:p>16.9057971014</text:p>
          </table:table-cell>
          <table:table-cell office:value-type="float" office:value="6.74" calcext:value-type="float">
            <text:p>6.7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95" calcext:value-type="float">
            <text:p>6.95</text:p>
          </table:table-cell>
          <table:table-cell table:formula="of:=(92-88)/(5.21-7.97)*([.B67]-7.97)+88-72.5" office:value-type="float" office:value="16.9782608695652" calcext:value-type="float">
            <text:p>16.9782608696</text:p>
          </table:table-cell>
          <table:table-cell office:value-type="float" office:value="6.37" calcext:value-type="float">
            <text:p>6.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table:formula="of:=(92-88)/(5.21-7.97)*([.B68]-7.97)+88-72.5" office:value-type="float" office:value="17.0507246376812" calcext:value-type="float">
            <text:p>17.0507246377</text:p>
          </table:table-cell>
          <table:table-cell office:value-type="float" office:value="5.87" calcext:value-type="float">
            <text:p>5.8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85" calcext:value-type="float">
            <text:p>6.85</text:p>
          </table:table-cell>
          <table:table-cell table:formula="of:=(92-88)/(5.21-7.97)*([.B69]-7.97)+88-72.5" office:value-type="float" office:value="17.1231884057971" calcext:value-type="float">
            <text:p>17.1231884058</text:p>
          </table:table-cell>
          <table:table-cell office:value-type="float" office:value="5.07" calcext:value-type="float">
            <text:p>5.0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(92-88)/(5.21-7.97)*([.B70]-7.97)+88-72.5" office:value-type="float" office:value="17.195652173913" calcext:value-type="float">
            <text:p>17.1956521739</text:p>
          </table:table-cell>
          <table:table-cell office:value-type="float" office:value="4.36" calcext:value-type="float">
            <text:p>4.3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75" calcext:value-type="float">
            <text:p>6.75</text:p>
          </table:table-cell>
          <table:table-cell table:formula="of:=(92-88)/(5.21-7.97)*([.B71]-7.97)+88-72.5" office:value-type="float" office:value="17.268115942029" calcext:value-type="float">
            <text:p>17.268115942</text:p>
          </table:table-cell>
          <table:table-cell office:value-type="float" office:value="3.66" calcext:value-type="float">
            <text:p>3.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table:formula="of:=(92-88)/(5.21-7.97)*([.B72]-7.97)+88-72.5" office:value-type="float" office:value="17.3405797101449" calcext:value-type="float">
            <text:p>17.3405797101</text:p>
          </table:table-cell>
          <table:table-cell office:value-type="float" office:value="3.03" calcext:value-type="float">
            <text:p>3.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65000000000001" calcext:value-type="float">
            <text:p>6.65</text:p>
          </table:table-cell>
          <table:table-cell table:formula="of:=(92-88)/(5.21-7.97)*([.B73]-7.97)+88-72.5" office:value-type="float" office:value="17.4130434782609" calcext:value-type="float">
            <text:p>17.4130434783</text:p>
          </table:table-cell>
          <table:table-cell office:value-type="float" office:value="2.67" calcext:value-type="float">
            <text:p>2.6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60000000000001" calcext:value-type="float">
            <text:p>6.6</text:p>
          </table:table-cell>
          <table:table-cell table:formula="of:=(92-88)/(5.21-7.97)*([.B74]-7.97)+88-72.5" office:value-type="float" office:value="17.4855072463768" calcext:value-type="float">
            <text:p>17.4855072464</text:p>
          </table:table-cell>
          <table:table-cell office:value-type="float" office:value="2.62" calcext:value-type="float">
            <text:p>2.6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55000000000001" calcext:value-type="float">
            <text:p>6.55</text:p>
          </table:table-cell>
          <table:table-cell table:formula="of:=(92-88)/(5.21-7.97)*([.B75]-7.97)+88-72.5" office:value-type="float" office:value="17.5579710144927" calcext:value-type="float">
            <text:p>17.5579710145</text:p>
          </table:table-cell>
          <table:table-cell office:value-type="float" office:value="2.94" calcext:value-type="float">
            <text:p>2.9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50000000000001" calcext:value-type="float">
            <text:p>6.5</text:p>
          </table:table-cell>
          <table:table-cell table:formula="of:=(92-88)/(5.21-7.97)*([.B76]-7.97)+88-72.5" office:value-type="float" office:value="17.6304347826087" calcext:value-type="float">
            <text:p>17.6304347826</text:p>
          </table:table-cell>
          <table:table-cell office:value-type="float" office:value="3.59" calcext:value-type="float">
            <text:p>3.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45000000000001" calcext:value-type="float">
            <text:p>6.45</text:p>
          </table:table-cell>
          <table:table-cell table:formula="of:=(92-88)/(5.21-7.97)*([.B77]-7.97)+88-72.5" office:value-type="float" office:value="17.7028985507246" calcext:value-type="float">
            <text:p>17.7028985507</text:p>
          </table:table-cell>
          <table:table-cell office:value-type="float" office:value="4.42" calcext:value-type="float">
            <text:p>4.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40000000000001" calcext:value-type="float">
            <text:p>6.4</text:p>
          </table:table-cell>
          <table:table-cell table:formula="of:=(92-88)/(5.21-7.97)*([.B78]-7.97)+88-72.5" office:value-type="float" office:value="17.7753623188406" calcext:value-type="float">
            <text:p>17.7753623188</text:p>
          </table:table-cell>
          <table:table-cell office:value-type="float" office:value="5.39" calcext:value-type="float">
            <text:p>5.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35000000000001" calcext:value-type="float">
            <text:p>6.35</text:p>
          </table:table-cell>
          <table:table-cell table:formula="of:=(92-88)/(5.21-7.97)*([.B79]-7.97)+88-72.5" office:value-type="float" office:value="17.8478260869565" calcext:value-type="float">
            <text:p>17.847826087</text:p>
          </table:table-cell>
          <table:table-cell office:value-type="float" office:value="6.39" calcext:value-type="float">
            <text:p>6.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30000000000001" calcext:value-type="float">
            <text:p>6.3</text:p>
          </table:table-cell>
          <table:table-cell table:formula="of:=(92-88)/(5.21-7.97)*([.B80]-7.97)+88-72.5" office:value-type="float" office:value="17.9202898550725" calcext:value-type="float">
            <text:p>17.9202898551</text:p>
          </table:table-cell>
          <table:table-cell office:value-type="float" office:value="7.37" calcext:value-type="float">
            <text:p>7.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25000000000001" calcext:value-type="float">
            <text:p>6.25</text:p>
          </table:table-cell>
          <table:table-cell table:formula="of:=(92-88)/(5.21-7.97)*([.B81]-7.97)+88-72.5" office:value-type="float" office:value="17.9927536231884" calcext:value-type="float">
            <text:p>17.9927536232</text:p>
          </table:table-cell>
          <table:table-cell office:value-type="float" office:value="7.96" calcext:value-type="float">
            <text:p>7.9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20000000000001" calcext:value-type="float">
            <text:p>6.2</text:p>
          </table:table-cell>
          <table:table-cell table:formula="of:=(92-88)/(5.21-7.97)*([.B82]-7.97)+88-72.5" office:value-type="float" office:value="18.0652173913043" calcext:value-type="float">
            <text:p>18.0652173913</text:p>
          </table:table-cell>
          <table:table-cell office:value-type="float" office:value="8.5" calcext:value-type="float">
            <text:p>8.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15000000000001" calcext:value-type="float">
            <text:p>6.15</text:p>
          </table:table-cell>
          <table:table-cell table:formula="of:=(92-88)/(5.21-7.97)*([.B83]-7.97)+88-72.5" office:value-type="float" office:value="18.1376811594203" calcext:value-type="float">
            <text:p>18.1376811594</text:p>
          </table:table-cell>
          <table:table-cell office:value-type="float" office:value="8.85" calcext:value-type="float">
            <text:p>8.8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10000000000001" calcext:value-type="float">
            <text:p>6.1</text:p>
          </table:table-cell>
          <table:table-cell table:formula="of:=(92-88)/(5.21-7.97)*([.B84]-7.97)+88-72.5" office:value-type="float" office:value="18.2101449275362" calcext:value-type="float">
            <text:p>18.2101449275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05000000000001" calcext:value-type="float">
            <text:p>6.05</text:p>
          </table:table-cell>
          <table:table-cell table:formula="of:=(92-88)/(5.21-7.97)*([.B85]-7.97)+88-72.5" office:value-type="float" office:value="18.2826086956522" calcext:value-type="float">
            <text:p>18.2826086957</text:p>
          </table:table-cell>
          <table:table-cell office:value-type="float" office:value="9.15" calcext:value-type="float">
            <text:p>9.1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.00000000000001" calcext:value-type="float">
            <text:p>6</text:p>
          </table:table-cell>
          <table:table-cell table:formula="of:=(92-88)/(5.21-7.97)*([.B86]-7.97)+88-72.5" office:value-type="float" office:value="18.3550724637681" calcext:value-type="float">
            <text:p>18.3550724638</text:p>
          </table:table-cell>
          <table:table-cell office:value-type="float" office:value="9.12" calcext:value-type="float">
            <text:p>9.1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95000000000001" calcext:value-type="float">
            <text:p>5.95</text:p>
          </table:table-cell>
          <table:table-cell table:formula="of:=(92-88)/(5.21-7.97)*([.B87]-7.97)+88-72.5" office:value-type="float" office:value="18.427536231884" calcext:value-type="float">
            <text:p>18.4275362319</text:p>
          </table:table-cell>
          <table:table-cell office:value-type="float" office:value="9.09" calcext:value-type="float">
            <text:p>9.0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90000000000001" calcext:value-type="float">
            <text:p>5.9</text:p>
          </table:table-cell>
          <table:table-cell table:formula="of:=(92-88)/(5.21-7.97)*([.B88]-7.97)+88-72.5" office:value-type="float" office:value="18.5" calcext:value-type="float">
            <text:p>18.5</text:p>
          </table:table-cell>
          <table:table-cell office:value-type="float" office:value="9.19" calcext:value-type="float">
            <text:p>9.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85000000000001" calcext:value-type="float">
            <text:p>5.85</text:p>
          </table:table-cell>
          <table:table-cell table:formula="of:=(92-88)/(5.21-7.97)*([.B89]-7.97)+88-72.5" office:value-type="float" office:value="18.5724637681159" calcext:value-type="float">
            <text:p>18.5724637681</text:p>
          </table:table-cell>
          <table:table-cell office:value-type="float" office:value="9.19" calcext:value-type="float">
            <text:p>9.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80000000000001" calcext:value-type="float">
            <text:p>5.8</text:p>
          </table:table-cell>
          <table:table-cell table:formula="of:=(92-88)/(5.21-7.97)*([.B90]-7.97)+88-72.5" office:value-type="float" office:value="18.6449275362319" calcext:value-type="float">
            <text:p>18.6449275362</text:p>
          </table:table-cell>
          <table:table-cell office:value-type="float" office:value="9.14" calcext:value-type="float">
            <text:p>9.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75000000000001" calcext:value-type="float">
            <text:p>5.75</text:p>
          </table:table-cell>
          <table:table-cell table:formula="of:=(92-88)/(5.21-7.97)*([.B91]-7.97)+88-72.5" office:value-type="float" office:value="18.7173913043478" calcext:value-type="float">
            <text:p>18.7173913043</text:p>
          </table:table-cell>
          <table:table-cell office:value-type="float" office:value="9.33" calcext:value-type="float">
            <text:p>9.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70000000000001" calcext:value-type="float">
            <text:p>5.7</text:p>
          </table:table-cell>
          <table:table-cell table:formula="of:=(92-88)/(5.21-7.97)*([.B92]-7.97)+88-72.5" office:value-type="float" office:value="18.7898550724638" calcext:value-type="float">
            <text:p>18.7898550725</text:p>
          </table:table-cell>
          <table:table-cell office:value-type="float" office:value="9.4" calcext:value-type="float">
            <text:p>9.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65000000000001" calcext:value-type="float">
            <text:p>5.65</text:p>
          </table:table-cell>
          <table:table-cell table:formula="of:=(92-88)/(5.21-7.97)*([.B93]-7.97)+88-72.5" office:value-type="float" office:value="18.8623188405797" calcext:value-type="float">
            <text:p>18.8623188406</text:p>
          </table:table-cell>
          <table:table-cell office:value-type="float" office:value="9.46" calcext:value-type="float">
            <text:p>9.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60000000000001" calcext:value-type="float">
            <text:p>5.6</text:p>
          </table:table-cell>
          <table:table-cell table:formula="of:=(92-88)/(5.21-7.97)*([.B94]-7.97)+88-72.5" office:value-type="float" office:value="18.9347826086956" calcext:value-type="float">
            <text:p>18.9347826087</text:p>
          </table:table-cell>
          <table:table-cell office:value-type="float" office:value="9.44" calcext:value-type="float">
            <text:p>9.4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55000000000001" calcext:value-type="float">
            <text:p>5.55</text:p>
          </table:table-cell>
          <table:table-cell table:formula="of:=(92-88)/(5.21-7.97)*([.B95]-7.97)+88-72.5" office:value-type="float" office:value="19.0072463768116" calcext:value-type="float">
            <text:p>19.0072463768</text:p>
          </table:table-cell>
          <table:table-cell office:value-type="float" office:value="9.4" calcext:value-type="float">
            <text:p>9.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50000000000001" calcext:value-type="float">
            <text:p>5.5</text:p>
          </table:table-cell>
          <table:table-cell table:formula="of:=(92-88)/(5.21-7.97)*([.B96]-7.97)+88-72.5" office:value-type="float" office:value="19.0797101449275" calcext:value-type="float">
            <text:p>19.0797101449</text:p>
          </table:table-cell>
          <table:table-cell office:value-type="float" office:value="9.45" calcext:value-type="float">
            <text:p>9.4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45000000000001" calcext:value-type="float">
            <text:p>5.45</text:p>
          </table:table-cell>
          <table:table-cell table:formula="of:=(92-88)/(5.21-7.97)*([.B97]-7.97)+88-72.5" office:value-type="float" office:value="19.1521739130435" calcext:value-type="float">
            <text:p>19.152173913</text:p>
          </table:table-cell>
          <table:table-cell office:value-type="float" office:value="9.41" calcext:value-type="float">
            <text:p>9.4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40000000000001" calcext:value-type="float">
            <text:p>5.4</text:p>
          </table:table-cell>
          <table:table-cell table:formula="of:=(92-88)/(5.21-7.97)*([.B98]-7.97)+88-72.5" office:value-type="float" office:value="19.2246376811594" calcext:value-type="float">
            <text:p>19.2246376812</text:p>
          </table:table-cell>
          <table:table-cell office:value-type="float" office:value="9.43" calcext:value-type="float">
            <text:p>9.4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35000000000001" calcext:value-type="float">
            <text:p>5.35</text:p>
          </table:table-cell>
          <table:table-cell table:formula="of:=(92-88)/(5.21-7.97)*([.B99]-7.97)+88-72.5" office:value-type="float" office:value="19.2971014492753" calcext:value-type="float">
            <text:p>19.2971014493</text:p>
          </table:table-cell>
          <table:table-cell office:value-type="float" office:value="9.49" calcext:value-type="float">
            <text:p>9.4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30000000000001" calcext:value-type="float">
            <text:p>5.3</text:p>
          </table:table-cell>
          <table:table-cell table:formula="of:=(92-88)/(5.21-7.97)*([.B100]-7.97)+88-72.5" office:value-type="float" office:value="19.3695652173913" calcext:value-type="float">
            <text:p>19.3695652174</text:p>
          </table:table-cell>
          <table:table-cell office:value-type="float" office:value="9.47" calcext:value-type="float">
            <text:p>9.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25000000000001" calcext:value-type="float">
            <text:p>5.25</text:p>
          </table:table-cell>
          <table:table-cell table:formula="of:=(92-88)/(5.21-7.97)*([.B101]-7.97)+88-72.5" office:value-type="float" office:value="19.4420289855072" calcext:value-type="float">
            <text:p>19.4420289855</text:p>
          </table:table-cell>
          <table:table-cell office:value-type="float" office:value="9.46" calcext:value-type="float">
            <text:p>9.4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.20000000000001" calcext:value-type="float">
            <text:p>5.2</text:p>
          </table:table-cell>
          <table:table-cell table:formula="of:=(92-88)/(5.21-7.97)*([.B102]-7.97)+88-72.5" office:value-type="float" office:value="19.5144927536232" calcext:value-type="float">
            <text:p>19.5144927536</text:p>
          </table:table-cell>
          <table:table-cell office:value-type="float" office:value="9.53" calcext:value-type="float">
            <text:p>9.5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4:14:21.0411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5:44:49.445255000</meta:creation-date>
    <dc:date>2016-04-26T14:16:50.140434000</dc:date>
    <meta:editing-duration>PT2H31M3S</meta:editing-duration>
    <meta:editing-cycles>31</meta:editing-cycles>
    <meta:generator>LibreOffice/5.0.2.2$MacOSX_X86_64 LibreOffice_project/37b43f919e4de5eeaca9b9755ed688758a8251fe</meta:generator>
    <meta:document-statistic meta:table-count="1" meta:cell-count="93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4" chart:maximum="21" chart:origin="0" chart:interval-major="1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5cm" chart:style-name="ch2">
          <text:p>As Grown</text:p>
        </chart:title>
        <chart:legend svg:x="10.192cm" svg:y="3.186cm" style:legend-expansion="custom" chartooo:width="3.593cm" chartooo:height="1.278cm" style:legend-expansion-aspect-ratio="2.81142410015649" chart:style-name="ch3"/>
        <chart:plot-area chart:style-name="ch4" table:cell-range-address="Sheet1.A4:Sheet1.A41 Sheet1.C4:Sheet1.E40 Sheet1.D3:Sheet1.E3" chart:data-source-has-labels="both" svg:x="0.866cm" svg:y="0.181cm" svg:width="14.811cm" svg:height="8.142cm">
          <chartooo:coordinate-region svg:x="1.503cm" svg:y="0.385cm" svg:width="13.979cm" svg:height="7.282cm"/>
          <chart:axis chart:dimension="x" chart:name="primary-x" chart:style-name="ch5" chartooo:axis-type="auto">
            <chart:title svg:x="6.6cm" svg:y="8.475cm" chart:style-name="ch6">
              <text:p>Incident angle [degree]</text:p>
            </chart:title>
            <chart:categories table:cell-range-address="Sheet1.A4:Sheet1.A41"/>
          </chart:axis>
          <chart:axis chart:dimension="y" chart:name="primary-y" chart:style-name="ch7">
            <chart:title svg:x="0.136cm" svg:y="4.96cm" chart:style-name="ch8">
              <text:p>Power [mW]</text:p>
            </chart:title>
          </chart:axis>
          <chart:series chart:style-name="ch9" chart:values-cell-range-address="Sheet1.D4:Sheet1.D40" chart:label-cell-address="Sheet1.D3:Sheet1.D3" chart:class="chart:scatter">
            <chart:domain table:cell-range-address="Sheet1.C4:Sheet1.C40"/>
            <chart:data-point chart:repeated="37"/>
          </chart:series>
          <chart:series chart:style-name="ch10" chart:values-cell-range-address="Sheet1.E4:Sheet1.E40" chart:label-cell-address="Sheet1.E3:Sheet1.E3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金上構造なし</text:p>
                <draw:g>
                  <svg:desc>Sheet1.D3:Sheet1.D3</svg:desc>
                </draw:g>
              </table:table-cell>
              <table:table-cell office:value-type="string">
                <text:p>グレーティング構造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4:Sheet1.A41</svg:desc>
                </draw:g>
              </table:table-cell>
              <table:table-cell office:value-type="float" office:value="14.5">
                <text:p>14.5</text:p>
                <draw:g>
                  <svg:desc>Sheet1.C4:Sheet1.C40</svg:desc>
                </draw:g>
              </table:table-cell>
              <table:table-cell office:value-type="float" office:value="74.1">
                <text:p>74.1</text:p>
                <draw:g>
                  <svg:desc>Sheet1.D4:Sheet1.D40</svg:desc>
                </draw:g>
              </table:table-cell>
              <table:table-cell office:value-type="float" office:value="70.3">
                <text:p>70.3</text:p>
                <draw:g>
                  <svg:desc>Sheet1.E4:Sheet1.E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75.1">
                <text:p>75.1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75.9">
                <text:p>75.9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76.1">
                <text:p>76.1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76.3">
                <text:p>76.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333333333334">
                <text:p>15.3333333333334</text:p>
              </table:table-cell>
              <table:table-cell office:value-type="float" office:value="76.4">
                <text:p>76.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">
                <text:p>15.5</text:p>
              </table:table-cell>
              <table:table-cell office:value-type="float" office:value="76">
                <text:p>76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75.9">
                <text:p>75.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333333333334">
                <text:p>15.8333333333334</text:p>
              </table:table-cell>
              <table:table-cell office:value-type="float" office:value="76.2">
                <text:p>76.2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76.5">
                <text:p>76.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76.9">
                <text:p>76.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333333333334">
                <text:p>16.3333333333334</text:p>
              </table:table-cell>
              <table:table-cell office:value-type="float" office:value="76.4">
                <text:p>76.4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000000000001">
                <text:p>16.5000000000001</text:p>
              </table:table-cell>
              <table:table-cell office:value-type="float" office:value="76.4">
                <text:p>76.4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76.7">
                <text:p>76.7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333333333334">
                <text:p>16.8333333333334</text:p>
              </table:table-cell>
              <table:table-cell office:value-type="float" office:value="76.8">
                <text:p>76.8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000000000001">
                <text:p>17.0000000000001</text:p>
              </table:table-cell>
              <table:table-cell office:value-type="float" office:value="77">
                <text:p>77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77.3">
                <text:p>77.3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333333333334">
                <text:p>17.3333333333334</text:p>
              </table:table-cell>
              <table:table-cell office:value-type="float" office:value="77.4">
                <text:p>77.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000000000001">
                <text:p>17.5000000000001</text:p>
              </table:table-cell>
              <table:table-cell office:value-type="float" office:value="77.6">
                <text:p>77.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666666666668">
                <text:p>17.6666666666668</text:p>
              </table:table-cell>
              <table:table-cell office:value-type="float" office:value="77.8">
                <text:p>77.8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333333333334">
                <text:p>17.8333333333334</text:p>
              </table:table-cell>
              <table:table-cell office:value-type="float" office:value="77.7">
                <text:p>77.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000000000001">
                <text:p>18.0000000000001</text:p>
              </table:table-cell>
              <table:table-cell office:value-type="float" office:value="77.9">
                <text:p>77.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666666666668">
                <text:p>18.1666666666668</text:p>
              </table:table-cell>
              <table:table-cell office:value-type="float" office:value="78">
                <text:p>7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333333333334">
                <text:p>18.3333333333334</text:p>
              </table:table-cell>
              <table:table-cell office:value-type="float" office:value="78.2">
                <text:p>78.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000000000001">
                <text:p>18.5000000000001</text:p>
              </table:table-cell>
              <table:table-cell office:value-type="float" office:value="78.1">
                <text:p>78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666666666668">
                <text:p>18.6666666666668</text:p>
              </table:table-cell>
              <table:table-cell office:value-type="float" office:value="78.4">
                <text:p>78.4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333333333335">
                <text:p>18.8333333333335</text:p>
              </table:table-cell>
              <table:table-cell office:value-type="float" office:value="78.6">
                <text:p>78.6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000000000001">
                <text:p>19.0000000000001</text:p>
              </table:table-cell>
              <table:table-cell office:value-type="float" office:value="78.6">
                <text:p>78.6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666666666668">
                <text:p>19.1666666666668</text:p>
              </table:table-cell>
              <table:table-cell office:value-type="float" office:value="78.8">
                <text:p>78.8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333333333335">
                <text:p>19.3333333333335</text:p>
              </table:table-cell>
              <table:table-cell office:value-type="float" office:value="78.7">
                <text:p>78.7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78.8">
                <text:p>78.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666666666668">
                <text:p>19.6666666666668</text:p>
              </table:table-cell>
              <table:table-cell office:value-type="float" office:value="78.9">
                <text:p>78.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333333333335">
                <text:p>19.8333333333335</text:p>
              </table:table-cell>
              <table:table-cell office:value-type="float" office:value="79">
                <text:p>79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0000000000002">
                <text:p>20.0000000000002</text:p>
              </table:table-cell>
              <table:table-cell office:value-type="float" office:value="79.1">
                <text:p>79.1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1666666666668">
                <text:p>20.1666666666668</text:p>
              </table:table-cell>
              <table:table-cell office:value-type="float" office:value="78.9">
                <text:p>78.9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3333333333335">
                <text:p>20.3333333333335</text:p>
              </table:table-cell>
              <table:table-cell office:value-type="float" office:value="78">
                <text:p>78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5000000000002">
                <text:p>20.5000000000002</text:p>
              </table:table-cell>
              <table:table-cell office:value-type="float" office:value="60.2">
                <text:p>60.2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15" chart:maximum="19.7" chart:origin="0" chart:interval-major="1" chart:reverse-direction="false" text:line-break="false" chart:link-data-style-to-source="true" chart:axis-position="0"/>
      <style:graphic-properties svg:stroke-width="0.051cm"/>
      <style:text-properties fo:font-size="18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123">
      <style:chart-properties chart:display-label="true" chart:tick-marks-major-inner="true" chart:tick-marks-major-outer="false" chart:logarithmic="false" chart:minimum="0.7" chart:maximum="1" chart:origin="0" chart:interval-major="0.1" chart:interval-minor-divisor="1" chart:reverse-direction="false" text:line-break="false" chart:label-arrangement="side-by-side" chart:link-data-style-to-source="false" chart:axis-position="0"/>
      <style:graphic-properties svg:stroke-width="0.051cm"/>
      <style:text-properties fo:font-size="18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 style:data-style-name="N0">
      <style:chart-properties chart:symbol-type="named-symbol" chart:symbol-name="x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3">
      <style:chart-properties chart:symbol-type="named-symbol" chart:symbol-name="x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x" chart:symbol-width="0.15cm" chart:symbol-height="0.15cm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69cm" svg:height="16.511cm" xlink:href=".." xlink:type="simple" chart:class="chart:scatter" chart:style-name="ch1">
        <chart:legend svg:x="12.107cm" svg:y="10.826cm" style:legend-expansion="custom" chartooo:width="9.472cm" chartooo:height="2.301cm" style:legend-expansion-aspect-ratio="4.11647109952195" chart:style-name="ch2"/>
        <chart:plot-area chart:style-name="ch3" table:cell-range-address="Sheet1.C4:Sheet1.C40 Sheet1.B2:Sheet1.B2 Sheet1.F4:Sheet1.F40 Sheet1.H2:Sheet1.H2 Sheet1.L4:Sheet1.L40 Sheet1.N2:Sheet1.N2 Sheet1.R4:Sheet1.R40" chart:data-source-has-labels="row" svg:x="2.073cm" svg:y="0.406cm" svg:width="18.929cm" svg:height="13.863cm">
          <chartooo:coordinate-region svg:x="3.048cm" svg:y="0.762cm" svg:width="17.954cm" svg:height="12.696cm"/>
          <chart:axis chart:dimension="x" chart:name="primary-x" chart:style-name="ch4">
            <chart:title svg:x="8.029cm" svg:y="14.612cm" chart:style-name="ch5">
              <text:p>Incident angle [degree]</text:p>
            </chart:title>
          </chart:axis>
          <chart:axis chart:dimension="y" chart:name="primary-y" chart:style-name="ch6">
            <chart:title svg:x="0.5cm" svg:y="10.742cm" chart:style-name="ch7">
              <text:p>Reflection efficiency </text:p>
            </chart:title>
          </chart:axis>
          <chart:series chart:style-name="ch8" chart:values-cell-range-address="Sheet1.F4:Sheet1.F40" chart:label-cell-address="Sheet1.B2:Sheet1.B2" chart:class="chart:scatter">
            <chart:domain table:cell-range-address="Sheet1.C4:Sheet1.C40"/>
            <chart:data-point chart:repeated="37"/>
          </chart:series>
          <chart:series chart:style-name="ch9" chart:values-cell-range-address="Sheet1.L4:Sheet1.L40" chart:label-cell-address="Sheet1.H2:Sheet1.H2" chart:class="chart:scatter">
            <chart:domain table:cell-range-address="Sheet1.I4:Sheet1.I40"/>
            <chart:data-point chart:repeated="37"/>
          </chart:series>
          <chart:series chart:style-name="ch10" chart:values-cell-range-address="Sheet1.R4:Sheet1.R40" chart:label-cell-address="Sheet1.N2:Sheet1.N2" chart:class="chart:scatter">
            <chart:domain table:cell-range-address="Sheet1.O4:Sheet1.O40"/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s Grown</text:p>
                <draw:g>
                  <svg:desc>Sheet1.B2:Sheet1.B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Annealed (600℃, 20min)</text:p>
                <draw:g>
                  <svg:desc>Sheet1.H2:Sheet1.H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Annealed (700℃, 16min)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">
                <text:p>14.5</text:p>
                <draw:g>
                  <svg:desc>Sheet1.C4:Sheet1.C40</svg:desc>
                </draw:g>
              </table:table-cell>
              <table:table-cell office:value-type="float" office:value="0.948717948717949">
                <text:p>0.948717948717949</text:p>
                <draw:g>
                  <svg:desc>Sheet1.F4:Sheet1.F40</svg:desc>
                </draw:g>
              </table:table-cell>
              <table:table-cell office:value-type="float" office:value="14.5833333333333">
                <text:p>14.5833333333333</text:p>
                <draw:g>
                  <svg:desc>Sheet1.I4:Sheet1.I40</svg:desc>
                </draw:g>
              </table:table-cell>
              <table:table-cell office:value-type="float" office:value="0.904059040590406">
                <text:p>0.904059040590406</text:p>
                <draw:g>
                  <svg:desc>Sheet1.L4:Sheet1.L40</svg:desc>
                </draw:g>
              </table:table-cell>
              <table:table-cell office:value-type="float" office:value="14.6666666666667">
                <text:p>14.6666666666667</text:p>
                <draw:g>
                  <svg:desc>Sheet1.O4:Sheet1.O40</svg:desc>
                </draw:g>
              </table:table-cell>
              <table:table-cell office:value-type="float" office:value="0.820466786355476">
                <text:p>0.820466786355476</text:p>
                <draw:g>
                  <svg:desc>Sheet1.R4:Sheet1.R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0.949400798934754">
                <text:p>0.949400798934754</text:p>
              </table:table-cell>
              <table:table-cell office:value-type="float" office:value="14.75">
                <text:p>14.75</text:p>
              </table:table-cell>
              <table:table-cell office:value-type="float" office:value="0.897247706422018">
                <text:p>0.897247706422018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0.940711462450593">
                <text:p>0.940711462450593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0.890710382513661">
                <text:p>0.890710382513661</text:p>
              </table:table-cell>
              <table:table-cell office:value-type="float" office:value="15">
                <text:p>15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936925098554534">
                <text:p>0.936925098554534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0.897623400365631">
                <text:p>0.897623400365631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0.887543252595156">
                <text:p>0.887543252595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0.937090432503277">
                <text:p>0.937090432503277</text:p>
              </table:table-cell>
              <table:table-cell office:value-type="float" office:value="15.25">
                <text:p>15.25</text:p>
              </table:table-cell>
              <table:table-cell office:value-type="float" office:value="0.894160583941606">
                <text:p>0.894160583941606</text:p>
              </table:table-cell>
              <table:table-cell office:value-type="float" office:value="15.3333333333334">
                <text:p>15.3333333333334</text:p>
              </table:table-cell>
              <table:table-cell office:value-type="float" office:value="0.887543252595156">
                <text:p>0.8875432525951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3333333333334">
                <text:p>15.3333333333334</text:p>
              </table:table-cell>
              <table:table-cell office:value-type="float" office:value="0.931937172774869">
                <text:p>0.931937172774869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0.895795246800731">
                <text:p>0.895795246800731</text:p>
              </table:table-cell>
              <table:table-cell office:value-type="float" office:value="15.5">
                <text:p>15.5</text:p>
              </table:table-cell>
              <table:table-cell office:value-type="float" office:value="0.885813148788927">
                <text:p>0.8858131487889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">
                <text:p>15.5</text:p>
              </table:table-cell>
              <table:table-cell office:value-type="float" office:value="0.936842105263158">
                <text:p>0.936842105263158</text:p>
              </table:table-cell>
              <table:table-cell office:value-type="float" office:value="15.5833333333334">
                <text:p>15.5833333333334</text:p>
              </table:table-cell>
              <table:table-cell office:value-type="float" office:value="0.892727272727273">
                <text:p>0.892727272727273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0.88734835355286">
                <text:p>0.88734835355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0.935441370223979">
                <text:p>0.935441370223979</text:p>
              </table:table-cell>
              <table:table-cell office:value-type="float" office:value="15.75">
                <text:p>15.75</text:p>
              </table:table-cell>
              <table:table-cell office:value-type="float" office:value="0.887884267631103">
                <text:p>0.887884267631103</text:p>
              </table:table-cell>
              <table:table-cell office:value-type="float" office:value="15.8333333333334">
                <text:p>15.8333333333334</text:p>
              </table:table-cell>
              <table:table-cell office:value-type="float" office:value="0.884083044982699">
                <text:p>0.884083044982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333333333334">
                <text:p>15.8333333333334</text:p>
              </table:table-cell>
              <table:table-cell office:value-type="float" office:value="0.929133858267716">
                <text:p>0.929133858267716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16">
                <text:p>16</text:p>
              </table:table-cell>
              <table:table-cell office:value-type="float" office:value="0.875647668393783">
                <text:p>0.875647668393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.924183006535948">
                <text:p>0.924183006535948</text:p>
              </table:table-cell>
              <table:table-cell office:value-type="float" office:value="16.0833333333334">
                <text:p>16.0833333333334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0.870466321243523">
                <text:p>0.8704663212435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0.919375812743823">
                <text:p>0.919375812743823</text:p>
              </table:table-cell>
              <table:table-cell office:value-type="float" office:value="16.25">
                <text:p>16.25</text:p>
              </table:table-cell>
              <table:table-cell office:value-type="float" office:value="0.89048473967684">
                <text:p>0.89048473967684</text:p>
              </table:table-cell>
              <table:table-cell office:value-type="float" office:value="16.3333333333334">
                <text:p>16.3333333333334</text:p>
              </table:table-cell>
              <table:table-cell office:value-type="float" office:value="0.870466321243523">
                <text:p>0.870466321243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3333333333334">
                <text:p>16.3333333333334</text:p>
              </table:table-cell>
              <table:table-cell office:value-type="float" office:value="0.921465968586387">
                <text:p>0.921465968586387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0.890681003584229">
                <text:p>0.890681003584229</text:p>
              </table:table-cell>
              <table:table-cell office:value-type="float" office:value="16.5000000000001">
                <text:p>16.5000000000001</text:p>
              </table:table-cell>
              <table:table-cell office:value-type="float" office:value="0.86873920552677">
                <text:p>0.86873920552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5000000000001">
                <text:p>16.5000000000001</text:p>
              </table:table-cell>
              <table:table-cell office:value-type="float" office:value="0.912303664921466">
                <text:p>0.912303664921466</text:p>
              </table:table-cell>
              <table:table-cell office:value-type="float" office:value="16.5833333333334">
                <text:p>16.5833333333334</text:p>
              </table:table-cell>
              <table:table-cell office:value-type="float" office:value="0.882562277580071">
                <text:p>0.88256227758007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.844290657439446">
                <text:p>0.844290657439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.90612777053455">
                <text:p>0.90612777053455</text:p>
              </table:table-cell>
              <table:table-cell office:value-type="float" office:value="16.7500000000001">
                <text:p>16.7500000000001</text:p>
              </table:table-cell>
              <table:table-cell office:value-type="float" office:value="0.880070546737213">
                <text:p>0.880070546737213</text:p>
              </table:table-cell>
              <table:table-cell office:value-type="float" office:value="16.8333333333334">
                <text:p>16.8333333333334</text:p>
              </table:table-cell>
              <table:table-cell office:value-type="float" office:value="0.802768166089965">
                <text:p>0.802768166089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8333333333334">
                <text:p>16.8333333333334</text:p>
              </table:table-cell>
              <table:table-cell office:value-type="float" office:value="0.904947916666667">
                <text:p>0.904947916666667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0.874779541446208">
                <text:p>0.874779541446208</text:p>
              </table:table-cell>
              <table:table-cell office:value-type="float" office:value="17.0000000000001">
                <text:p>17.0000000000001</text:p>
              </table:table-cell>
              <table:table-cell office:value-type="float" office:value="0.774696707105719">
                <text:p>0.774696707105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0000000000001">
                <text:p>17.0000000000001</text:p>
              </table:table-cell>
              <table:table-cell office:value-type="float" office:value="0.88961038961039">
                <text:p>0.88961038961039</text:p>
              </table:table-cell>
              <table:table-cell office:value-type="float" office:value="17.0833333333334">
                <text:p>17.0833333333334</text:p>
              </table:table-cell>
              <table:table-cell office:value-type="float" office:value="0.853658536585366">
                <text:p>0.853658536585366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0.795847750865052">
                <text:p>0.795847750865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0.855109961190168">
                <text:p>0.855109961190168</text:p>
              </table:table-cell>
              <table:table-cell office:value-type="float" office:value="17.2500000000001">
                <text:p>17.2500000000001</text:p>
              </table:table-cell>
              <table:table-cell office:value-type="float" office:value="0.795811518324607">
                <text:p>0.795811518324607</text:p>
              </table:table-cell>
              <table:table-cell office:value-type="float" office:value="17.3333333333334">
                <text:p>17.3333333333334</text:p>
              </table:table-cell>
              <table:table-cell office:value-type="float" office:value="0.859618717504333">
                <text:p>0.859618717504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3333333333334">
                <text:p>17.3333333333334</text:p>
              </table:table-cell>
              <table:table-cell office:value-type="float" office:value="0.811369509043928">
                <text:p>0.811369509043928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0.769097222222222">
                <text:p>0.769097222222222</text:p>
              </table:table-cell>
              <table:table-cell office:value-type="float" office:value="17.5000000000001">
                <text:p>17.5000000000001</text:p>
              </table:table-cell>
              <table:table-cell office:value-type="float" office:value="0.897923875432526">
                <text:p>0.8979238754325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5000000000001">
                <text:p>17.5000000000001</text:p>
              </table:table-cell>
              <table:table-cell office:value-type="float" office:value="0.811855670103093">
                <text:p>0.811855670103093</text:p>
              </table:table-cell>
              <table:table-cell office:value-type="float" office:value="17.5833333333334">
                <text:p>17.5833333333334</text:p>
              </table:table-cell>
              <table:table-cell office:value-type="float" office:value="0.789291882556131">
                <text:p>0.789291882556131</text:p>
              </table:table-cell>
              <table:table-cell office:value-type="float" office:value="17.6666666666668">
                <text:p>17.6666666666668</text:p>
              </table:table-cell>
              <table:table-cell office:value-type="float" office:value="0.937716262975779">
                <text:p>0.937716262975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6666666666668">
                <text:p>17.6666666666668</text:p>
              </table:table-cell>
              <table:table-cell office:value-type="float" office:value="0.84318766066838">
                <text:p>0.84318766066838</text:p>
              </table:table-cell>
              <table:table-cell office:value-type="float" office:value="17.7500000000001">
                <text:p>17.7500000000001</text:p>
              </table:table-cell>
              <table:table-cell office:value-type="float" office:value="0.841105354058722">
                <text:p>0.841105354058722</text:p>
              </table:table-cell>
              <table:table-cell office:value-type="float" office:value="17.8333333333334">
                <text:p>17.8333333333334</text:p>
              </table:table-cell>
              <table:table-cell office:value-type="float" office:value="0.953125">
                <text:p>0.95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8333333333334">
                <text:p>17.8333333333334</text:p>
              </table:table-cell>
              <table:table-cell office:value-type="float" office:value="0.895752895752896">
                <text:p>0.895752895752896</text:p>
              </table:table-cell>
              <table:table-cell office:value-type="float" office:value="17.9166666666668">
                <text:p>17.9166666666668</text:p>
              </table:table-cell>
              <table:table-cell office:value-type="float" office:value="0.895368782161235">
                <text:p>0.895368782161235</text:p>
              </table:table-cell>
              <table:table-cell office:value-type="float" office:value="18.0000000000001">
                <text:p>18.0000000000001</text:p>
              </table:table-cell>
              <table:table-cell office:value-type="float" office:value="0.960069444444444">
                <text:p>0.960069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0000000000001">
                <text:p>18.0000000000001</text:p>
              </table:table-cell>
              <table:table-cell office:value-type="float" office:value="0.905006418485237">
                <text:p>0.905006418485237</text:p>
              </table:table-cell>
              <table:table-cell office:value-type="float" office:value="18.0833333333334">
                <text:p>18.0833333333334</text:p>
              </table:table-cell>
              <table:table-cell office:value-type="float" office:value="0.91156462585034">
                <text:p>0.91156462585034</text:p>
              </table:table-cell>
              <table:table-cell office:value-type="float" office:value="18.1666666666668">
                <text:p>18.1666666666668</text:p>
              </table:table-cell>
              <table:table-cell office:value-type="float" office:value="0.968641114982578">
                <text:p>0.968641114982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1666666666668">
                <text:p>18.1666666666668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8.2500000000001">
                <text:p>18.2500000000001</text:p>
              </table:table-cell>
              <table:table-cell office:value-type="float" office:value="0.917089678510998">
                <text:p>0.917089678510998</text:p>
              </table:table-cell>
              <table:table-cell office:value-type="float" office:value="18.3333333333334">
                <text:p>18.3333333333334</text:p>
              </table:table-cell>
              <table:table-cell office:value-type="float" office:value="0.97212543554007">
                <text:p>0.97212543554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3333333333334">
                <text:p>18.3333333333334</text:p>
              </table:table-cell>
              <table:table-cell office:value-type="float" office:value="0.916879795396419">
                <text:p>0.916879795396419</text:p>
              </table:table-cell>
              <table:table-cell office:value-type="float" office:value="18.4166666666668">
                <text:p>18.4166666666668</text:p>
              </table:table-cell>
              <table:table-cell office:value-type="float" office:value="0.922165820642978">
                <text:p>0.922165820642978</text:p>
              </table:table-cell>
              <table:table-cell office:value-type="float" office:value="18.5000000000001">
                <text:p>18.5000000000001</text:p>
              </table:table-cell>
              <table:table-cell office:value-type="float" office:value="0.970383275261324">
                <text:p>0.970383275261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5000000000001">
                <text:p>18.5000000000001</text:p>
              </table:table-cell>
              <table:table-cell office:value-type="float" office:value="0.924455825864277">
                <text:p>0.924455825864277</text:p>
              </table:table-cell>
              <table:table-cell office:value-type="float" office:value="18.5833333333334">
                <text:p>18.5833333333334</text:p>
              </table:table-cell>
              <table:table-cell office:value-type="float" office:value="0.927364864864865">
                <text:p>0.927364864864865</text:p>
              </table:table-cell>
              <table:table-cell office:value-type="float" office:value="18.6666666666668">
                <text:p>18.6666666666668</text:p>
              </table:table-cell>
              <table:table-cell office:value-type="float" office:value="0.970331588132635">
                <text:p>0.970331588132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6666666666668">
                <text:p>18.6666666666668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18.7500000000001">
                <text:p>18.7500000000001</text:p>
              </table:table-cell>
              <table:table-cell office:value-type="float" office:value="0.930976430976431">
                <text:p>0.930976430976431</text:p>
              </table:table-cell>
              <table:table-cell office:value-type="float" office:value="18.8333333333335">
                <text:p>18.8333333333335</text:p>
              </table:table-cell>
              <table:table-cell office:value-type="float" office:value="0.968641114982578">
                <text:p>0.968641114982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8333333333335">
                <text:p>18.8333333333335</text:p>
              </table:table-cell>
              <table:table-cell office:value-type="float" office:value="0.927480916030535">
                <text:p>0.927480916030535</text:p>
              </table:table-cell>
              <table:table-cell office:value-type="float" office:value="18.9166666666668">
                <text:p>18.9166666666668</text:p>
              </table:table-cell>
              <table:table-cell office:value-type="float" office:value="0.929292929292929">
                <text:p>0.929292929292929</text:p>
              </table:table-cell>
              <table:table-cell office:value-type="float" office:value="19.0000000000001">
                <text:p>19.0000000000001</text:p>
              </table:table-cell>
              <table:table-cell office:value-type="float" office:value="0.968695652173913">
                <text:p>0.968695652173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0000000000001">
                <text:p>19.0000000000001</text:p>
              </table:table-cell>
              <table:table-cell office:value-type="float" office:value="0.932569974554707">
                <text:p>0.932569974554707</text:p>
              </table:table-cell>
              <table:table-cell office:value-type="float" office:value="19.0833333333335">
                <text:p>19.0833333333335</text:p>
              </table:table-cell>
              <table:table-cell office:value-type="float" office:value="0.931323283082077">
                <text:p>0.931323283082077</text:p>
              </table:table-cell>
              <table:table-cell office:value-type="float" office:value="19.1666666666668">
                <text:p>19.1666666666668</text:p>
              </table:table-cell>
              <table:table-cell office:value-type="float" office:value="0.970434782608696">
                <text:p>0.9704347826086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1666666666668">
                <text:p>19.1666666666668</text:p>
              </table:table-cell>
              <table:table-cell office:value-type="float" office:value="0.931472081218274">
                <text:p>0.931472081218274</text:p>
              </table:table-cell>
              <table:table-cell office:value-type="float" office:value="19.2500000000001">
                <text:p>19.2500000000001</text:p>
              </table:table-cell>
              <table:table-cell office:value-type="float" office:value="0.931552587646077">
                <text:p>0.931552587646077</text:p>
              </table:table-cell>
              <table:table-cell office:value-type="float" office:value="19.3333333333335">
                <text:p>19.3333333333335</text:p>
              </table:table-cell>
              <table:table-cell office:value-type="float" office:value="0.96875">
                <text:p>0.9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3333333333335">
                <text:p>19.3333333333335</text:p>
              </table:table-cell>
              <table:table-cell office:value-type="float" office:value="0.936467598475222">
                <text:p>0.936467598475222</text:p>
              </table:table-cell>
              <table:table-cell office:value-type="float" office:value="19.4166666666668">
                <text:p>19.4166666666668</text:p>
              </table:table-cell>
              <table:table-cell office:value-type="float" office:value="0.936560934891486">
                <text:p>0.936560934891486</text:p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0.972076788830715">
                <text:p>0.972076788830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0.937817258883249">
                <text:p>0.937817258883249</text:p>
              </table:table-cell>
              <table:table-cell office:value-type="float" office:value="19.5833333333335">
                <text:p>19.5833333333335</text:p>
              </table:table-cell>
              <table:table-cell office:value-type="float" office:value="0.941569282136895">
                <text:p>0.941569282136895</text:p>
              </table:table-cell>
              <table:table-cell office:value-type="float" office:value="19.6666666666668">
                <text:p>19.6666666666668</text:p>
              </table:table-cell>
              <table:table-cell office:value-type="float" office:value="0.97212543554007">
                <text:p>0.97212543554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6666666666668">
                <text:p>19.6666666666668</text:p>
              </table:table-cell>
              <table:table-cell office:value-type="float" office:value="0.937896070975919">
                <text:p>0.937896070975919</text:p>
              </table:table-cell>
              <table:table-cell office:value-type="float" office:value="19.7500000000001">
                <text:p>19.7500000000001</text:p>
              </table:table-cell>
              <table:table-cell office:value-type="float" office:value="0.93687707641196">
                <text:p>0.93687707641196</text:p>
              </table:table-cell>
              <table:table-cell office:value-type="float" office:value="19.8333333333335">
                <text:p>19.8333333333335</text:p>
              </table:table-cell>
              <table:table-cell office:value-type="float" office:value="0.972173913043478">
                <text:p>0.9721739130434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.8333333333335">
                <text:p>19.8333333333335</text:p>
              </table:table-cell>
              <table:table-cell office:value-type="float" office:value="0.939240506329114">
                <text:p>0.939240506329114</text:p>
              </table:table-cell>
              <table:table-cell office:value-type="float" office:value="19.9166666666668">
                <text:p>19.9166666666668</text:p>
              </table:table-cell>
              <table:table-cell office:value-type="float" office:value="0.933665008291874">
                <text:p>0.933665008291874</text:p>
              </table:table-cell>
              <table:table-cell office:value-type="float" office:value="20.0000000000001">
                <text:p>20.0000000000001</text:p>
              </table:table-cell>
              <table:table-cell office:value-type="float" office:value="0.965277777777778">
                <text:p>0.9652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.0000000000002">
                <text:p>20.0000000000002</text:p>
              </table:table-cell>
              <table:table-cell office:value-type="float" office:value="0.93173198482933">
                <text:p>0.93173198482933</text:p>
              </table:table-cell>
              <table:table-cell office:value-type="float" office:value="20.0833333333335">
                <text:p>20.0833333333335</text:p>
              </table:table-cell>
              <table:table-cell office:value-type="float" office:value="0.941860465116279">
                <text:p>0.941860465116279</text:p>
              </table:table-cell>
              <table:table-cell office:value-type="float" office:value="20.1666666666668">
                <text:p>20.1666666666668</text:p>
              </table:table-cell>
              <table:table-cell office:value-type="float" office:value="0.975567190226876">
                <text:p>0.975567190226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.1666666666668">
                <text:p>20.1666666666668</text:p>
              </table:table-cell>
              <table:table-cell office:value-type="float" office:value="0.94169835234474">
                <text:p>0.94169835234474</text:p>
              </table:table-cell>
              <table:table-cell office:value-type="float" office:value="20.2500000000002">
                <text:p>20.2500000000002</text:p>
              </table:table-cell>
              <table:table-cell office:value-type="float" office:value="0.931666666666667">
                <text:p>0.931666666666667</text:p>
              </table:table-cell>
              <table:table-cell office:value-type="float" office:value="20.3333333333335">
                <text:p>20.3333333333335</text:p>
              </table:table-cell>
              <table:table-cell office:value-type="float" office:value="0.973776223776224">
                <text:p>0.9737762237762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3333333333335">
                <text:p>20.3333333333335</text:p>
              </table:table-cell>
              <table:table-cell office:value-type="float" office:value="0.901282051282051">
                <text:p>0.901282051282051</text:p>
              </table:table-cell>
              <table:table-cell office:value-type="float" office:value="20.4166666666668">
                <text:p>20.4166666666668</text:p>
              </table:table-cell>
              <table:table-cell office:value-type="float" office:value="0.905158069883527">
                <text:p>0.905158069883527</text:p>
              </table:table-cell>
              <table:table-cell office:value-type="float" office:value="20.5000000000002">
                <text:p>20.5000000000002</text:p>
              </table:table-cell>
              <table:table-cell office:value-type="float" office:value="0.966783216783217">
                <text:p>0.966783216783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5000000000002">
                <text:p>20.5000000000002</text:p>
              </table:table-cell>
              <table:table-cell office:value-type="float" office:value="0.863787375415282">
                <text:p>0.863787375415282</text:p>
              </table:table-cell>
              <table:table-cell office:value-type="float" office:value="20.5833333333335">
                <text:p>20.5833333333335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20.6666666666668">
                <text:p>20.6666666666668</text:p>
              </table:table-cell>
              <table:table-cell office:value-type="float" office:value="0.989208633093525">
                <text:p>0.989208633093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20" chart:origin="0" chart:interval-major="1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cm" svg:height="10.567cm" xlink:href=".." xlink:type="simple" chart:class="chart:scatter" chart:style-name="ch1">
        <chart:legend svg:x="10.179cm" svg:y="3.74cm" style:legend-expansion="custom" chartooo:width="3.588cm" chartooo:height="1.5cm" style:legend-expansion-aspect-ratio="2.392" chart:style-name="ch2"/>
        <chart:plot-area chart:style-name="ch3" table:cell-range-address="Sheet1.A4:Sheet1.A41 Sheet1.C46:Sheet1.D102 Sheet1.A44:Sheet1.A44" chart:data-source-has-labels="both" svg:x="0.864cm" svg:y="0.248cm" svg:width="14.793cm" svg:height="9.409cm">
          <chartooo:coordinate-region svg:x="1.501cm" svg:y="0.452cm" svg:width="13.961cm" svg:height="8.549cm"/>
          <chart:axis chart:dimension="x" chart:name="primary-x" chart:style-name="ch4" chartooo:axis-type="auto">
            <chart:title svg:x="6.591cm" svg:y="9.951cm" chart:style-name="ch5">
              <text:p>Incident angle [degree]</text:p>
            </chart:title>
            <chart:categories table:cell-range-address="Sheet1.A4:Sheet1.A41"/>
          </chart:axis>
          <chart:axis chart:dimension="y" chart:name="primary-y" chart:style-name="ch6">
            <chart:title svg:x="0.127cm" svg:y="5.812cm" chart:style-name="ch7">
              <text:p>Intensity [mW]</text:p>
            </chart:title>
          </chart:axis>
          <chart:series chart:style-name="ch8" chart:values-cell-range-address="Sheet1.D46:Sheet1.D102" chart:label-cell-address="Sheet1.A44:Sheet1.A44" chart:class="chart:scatter">
            <chart:domain table:cell-range-address="Sheet1.C46:Sheet1.C102"/>
            <chart:data-point chart:repeated="5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反射光強度</text:p>
                <draw:g>
                  <svg:desc>Sheet1.A44:Sheet1.A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4:Sheet1.A41</svg:desc>
                </draw:g>
              </table:table-cell>
              <table:table-cell office:value-type="float" office:value="15.4565217391304">
                <text:p>15.4565217391304</text:p>
                <draw:g>
                  <svg:desc>Sheet1.C46:Sheet1.C102</svg:desc>
                </draw:g>
              </table:table-cell>
              <table:table-cell office:value-type="float" office:value="6.94">
                <text:p>6.94</text:p>
                <draw:g>
                  <svg:desc>Sheet1.D46:Sheet1.D1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289855072464">
                <text:p>15.5289855072464</text:p>
              </table:table-cell>
              <table:table-cell office:value-type="float" office:value="6.92">
                <text:p>6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014492753623">
                <text:p>15.6014492753623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739130434783">
                <text:p>15.6739130434783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463768115942">
                <text:p>15.7463768115942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188405797101">
                <text:p>15.8188405797101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913043478261">
                <text:p>15.8913043478261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63768115942">
                <text:p>15.963768115942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36231884058">
                <text:p>16.036231884058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086956521739">
                <text:p>16.1086956521739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811594202899">
                <text:p>16.18115942028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536231884058">
                <text:p>16.253623188405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260869565217">
                <text:p>16.3260869565217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985507246377">
                <text:p>16.3985507246377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710144927536">
                <text:p>16.471014492753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434782608696">
                <text:p>16.5434782608696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159420289855">
                <text:p>16.6159420289855</text:p>
              </table:table-cell>
              <table:table-cell office:value-type="float" office:value="6.79">
                <text:p>6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884057971015">
                <text:p>16.688405797101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608695652174">
                <text:p>16.760869565217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057971014493">
                <text:p>16.9057971014493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782608695652">
                <text:p>16.9782608695652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507246376812">
                <text:p>17.0507246376812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231884057971">
                <text:p>17.1231884057971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95652173913">
                <text:p>17.195652173913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68115942029">
                <text:p>17.268115942029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405797101449">
                <text:p>17.340579710144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130434782609">
                <text:p>17.4130434782609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855072463768">
                <text:p>17.485507246376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579710144927">
                <text:p>17.5579710144927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304347826087">
                <text:p>17.630434782608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028985507246">
                <text:p>17.7028985507246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753623188406">
                <text:p>17.7753623188406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478260869565">
                <text:p>17.8478260869565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202898550725">
                <text:p>17.9202898550725</text:p>
              </table:table-cell>
              <table:table-cell office:value-type="float" office:value="7.37">
                <text:p>7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927536231884">
                <text:p>17.9927536231884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652173913043">
                <text:p>18.065217391304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376811594203">
                <text:p>18.137681159420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/>
              <table:table-cell office:value-type="float" office:value="18.2101449275362">
                <text:p>18.21014492753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8.2826086956522">
                <text:p>18.282608695652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/>
              <table:table-cell office:value-type="float" office:value="18.3550724637681">
                <text:p>18.3550724637681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/>
              <table:table-cell office:value-type="float" office:value="18.427536231884">
                <text:p>18.427536231884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/>
              <table:table-cell office:value-type="float" office:value="18.5">
                <text:p>18.5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/>
              <table:table-cell office:value-type="float" office:value="18.5724637681159">
                <text:p>18.5724637681159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/>
              <table:table-cell office:value-type="float" office:value="18.6449275362319">
                <text:p>18.6449275362319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/>
              <table:table-cell office:value-type="float" office:value="18.7173913043478">
                <text:p>18.7173913043478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/>
              <table:table-cell office:value-type="float" office:value="18.7898550724638">
                <text:p>18.789855072463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18.8623188405797">
                <text:p>18.8623188405797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/>
              <table:table-cell office:value-type="float" office:value="18.9347826086956">
                <text:p>18.9347826086956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/>
              <table:table-cell office:value-type="float" office:value="19.0072463768116">
                <text:p>19.007246376811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/>
              <table:table-cell office:value-type="float" office:value="19.0797101449275">
                <text:p>19.079710144927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/>
              <table:table-cell office:value-type="float" office:value="19.1521739130435">
                <text:p>19.1521739130435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string"/>
              <table:table-cell office:value-type="float" office:value="19.2246376811594">
                <text:p>19.2246376811594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/>
              <table:table-cell office:value-type="float" office:value="19.2971014492753">
                <text:p>19.2971014492753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/>
              <table:table-cell office:value-type="float" office:value="19.3695652173913">
                <text:p>19.369565217391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/>
              <table:table-cell office:value-type="float" office:value="19.4420289855072">
                <text:p>19.4420289855072</text:p>
              </table:table-cell>
              <table:table-cell office:value-type="float" office:value="9.46">
                <text:p>9.46</text:p>
              </table:table-cell>
            </table:table-row>
            <table:table-row>
              <table:table-cell office:value-type="string"/>
              <table:table-cell office:value-type="float" office:value="19.5144927536232">
                <text:p>19.5144927536232</text:p>
              </table:table-cell>
              <table:table-cell office:value-type="float" office:value="9.53">
                <text:p>9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4" chart:maximum="21" chart:origin="0" chart:interval-major="1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1cm" svg:y="0.315cm" chart:style-name="ch2">
          <text:p>Annealed 600C 20min</text:p>
        </chart:title>
        <chart:legend svg:x="10.192cm" svg:y="3.186cm" style:legend-expansion="custom" chartooo:width="3.593cm" chartooo:height="1.278cm" style:legend-expansion-aspect-ratio="2.81142410015649" chart:style-name="ch3"/>
        <chart:plot-area chart:style-name="ch4" table:cell-range-address="Sheet1.A4:Sheet1.A41 Sheet1.I4:Sheet1.K40 Sheet1.J3:Sheet1.K3" chart:data-source-has-labels="both" svg:x="0.866cm" svg:y="0.181cm" svg:width="14.811cm" svg:height="8.142cm">
          <chartooo:coordinate-region svg:x="1.503cm" svg:y="0.385cm" svg:width="13.979cm" svg:height="7.282cm"/>
          <chart:axis chart:dimension="x" chart:name="primary-x" chart:style-name="ch5" chartooo:axis-type="auto">
            <chart:title svg:x="6.6cm" svg:y="8.477cm" chart:style-name="ch6">
              <text:p>Incident angle [degree]</text:p>
            </chart:title>
            <chart:categories table:cell-range-address="Sheet1.A4:Sheet1.A41"/>
          </chart:axis>
          <chart:axis chart:dimension="y" chart:name="primary-y" chart:style-name="ch7">
            <chart:title svg:x="0.138cm" svg:y="4.96cm" chart:style-name="ch8">
              <text:p>Power [mW]</text:p>
            </chart:title>
          </chart:axis>
          <chart:series chart:style-name="ch9" chart:values-cell-range-address="Sheet1.J4:Sheet1.J40" chart:label-cell-address="Sheet1.J3:Sheet1.J3" chart:class="chart:scatter">
            <chart:domain table:cell-range-address="Sheet1.I4:Sheet1.I40"/>
            <chart:data-point chart:repeated="37"/>
          </chart:series>
          <chart:series chart:style-name="ch10" chart:values-cell-range-address="Sheet1.K4:Sheet1.K40" chart:label-cell-address="Sheet1.K3:Sheet1.K3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金ミラー</text:p>
                <draw:g>
                  <svg:desc>Sheet1.J3:Sheet1.J3</svg:desc>
                </draw:g>
              </table:table-cell>
              <table:table-cell office:value-type="string">
                <text:p>グレーティング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4:Sheet1.A41</svg:desc>
                </draw:g>
              </table:table-cell>
              <table:table-cell office:value-type="float" office:value="14.5833333333333">
                <text:p>14.5833333333333</text:p>
                <draw:g>
                  <svg:desc>Sheet1.I4:Sheet1.I40</svg:desc>
                </draw:g>
              </table:table-cell>
              <table:table-cell office:value-type="float" office:value="54.2">
                <text:p>54.2</text:p>
                <draw:g>
                  <svg:desc>Sheet1.J4:Sheet1.J40</svg:desc>
                </draw:g>
              </table:table-cell>
              <table:table-cell office:value-type="float" office:value="49">
                <text:p>49</text:p>
                <draw:g>
                  <svg:desc>Sheet1.K4:Sheet1.K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75">
                <text:p>14.75</text:p>
              </table:table-cell>
              <table:table-cell office:value-type="float" office:value="54.5">
                <text:p>54.5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54.9">
                <text:p>54.9</text:p>
              </table:table-cell>
              <table:table-cell office:value-type="float" office:value="48.9">
                <text:p>48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54.7">
                <text:p>54.7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5">
                <text:p>15.25</text:p>
              </table:table-cell>
              <table:table-cell office:value-type="float" office:value="54.8">
                <text:p>54.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54.7">
                <text:p>54.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833333333334">
                <text:p>15.5833333333334</text:p>
              </table:table-cell>
              <table:table-cell office:value-type="float" office:value="55">
                <text:p>55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5">
                <text:p>15.75</text:p>
              </table:table-cell>
              <table:table-cell office:value-type="float" office:value="55.3">
                <text:p>55.3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55.5">
                <text:p>55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833333333334">
                <text:p>16.0833333333334</text:p>
              </table:table-cell>
              <table:table-cell office:value-type="float" office:value="55.8">
                <text:p>55.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5">
                <text:p>16.25</text:p>
              </table:table-cell>
              <table:table-cell office:value-type="float" office:value="55.7">
                <text:p>55.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55.8">
                <text:p>55.8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833333333334">
                <text:p>16.5833333333334</text:p>
              </table:table-cell>
              <table:table-cell office:value-type="float" office:value="56.2">
                <text:p>56.2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500000000001">
                <text:p>16.7500000000001</text:p>
              </table:table-cell>
              <table:table-cell office:value-type="float" office:value="56.7">
                <text:p>56.7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56.7">
                <text:p>56.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833333333334">
                <text:p>17.0833333333334</text:p>
              </table:table-cell>
              <table:table-cell office:value-type="float" office:value="57.4">
                <text:p>57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500000000001">
                <text:p>17.2500000000001</text:p>
              </table:table-cell>
              <table:table-cell office:value-type="float" office:value="57.3">
                <text:p>57.3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57.6">
                <text:p>57.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833333333334">
                <text:p>17.5833333333334</text:p>
              </table:table-cell>
              <table:table-cell office:value-type="float" office:value="57.9">
                <text:p>57.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500000000001">
                <text:p>17.7500000000001</text:p>
              </table:table-cell>
              <table:table-cell office:value-type="float" office:value="57.9">
                <text:p>57.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166666666668">
                <text:p>17.9166666666668</text:p>
              </table:table-cell>
              <table:table-cell office:value-type="float" office:value="58.3">
                <text:p>58.3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833333333334">
                <text:p>18.0833333333334</text:p>
              </table:table-cell>
              <table:table-cell office:value-type="float" office:value="58.8">
                <text:p>58.8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500000000001">
                <text:p>18.2500000000001</text:p>
              </table:table-cell>
              <table:table-cell office:value-type="float" office:value="59.1">
                <text:p>59.1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166666666668">
                <text:p>18.4166666666668</text:p>
              </table:table-cell>
              <table:table-cell office:value-type="float" office:value="59.1">
                <text:p>59.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833333333334">
                <text:p>18.5833333333334</text:p>
              </table:table-cell>
              <table:table-cell office:value-type="float" office:value="59.2">
                <text:p>59.2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500000000001">
                <text:p>18.7500000000001</text:p>
              </table:table-cell>
              <table:table-cell office:value-type="float" office:value="59.4">
                <text:p>59.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166666666668">
                <text:p>18.9166666666668</text:p>
              </table:table-cell>
              <table:table-cell office:value-type="float" office:value="59.4">
                <text:p>59.4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833333333335">
                <text:p>19.0833333333335</text:p>
              </table:table-cell>
              <table:table-cell office:value-type="float" office:value="59.7">
                <text:p>59.7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500000000001">
                <text:p>19.2500000000001</text:p>
              </table:table-cell>
              <table:table-cell office:value-type="float" office:value="59.9">
                <text:p>59.9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166666666668">
                <text:p>19.4166666666668</text:p>
              </table:table-cell>
              <table:table-cell office:value-type="float" office:value="59.9">
                <text:p>59.9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833333333335">
                <text:p>19.5833333333335</text:p>
              </table:table-cell>
              <table:table-cell office:value-type="float" office:value="59.9">
                <text:p>59.9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500000000001">
                <text:p>19.7500000000001</text:p>
              </table:table-cell>
              <table:table-cell office:value-type="float" office:value="60.2">
                <text:p>60.2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166666666668">
                <text:p>19.9166666666668</text:p>
              </table:table-cell>
              <table:table-cell office:value-type="float" office:value="60.3">
                <text:p>60.3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0833333333335">
                <text:p>20.0833333333335</text:p>
              </table:table-cell>
              <table:table-cell office:value-type="float" office:value="60.2">
                <text:p>60.2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500000000002">
                <text:p>20.2500000000002</text:p>
              </table:table-cell>
              <table:table-cell office:value-type="float" office:value="60">
                <text:p>60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4166666666668">
                <text:p>20.4166666666668</text:p>
              </table:table-cell>
              <table:table-cell office:value-type="float" office:value="60.1">
                <text:p>60.1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5833333333335">
                <text:p>20.5833333333335</text:p>
              </table:table-cell>
              <table:table-cell office:value-type="float" office:value="58.9">
                <text:p>58.9</text:p>
              </table:table-cell>
              <table:table-cell office:value-type="float" office:value="53.2">
                <text:p>53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4" chart:maximum="21" chart:origin="0" chart:interval-major="1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51cm" svg:y="0.315cm" chart:style-name="ch2">
          <text:p>Annealed 700C 16min 2回目</text:p>
        </chart:title>
        <chart:legend svg:x="10.192cm" svg:y="3.186cm" style:legend-expansion="custom" chartooo:width="3.593cm" chartooo:height="1.278cm" style:legend-expansion-aspect-ratio="2.81142410015649" chart:style-name="ch3"/>
        <chart:plot-area chart:style-name="ch4" table:cell-range-address="Sheet1.A4:Sheet1.A41 Sheet1.U4:Sheet1.W40 Sheet1.V3:Sheet1.W3" chart:data-source-has-labels="both" svg:x="0.866cm" svg:y="0.181cm" svg:width="14.811cm" svg:height="8.142cm">
          <chartooo:coordinate-region svg:x="1.503cm" svg:y="0.385cm" svg:width="13.979cm" svg:height="7.282cm"/>
          <chart:axis chart:dimension="x" chart:name="primary-x" chart:style-name="ch5" chartooo:axis-type="auto">
            <chart:title svg:x="6.6cm" svg:y="8.479cm" chart:style-name="ch6">
              <text:p>Incident angle [degree]</text:p>
            </chart:title>
            <chart:categories table:cell-range-address="Sheet1.A4:Sheet1.A41"/>
          </chart:axis>
          <chart:axis chart:dimension="y" chart:name="primary-y" chart:style-name="ch7">
            <chart:title svg:x="0.14cm" svg:y="4.96cm" chart:style-name="ch8">
              <text:p>Power [mW]</text:p>
            </chart:title>
          </chart:axis>
          <chart:series chart:style-name="ch9" chart:values-cell-range-address="Sheet1.V4:Sheet1.V40" chart:label-cell-address="Sheet1.V3:Sheet1.V3" chart:class="chart:scatter">
            <chart:domain table:cell-range-address="Sheet1.U4:Sheet1.U40"/>
            <chart:data-point chart:repeated="37"/>
          </chart:series>
          <chart:series chart:style-name="ch10" chart:values-cell-range-address="Sheet1.W4:Sheet1.W40" chart:label-cell-address="Sheet1.W3:Sheet1.W3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金ミラー</text:p>
                <draw:g>
                  <svg:desc>Sheet1.V3:Sheet1.V3</svg:desc>
                </draw:g>
              </table:table-cell>
              <table:table-cell office:value-type="string">
                <text:p>グレーティング</text:p>
                <draw:g>
                  <svg:desc>Sheet1.W3:Sheet1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4:Sheet1.A41</svg:desc>
                </draw:g>
              </table:table-cell>
              <table:table-cell office:value-type="float" office:value="14.75">
                <text:p>14.75</text:p>
                <draw:g>
                  <svg:desc>Sheet1.U4:Sheet1.U40</svg:desc>
                </draw:g>
              </table:table-cell>
              <table:table-cell office:value-type="float" office:value="38.3">
                <text:p>38.3</text:p>
                <draw:g>
                  <svg:desc>Sheet1.V4:Sheet1.V40</svg:desc>
                </draw:g>
              </table:table-cell>
              <table:table-cell office:value-type="float" office:value="34.6">
                <text:p>34.6</text:p>
                <draw:g>
                  <svg:desc>Sheet1.W4:Sheet1.W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39.8">
                <text:p>39.8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39.8">
                <text:p>39.8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25">
                <text:p>15.25</text:p>
              </table:table-cell>
              <table:table-cell office:value-type="float" office:value="40">
                <text:p>40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40.2">
                <text:p>40.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833333333334">
                <text:p>15.5833333333334</text:p>
              </table:table-cell>
              <table:table-cell office:value-type="float" office:value="40.2">
                <text:p>40.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75">
                <text:p>15.75</text:p>
              </table:table-cell>
              <table:table-cell office:value-type="float" office:value="40.4">
                <text:p>40.4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40.5">
                <text:p>40.5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0833333333334">
                <text:p>16.0833333333334</text:p>
              </table:table-cell>
              <table:table-cell office:value-type="float" office:value="40.7">
                <text:p>40.7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25">
                <text:p>16.25</text:p>
              </table:table-cell>
              <table:table-cell office:value-type="float" office:value="40.7">
                <text:p>40.7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40.8">
                <text:p>40.8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833333333334">
                <text:p>16.583333333333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7500000000001">
                <text:p>16.7500000000001</text:p>
              </table:table-cell>
              <table:table-cell office:value-type="float" office:value="41">
                <text:p>4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41.2">
                <text:p>41.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833333333334">
                <text:p>17.0833333333334</text:p>
              </table:table-cell>
              <table:table-cell office:value-type="float" office:value="41.2">
                <text:p>41.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2500000000001">
                <text:p>17.2500000000001</text:p>
              </table:table-cell>
              <table:table-cell office:value-type="float" office:value="41.2">
                <text:p>41.2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41.3">
                <text:p>41.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833333333334">
                <text:p>17.5833333333334</text:p>
              </table:table-cell>
              <table:table-cell office:value-type="float" office:value="41.3">
                <text:p>41.3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7500000000001">
                <text:p>17.7500000000001</text:p>
              </table:table-cell>
              <table:table-cell office:value-type="float" office:value="41.4">
                <text:p>41.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9166666666668">
                <text:p>17.9166666666668</text:p>
              </table:table-cell>
              <table:table-cell office:value-type="float" office:value="41.3">
                <text:p>41.3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833333333334">
                <text:p>18.0833333333334</text:p>
              </table:table-cell>
              <table:table-cell office:value-type="float" office:value="41.1">
                <text:p>41.1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2500000000001">
                <text:p>18.2500000000001</text:p>
              </table:table-cell>
              <table:table-cell office:value-type="float" office:value="41.1">
                <text:p>41.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4166666666668">
                <text:p>18.4166666666668</text:p>
              </table:table-cell>
              <table:table-cell office:value-type="float" office:value="41.2">
                <text:p>41.2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833333333334">
                <text:p>18.5833333333334</text:p>
              </table:table-cell>
              <table:table-cell office:value-type="float" office:value="41.3">
                <text:p>41.3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7500000000001">
                <text:p>18.7500000000001</text:p>
              </table:table-cell>
              <table:table-cell office:value-type="float" office:value="41.6">
                <text:p>41.6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9166666666668">
                <text:p>18.9166666666668</text:p>
              </table:table-cell>
              <table:table-cell office:value-type="float" office:value="41.7">
                <text:p>41.7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833333333335">
                <text:p>19.0833333333335</text:p>
              </table:table-cell>
              <table:table-cell office:value-type="float" office:value="41.8">
                <text:p>41.8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2500000000001">
                <text:p>19.2500000000001</text:p>
              </table:table-cell>
              <table:table-cell office:value-type="float" office:value="41.8">
                <text:p>41.8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4166666666668">
                <text:p>19.4166666666668</text:p>
              </table:table-cell>
              <table:table-cell office:value-type="float" office:value="41.8">
                <text:p>41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833333333335">
                <text:p>19.5833333333335</text:p>
              </table:table-cell>
              <table:table-cell office:value-type="float" office:value="42">
                <text:p>42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500000000001">
                <text:p>19.7500000000001</text:p>
              </table:table-cell>
              <table:table-cell office:value-type="float" office:value="42.1">
                <text:p>42.1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166666666668">
                <text:p>19.9166666666668</text:p>
              </table:table-cell>
              <table:table-cell office:value-type="float" office:value="42.3">
                <text:p>42.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0833333333335">
                <text:p>20.0833333333335</text:p>
              </table:table-cell>
              <table:table-cell office:value-type="float" office:value="42.4">
                <text:p>42.4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500000000002">
                <text:p>20.2500000000002</text:p>
              </table:table-cell>
              <table:table-cell office:value-type="float" office:value="42.2">
                <text:p>42.2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4166666666668">
                <text:p>20.4166666666668</text:p>
              </table:table-cell>
              <table:table-cell office:value-type="float" office:value="42.2">
                <text:p>42.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5833333333335">
                <text:p>20.5833333333335</text:p>
              </table:table-cell>
              <table:table-cell office:value-type="float" office:value="42">
                <text:p>4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7500000000002">
                <text:p>20.7500000000002</text:p>
              </table:table-cell>
              <table:table-cell office:value-type="float" office:value="41.6">
                <text:p>41.6</text:p>
              </table:table-cell>
              <table:table-cell office:value-type="float" office:value="40.7">
                <text:p>40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4" chart:maximum="21" chart:origin="0" chart:interval-major="1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59cm" svg:y="0.315cm" chart:style-name="ch2">
          <text:p>Annealed 700C 16min １回目</text:p>
        </chart:title>
        <chart:legend svg:x="10.192cm" svg:y="3.186cm" style:legend-expansion="custom" chartooo:width="3.593cm" chartooo:height="1.278cm" style:legend-expansion-aspect-ratio="2.81142410015649" chart:style-name="ch3"/>
        <chart:plot-area chart:style-name="ch4" table:cell-range-address="Sheet1.A4:Sheet1.A41 Sheet1.O4:Sheet1.Q40 Sheet1.P3:Sheet1.Q3" chart:data-source-has-labels="both" svg:x="0.866cm" svg:y="0.179cm" svg:width="14.81cm" svg:height="8.141cm">
          <chartooo:coordinate-region svg:x="1.503cm" svg:y="0.383cm" svg:width="13.978cm" svg:height="7.281cm"/>
          <chart:axis chart:dimension="x" chart:name="primary-x" chart:style-name="ch5" chartooo:axis-type="auto">
            <chart:title svg:x="6.6cm" svg:y="8.479cm" chart:style-name="ch6">
              <text:p>Incident angle [degree]</text:p>
            </chart:title>
            <chart:categories table:cell-range-address="Sheet1.A4:Sheet1.A41"/>
          </chart:axis>
          <chart:axis chart:dimension="y" chart:name="primary-y" chart:style-name="ch7">
            <chart:title svg:x="0.14cm" svg:y="4.96cm" chart:style-name="ch8">
              <text:p>Power [mW]</text:p>
            </chart:title>
          </chart:axis>
          <chart:series chart:style-name="ch9" chart:values-cell-range-address="Sheet1.P4:Sheet1.P40" chart:label-cell-address="Sheet1.P3:Sheet1.P3" chart:class="chart:scatter">
            <chart:domain table:cell-range-address="Sheet1.O4:Sheet1.O40"/>
            <chart:data-point chart:repeated="37"/>
          </chart:series>
          <chart:series chart:style-name="ch10" chart:values-cell-range-address="Sheet1.Q4:Sheet1.Q40" chart:label-cell-address="Sheet1.Q3:Sheet1.Q3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金ミラー</text:p>
                <draw:g>
                  <svg:desc>Sheet1.P3:Sheet1.P3</svg:desc>
                </draw:g>
              </table:table-cell>
              <table:table-cell office:value-type="string">
                <text:p>グレーティング</text:p>
                <draw:g>
                  <svg:desc>Sheet1.Q3:Sheet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4:Sheet1.A41</svg:desc>
                </draw:g>
              </table:table-cell>
              <table:table-cell office:value-type="float" office:value="14.6666666666667">
                <text:p>14.6666666666667</text:p>
                <draw:g>
                  <svg:desc>Sheet1.O4:Sheet1.O40</svg:desc>
                </draw:g>
              </table:table-cell>
              <table:table-cell office:value-type="float" office:value="55.7">
                <text:p>55.7</text:p>
                <draw:g>
                  <svg:desc>Sheet1.P4:Sheet1.P40</svg:desc>
                </draw:g>
              </table:table-cell>
              <table:table-cell office:value-type="float" office:value="45.7">
                <text:p>45.7</text:p>
                <draw:g>
                  <svg:desc>Sheet1.Q4:Sheet1.Q4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57.6">
                <text:p>57.6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57.8">
                <text:p>57.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57.8">
                <text:p>57.8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3333333333334">
                <text:p>15.3333333333334</text:p>
              </table:table-cell>
              <table:table-cell office:value-type="float" office:value="57.8">
                <text:p>57.8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5">
                <text:p>15.5</text:p>
              </table:table-cell>
              <table:table-cell office:value-type="float" office:value="57.8">
                <text:p>57.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57.7">
                <text:p>57.7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.8333333333334">
                <text:p>15.8333333333334</text:p>
              </table:table-cell>
              <table:table-cell office:value-type="float" office:value="57.8">
                <text:p>57.8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57.9">
                <text:p>57.9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57.9">
                <text:p>57.9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3333333333334">
                <text:p>16.3333333333334</text:p>
              </table:table-cell>
              <table:table-cell office:value-type="float" office:value="57.9">
                <text:p>57.9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5000000000001">
                <text:p>16.5000000000001</text:p>
              </table:table-cell>
              <table:table-cell office:value-type="float" office:value="57.9">
                <text:p>57.9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57.8">
                <text:p>57.8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.8333333333334">
                <text:p>16.8333333333334</text:p>
              </table:table-cell>
              <table:table-cell office:value-type="float" office:value="57.8">
                <text:p>57.8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0000000000001">
                <text:p>17.0000000000001</text:p>
              </table:table-cell>
              <table:table-cell office:value-type="float" office:value="57.7">
                <text:p>57.7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57.8">
                <text:p>57.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3333333333334">
                <text:p>17.3333333333334</text:p>
              </table:table-cell>
              <table:table-cell office:value-type="float" office:value="57.7">
                <text:p>57.7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5000000000001">
                <text:p>17.5000000000001</text:p>
              </table:table-cell>
              <table:table-cell office:value-type="float" office:value="57.8">
                <text:p>57.8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6666666666668">
                <text:p>17.6666666666668</text:p>
              </table:table-cell>
              <table:table-cell office:value-type="float" office:value="57.8">
                <text:p>57.8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.8333333333334">
                <text:p>17.8333333333334</text:p>
              </table:table-cell>
              <table:table-cell office:value-type="float" office:value="57.6">
                <text:p>57.6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0000000000001">
                <text:p>18.0000000000001</text:p>
              </table:table-cell>
              <table:table-cell office:value-type="float" office:value="57.6">
                <text:p>57.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1666666666668">
                <text:p>18.1666666666668</text:p>
              </table:table-cell>
              <table:table-cell office:value-type="float" office:value="57.4">
                <text:p>57.4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3333333333334">
                <text:p>18.3333333333334</text:p>
              </table:table-cell>
              <table:table-cell office:value-type="float" office:value="57.4">
                <text:p>57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5000000000001">
                <text:p>18.5000000000001</text:p>
              </table:table-cell>
              <table:table-cell office:value-type="float" office:value="57.4">
                <text:p>57.4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6666666666668">
                <text:p>18.6666666666668</text:p>
              </table:table-cell>
              <table:table-cell office:value-type="float" office:value="57.3">
                <text:p>57.3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.8333333333335">
                <text:p>18.8333333333335</text:p>
              </table:table-cell>
              <table:table-cell office:value-type="float" office:value="57.4">
                <text:p>57.4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0000000000001">
                <text:p>19.0000000000001</text:p>
              </table:table-cell>
              <table:table-cell office:value-type="float" office:value="57.5">
                <text:p>57.5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1666666666668">
                <text:p>19.1666666666668</text:p>
              </table:table-cell>
              <table:table-cell office:value-type="float" office:value="57.5">
                <text:p>57.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3333333333335">
                <text:p>19.3333333333335</text:p>
              </table:table-cell>
              <table:table-cell office:value-type="float" office:value="57.6">
                <text:p>57.6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57.3">
                <text:p>57.3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6666666666668">
                <text:p>19.6666666666668</text:p>
              </table:table-cell>
              <table:table-cell office:value-type="float" office:value="57.4">
                <text:p>57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333333333335">
                <text:p>19.8333333333335</text:p>
              </table:table-cell>
              <table:table-cell office:value-type="float" office:value="57.5">
                <text:p>57.5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0000000000001">
                <text:p>20.0000000000001</text:p>
              </table:table-cell>
              <table:table-cell office:value-type="float" office:value="57.6">
                <text:p>57.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1666666666668">
                <text:p>20.1666666666668</text:p>
              </table:table-cell>
              <table:table-cell office:value-type="float" office:value="57.3">
                <text:p>57.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3333333333335">
                <text:p>20.3333333333335</text:p>
              </table:table-cell>
              <table:table-cell office:value-type="float" office:value="57.2">
                <text:p>57.2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5000000000002">
                <text:p>20.5000000000002</text:p>
              </table:table-cell>
              <table:table-cell office:value-type="float" office:value="57.2">
                <text:p>57.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6666666666668">
                <text:p>20.6666666666668</text:p>
              </table:table-cell>
              <table:table-cell office:value-type="float" office:value="55.6">
                <text:p>55.6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